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meta.xml"/>
  <manifest:file-entry manifest:media-type="application/vnd.oasis.opendocument.chart" manifest:full-path="Object 5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5000" number:language="en" number:country="GB">
      <number:number number:min-integer-digits="1"/>
    </number:number-style>
    <style:style style:name="ce1" style:family="table-cell" style:parent-style-name="Default"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Arial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ext-properties style:font-name="Arial Narrow" fo:font-size="11pt" style:font-size-asian="11pt" style:font-size-complex="11pt"/>
    </style:style>
    <style:style style:name="ce4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1">
      <style:table-cell-properties fo:background-color="#ff950e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9">
      <style:text-properties style:font-name="Arial Narrow" fo:font-size="11pt" style:font-size-asian="11pt" style:font-size-complex="11pt"/>
    </style:style>
    <style:style style:name="ce8" style:family="table-cell" style:parent-style-name="Default" style:data-style-name="N11">
      <style:table-cell-properties fo:background-color="#ff9900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1">
      <style:table-cell-properties fo:background-color="#ff3333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transparent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8">
      <style:table-cell-properties fo:background-color="transparent"/>
      <style:text-properties fo:color="#000000" style:font-name="Arial Narrow" fo:font-size="11pt" style:font-size-asian="11pt" style:font-size-complex="11pt"/>
    </style:style>
    <style:style style:name="ce12" style:family="table-cell" style:parent-style-name="Default" style:data-style-name="N108">
      <style:table-cell-properties fo:background-color="transparent"/>
      <style:text-properties fo:color="#000000" style:font-name="Arial Narrow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 Narrow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color="#000000" style:text-outline="false" style:text-line-through-style="none" style:font-name="Arial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fo:color="#000000" style:text-outline="false" style:text-line-through-style="none" style:font-name="Arial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5000">
      <style:table-cell-properties fo:background-color="transparent"/>
      <style:text-properties fo:color="#000000" style:font-name="Arial Narrow" fo:font-size="11pt" style:font-size-asian="11pt" style:font-size-complex="11pt"/>
    </style:style>
    <style:style style:name="ce17" style:family="table-cell" style:parent-style-name="Default">
      <style:table-cell-properties fo:background-color="#ff3333"/>
      <style:text-properties fo:color="#000000" style:text-outline="false" style:text-line-through-style="none" style:font-name="Arial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Arial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111">
      <style:text-properties style:font-name="Arial Narrow" fo:font-size="11pt" style:font-size-asian="11pt" style:font-size-complex="11pt"/>
    </style:style>
    <style:style style:name="ce20" style:family="table-cell" style:parent-style-name="Default" style:data-style-name="N5111"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 style:data-style-name="N5111">
      <style:table-cell-properties fo:background-color="#ffff99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5111">
      <style:table-cell-properties fo:background-color="#83caff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511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5111">
      <style:table-cell-properties fo:background-color="#ff3333" style:text-align-source="fix" style:repeat-content="false"/>
      <style:paragraph-properties fo:text-align="center" fo:margin-left="0cm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5111">
      <style:table-cell-properties fo:background-color="transparent"/>
      <style:text-properties style:font-name="Arial Narrow" fo:font-size="11pt" style:font-size-asian="11pt" style:font-size-complex="11pt"/>
    </style:style>
    <style:style style:name="ce26" style:family="table-cell" style:parent-style-name="Default"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_FITTING_FIXED_MGO" table:style-name="ta1" table:print="false">
        <table:table-column table:style-name="co1" table:default-cell-style-name="ce3"/>
        <table:table-column table:style-name="co1" table:default-cell-style-name="ce11"/>
        <table:table-column table:style-name="co1" table:default-cell-style-name="ce19"/>
        <table:table-column table:style-name="co1" table:number-columns-repeated="1021" table:default-cell-style-name="ce3"/>
        <table:table-row table:style-name="ro1">
          <table:table-cell table:style-name="ce1" office:value-type="string">
            <text:p>Pt monolayer 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3"/>
          <table:table-cell>
            <draw:frame table:end-cell-address="DATA_FITTING_FIXED_MGO.G14" table:end-x="0.28cm" table:end-y="0.265cm" draw:z-index="20" draw:style-name="gr1" draw:text-style-name="P1" svg:width="9.192cm" svg:height="5.326cm" svg:x="0.794cm" svg:y="0.141cm">
              <draw:object draw:notify-on-update-of-ranges="DATA_FITTING_FIXED_MGO.C8:DATA_FITTING_FIXED_MGO.C14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1 (frozen config.)</text:p>
          </table:table-cell>
          <table:table-cell table:style-name="ce14" office:value-type="float" office:value="-3.61393324">
            <text:p>-3.6139332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5" office:value-type="float" office:value="-34.91863248">
            <text:p>-34.9186324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4" office:value-type="float" office:value="-38.89154212">
            <text:p>-38.89154212</text:p>
          </table:table-cell>
          <table:table-cell table:style-name="ce22" table:formula="of:=[.B8]-[.$B$5]-[.$B$6]" office:value-type="float" office:value="-0.358976399999996">
            <text:p>-0.35897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38.93061126">
            <text:p>-38.93061126</text:p>
          </table:table-cell>
          <table:table-cell table:style-name="ce22" table:formula="of:=[.B9]-[.$B$5]-[.$B$6]" office:value-type="float" office:value="-0.398045539999998">
            <text:p>-0.39804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4" office:value-type="float" office:value="-38.95995374">
            <text:p>-38.95995374</text:p>
          </table:table-cell>
          <table:table-cell table:style-name="ce22" table:formula="of:=[.B10]-[.$B$5]-[.$B$6]" office:value-type="float" office:value="-0.427388020000002">
            <text:p>-0.427388</text:p>
          </table:table-cell>
          <table:table-cell table:number-columns-repeated="1021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4" office:value-type="float" office:value="-38.96969905">
            <text:p>-38.96969905</text:p>
          </table:table-cell>
          <table:table-cell table:style-name="ce22" table:formula="of:=[.B11]-[.$B$5]-[.$B$6]" office:value-type="float" office:value="-0.437133330000002">
            <text:p>-0.43713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4" office:value-type="float" office:value="-38.94271431">
            <text:p>-38.94271431</text:p>
          </table:table-cell>
          <table:table-cell table:style-name="ce22" table:formula="of:=[.B12]-[.$B$5]-[.$B$6]" office:value-type="float" office:value="-0.410148589999999">
            <text:p>-0.41014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4" office:value-type="float" office:value="-38.85125447">
            <text:p>-38.85125447</text:p>
          </table:table-cell>
          <table:table-cell table:style-name="ce22" table:formula="of:=[.B13]-[.$B$5]-[.$B$6]" office:value-type="float" office:value="-0.31868875">
            <text:p>-0.31868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4" office:value-type="float" office:value="-38.6574209">
            <text:p>-38.6574209</text:p>
          </table:table-cell>
          <table:table-cell table:style-name="ce22" table:formula="of:=[.B14]-[.$B$5]-[.$B$6]" office:value-type="float" office:value="-0.124855179999997">
            <text:p>-0.124855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>
            <draw:frame table:end-cell-address="DATA_FITTING_FIXED_MGO.G28" table:end-x="0.152cm" table:end-y="0.194cm" draw:z-index="21" draw:style-name="gr1" draw:text-style-name="P1" svg:width="8.702cm" svg:height="4.947cm" svg:x="1.156cm" svg:y="0.427cm">
              <draw:object draw:notify-on-update-of-ranges="DATA_FITTING_FIXED_MGO.C19:DATA_FITTING_FIXED_MGO.C2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4" office:value-type="float" office:value="-38.598997">
            <text:p>-38.598997</text:p>
          </table:table-cell>
          <table:table-cell table:style-name="ce22" table:formula="of:=[.B19]-[.$B$5]-[.$B$6]" office:value-type="float" office:value="-0.0664312799999962">
            <text:p>-0.06643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4" office:value-type="float" office:value="-38.61661714">
            <text:p>-38.61661714</text:p>
          </table:table-cell>
          <table:table-cell table:style-name="ce22" table:formula="of:=[.B20]-[.$B$5]-[.$B$6]" office:value-type="float" office:value="-0.0840514200000015">
            <text:p>-0.08405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4" office:value-type="float" office:value="-38.63875605">
            <text:p>-38.63875605</text:p>
          </table:table-cell>
          <table:table-cell table:style-name="ce22" table:formula="of:=[.B21]-[.$B$5]-[.$B$6]" office:value-type="float" office:value="-0.106190329999997">
            <text:p>-0.1061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4" office:value-type="float" office:value="-38.66530653">
            <text:p>-38.66530653</text:p>
          </table:table-cell>
          <table:table-cell table:style-name="ce22" table:formula="of:=[.B22]-[.$B$5]-[.$B$6]" office:value-type="float" office:value="-0.132740810000001">
            <text:p>-0.13274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4" office:value-type="float" office:value="-38.69115861">
            <text:p>-38.69115861</text:p>
          </table:table-cell>
          <table:table-cell table:style-name="ce22" table:formula="of:=[.B23]-[.$B$5]-[.$B$6]" office:value-type="float" office:value="-0.158592890000001">
            <text:p>-0.15859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4" office:value-type="float" office:value="-38.70169922">
            <text:p>-38.70169922</text:p>
          </table:table-cell>
          <table:table-cell table:style-name="ce22" table:formula="of:=[.B24]-[.$B$5]-[.$B$6]" office:value-type="float" office:value="-0.169133500000001">
            <text:p>-0.16913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38.66712254">
            <text:p>-38.66712254</text:p>
          </table:table-cell>
          <table:table-cell table:style-name="ce22" table:formula="of:=[.B25]-[.$B$5]-[.$B$6]" office:value-type="float" office:value="-0.13455682">
            <text:p>-0.13455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38.52831872">
            <text:p>-38.52831872</text:p>
          </table:table-cell>
          <table:table-cell table:style-name="ce22" table:formula="of:=[.B26]-[.$B$5]-[.$B$6]" office:value-type="float" office:value="0.00424699999999945">
            <text:p>0.00424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Hollow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3"/>
          <table:table-cell>
            <draw:frame table:end-cell-address="DATA_FITTING_FIXED_MGO.F39" table:end-x="2.261cm" table:end-y="0.276cm" draw:z-index="22" draw:style-name="gr1" draw:text-style-name="P1" svg:width="8.43cm" svg:height="4.729cm" svg:x="0.301cm" svg:y="0.257cm">
              <draw:object draw:notify-on-update-of-ranges="DATA_FITTING_FIXED_MGO.C30:DATA_FITTING_FIXED_MGO.C36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5" office:value-type="string">
            <text:p>+1.0</text:p>
          </table:table-cell>
          <table:table-cell table:style-name="ce14" office:value-type="float" office:value="-38.6662785">
            <text:p>-38.6662785</text:p>
          </table:table-cell>
          <table:table-cell table:style-name="ce22" table:formula="of:=[.B30]-[.$B$5]-[.$B$6]" office:value-type="float" office:value="-0.133712779999996">
            <text:p>-0.13371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4" office:value-type="float" office:value="-38.69866696">
            <text:p>-38.69866696</text:p>
          </table:table-cell>
          <table:table-cell table:style-name="ce22" table:formula="of:=[.B31]-[.$B$5]-[.$B$6]" office:value-type="float" office:value="-0.166101239999996">
            <text:p>-0.16610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4" office:value-type="float" office:value="-38.72894085">
            <text:p>-38.72894085</text:p>
          </table:table-cell>
          <table:table-cell table:style-name="ce22" table:formula="of:=[.B32]-[.$B$5]-[.$B$6]" office:value-type="float" office:value="-0.19637513">
            <text:p>-0.19637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38.75081364">
            <text:p>-38.75081364</text:p>
          </table:table-cell>
          <table:table-cell table:style-name="ce22" table:formula="of:=[.B33]-[.$B$5]-[.$B$6]" office:value-type="float" office:value="-0.218247919999996">
            <text:p>-0.21824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38.74613556">
            <text:p>-38.74613556</text:p>
          </table:table-cell>
          <table:table-cell table:style-name="ce22" table:formula="of:=[.B34]-[.$B$5]-[.$B$6]" office:value-type="float" office:value="-0.213569839999998">
            <text:p>-0.21357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4" office:value-type="float" office:value="-38.67366263">
            <text:p>-38.67366263</text:p>
          </table:table-cell>
          <table:table-cell table:style-name="ce22" table:formula="of:=[.B35]-[.$B$5]-[.$B$6]" office:value-type="float" office:value="-0.141096910000002">
            <text:p>-0.14109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4" office:value-type="float" office:value="-38.45299831">
            <text:p>-38.45299831</text:p>
          </table:table-cell>
          <table:table-cell table:style-name="ce22" table:formula="of:=[.B36]-[.$B$5]-[.$B$6]" office:value-type="float" office:value="0.0795674100000028">
            <text:p>0.079567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>
            <text:p>Pt bilayer </text:p>
          </table:table-cell>
          <table:table-cell table:number-columns-repeated="2"/>
          <table:table-cell>
            <draw:frame table:end-cell-address="DATA_FITTING_FIXED_MGO.G54" table:end-x="0.279cm" table:end-y="0.149cm" draw:z-index="23" draw:style-name="gr1" draw:text-style-name="P1" svg:width="9.257cm" svg:height="5.865cm" svg:x="0.728cm" svg:y="0.434cm">
              <draw:object draw:notify-on-update-of-ranges="DATA_FITTING_FIXED_MGO.C48:DATA_FITTING_FIXED_MGO.C54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1 (frozen config.)</text:p>
          </table:table-cell>
          <table:table-cell table:style-name="ce14" office:value-type="float" office:value="-9.8101278">
            <text:p>-9.8101278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5" office:value-type="float" office:value="-34.91863248">
            <text:p>-34.9186324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4" office:value-type="float" office:value="-45.06723083">
            <text:p>-45.06723083</text:p>
          </table:table-cell>
          <table:table-cell table:style-name="ce22" table:formula="of:=[.B48]-([.$B$45])-[.$B$46]" office:value-type="float" office:value="-0.338470549999997">
            <text:p>-0.33847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45.08836723">
            <text:p>-45.08836723</text:p>
          </table:table-cell>
          <table:table-cell table:style-name="ce22" table:formula="of:=[.B49]-([.$B$45])-[.$B$46]" office:value-type="float" office:value="-0.35960695">
            <text:p>-0.3596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4" office:value-type="float" office:value="-45.1034293">
            <text:p>-45.1034293</text:p>
          </table:table-cell>
          <table:table-cell table:style-name="ce22" table:formula="of:=[.B50]-([.$B$45])-[.$B$46]" office:value-type="float" office:value="-0.374669019999999">
            <text:p>-0.374669</text:p>
          </table:table-cell>
          <table:table-cell table:number-columns-repeated="1021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4" office:value-type="float" office:value="-45.10702616">
            <text:p>-45.10702616</text:p>
          </table:table-cell>
          <table:table-cell table:style-name="ce22" table:formula="of:=[.B51]-([.$B$45])-[.$B$46]" office:value-type="float" office:value="-0.378265880000001">
            <text:p>-0.37826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4" office:value-type="float" office:value="-45.09065977">
            <text:p>-45.09065977</text:p>
          </table:table-cell>
          <table:table-cell table:style-name="ce22" table:formula="of:=[.B52]-([.$B$45])-[.$B$46]" office:value-type="float" office:value="-0.361899489999999">
            <text:p>-0.36189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4" office:value-type="float" office:value="-45.03879867">
            <text:p>-45.03879867</text:p>
          </table:table-cell>
          <table:table-cell table:style-name="ce22" table:formula="of:=[.B53]-([.$B$45])-[.$B$46]" office:value-type="float" office:value="-0.310038390000003">
            <text:p>-0.31003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4" office:value-type="float" office:value="-44.92576444">
            <text:p>-44.92576444</text:p>
          </table:table-cell>
          <table:table-cell table:style-name="ce22" table:formula="of:=[.B54]-([.$B$45])-[.$B$46]" office:value-type="float" office:value="-0.197004160000006">
            <text:p>-0.197004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67" table:end-x="0.309cm" table:end-y="0.278cm" draw:z-index="24" draw:style-name="gr1" draw:text-style-name="P1" svg:width="9.403cm" svg:height="5.114cm" svg:x="0.612cm" svg:y="0.345cm">
              <draw:object draw:notify-on-update-of-ranges="DATA_FITTING_FIXED_MGO.C59:DATA_FITTING_FIXED_MGO.C66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4" office:value-type="float" office:value="-44.77116313">
            <text:p>-44.77116313</text:p>
          </table:table-cell>
          <table:table-cell table:style-name="ce22" table:formula="of:=[.B59]-([.$B$45])-[.$B$46]" office:value-type="float" office:value="-0.042402850000002">
            <text:p>-0.04240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4" office:value-type="float" office:value="-44.78589719">
            <text:p>-44.78589719</text:p>
          </table:table-cell>
          <table:table-cell table:style-name="ce22" table:formula="of:=[.B60]-([.$B$45])-[.$B$46]" office:value-type="float" office:value="-0.057136909999997">
            <text:p>-0.05713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4" office:value-type="float" office:value="-44.8036806">
            <text:p>-44.8036806</text:p>
          </table:table-cell>
          <table:table-cell table:style-name="ce22" table:formula="of:=[.B61]-([.$B$45])-[.$B$46]" office:value-type="float" office:value="-0.0749203200000039">
            <text:p>-0.07492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4" office:value-type="float" office:value="-44.82093363">
            <text:p>-44.82093363</text:p>
          </table:table-cell>
          <table:table-cell table:style-name="ce22" table:formula="of:=[.B62]-([.$B$45])-[.$B$46]" office:value-type="float" office:value="-0.0921733499999959">
            <text:p>-0.09217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4" office:value-type="float" office:value="-44.83594098">
            <text:p>-44.83594098</text:p>
          </table:table-cell>
          <table:table-cell table:style-name="ce22" table:formula="of:=[.B63]-([.$B$45])-[.$B$46]" office:value-type="float" office:value="-0.107180700000001">
            <text:p>-0.10718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4" office:value-type="float" office:value="-44.83035018">
            <text:p>-44.83035018</text:p>
          </table:table-cell>
          <table:table-cell table:style-name="ce22" table:formula="of:=[.B64]-([.$B$45])-[.$B$46]" office:value-type="float" office:value="-0.101589900000008">
            <text:p>-0.1015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44.79102466">
            <text:p>-44.79102466</text:p>
          </table:table-cell>
          <table:table-cell table:style-name="ce22" table:formula="of:=[.B65]-([.$B$45])-[.$B$46]" office:value-type="float" office:value="-0.062264380000002">
            <text:p>-0.06226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44.66861697">
            <text:p>-44.66861697</text:p>
          </table:table-cell>
          <table:table-cell table:style-name="ce22" table:formula="of:=[.B66]-([.$B$45])-[.$B$46]" office:value-type="float" office:value="0.0601433100000008">
            <text:p>0.06014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/>
          <table:table-cell/>
          <table:table-cell>
            <draw:frame table:end-cell-address="DATA_FITTING_FIXED_MGO.F78" table:end-x="3.194cm" table:end-y="0.334cm" draw:z-index="25" draw:style-name="gr1" draw:text-style-name="P1" svg:width="8.704cm" svg:height="4.969cm" svg:x="0.96cm" svg:y="0.081cm">
              <draw:object draw:notify-on-update-of-ranges="DATA_FITTING_FIXED_MGO.C71:DATA_FITTING_FIXED_MGO.C77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Hollow site</text:p>
          </table:table-cell>
          <table:table-cell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4" office:value-type="float" office:value="-44.8531586">
            <text:p>-44.8531586</text:p>
          </table:table-cell>
          <table:table-cell table:style-name="ce22" table:formula="of:=[.B71]-([.$B$45])-[.$B$46]" office:value-type="float" office:value="-0.124398319999997">
            <text:p>-0.12439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4" office:value-type="float" office:value="-44.88469922">
            <text:p>-44.88469922</text:p>
          </table:table-cell>
          <table:table-cell table:style-name="ce22" table:formula="of:=[.B72]-([.$B$45])-[.$B$46]" office:value-type="float" office:value="-0.155938939999999">
            <text:p>-0.15593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4" office:value-type="float" office:value="-44.91453983">
            <text:p>-44.91453983</text:p>
          </table:table-cell>
          <table:table-cell table:style-name="ce22" table:formula="of:=[.B73]-([.$B$45])-[.$B$46]" office:value-type="float" office:value="-0.185779550000007">
            <text:p>-0.18578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44.93280092">
            <text:p>-44.93280092</text:p>
          </table:table-cell>
          <table:table-cell table:style-name="ce22" table:formula="of:=[.B74]-([.$B$45])-[.$B$46]" office:value-type="float" office:value="-0.204040640000002">
            <text:p>-0.20404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44.92020151">
            <text:p>-44.92020151</text:p>
          </table:table-cell>
          <table:table-cell table:style-name="ce22" table:formula="of:=[.B75]-([.$B$45])-[.$B$46]" office:value-type="float" office:value="-0.191441229999995">
            <text:p>-0.19144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4" office:value-type="float" office:value="-44.84182555">
            <text:p>-44.84182555</text:p>
          </table:table-cell>
          <table:table-cell table:style-name="ce22" table:formula="of:=[.B76]-([.$B$45])-[.$B$46]" office:value-type="float" office:value="-0.113065270000007">
            <text:p>-0.11306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4" office:value-type="float" office:value="-44.6408916">
            <text:p>-44.6408916</text:p>
          </table:table-cell>
          <table:table-cell table:style-name="ce22" table:formula="of:=[.B77]-([.$B$45])-[.$B$46]" office:value-type="float" office:value="0.0878686799999997">
            <text:p>0.087869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Pt1 cluster – <text:s/>atom</text:p>
          </table:table-cell>
          <table:table-cell table:number-columns-repeated="2"/>
          <table:table-cell>
            <draw:frame table:end-cell-address="DATA_FITTING_FIXED_MGO.G93" table:end-x="0.379cm" table:end-y="0.376cm" draw:z-index="26" draw:style-name="gr1" draw:text-style-name="P1" svg:width="9.009cm" svg:height="5.622cm" svg:x="1.076cm" svg:y="0.434cm">
              <draw:object draw:notify-on-update-of-ranges="DATA_FITTING_FIXED_MGO.C86:DATA_FITTING_FIXED_MGO.C9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1 (frozen config.)</text:p>
          </table:table-cell>
          <table:table-cell table:style-name="ce14" office:value-type="float" office:value="-0.53414878">
            <text:p>-0.53414878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 sit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59.14129445">
            <text:p>-1259.14129445</text:p>
          </table:table-cell>
          <table:table-cell table:style-name="ce22" table:formula="of:=[.B86]-[.$B$83]-[.$B$84]" office:value-type="float" office:value="-1.82388883000021">
            <text:p>-1.82388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59.40443953">
            <text:p>-1259.40443953</text:p>
          </table:table-cell>
          <table:table-cell table:style-name="ce22" table:formula="of:=[.B87]-[.$B$83]-[.$B$84]" office:value-type="float" office:value="-2.08703391000017">
            <text:p>-2.08703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59.56470628">
            <text:p>-1259.56470628</text:p>
          </table:table-cell>
          <table:table-cell table:style-name="ce22" table:formula="of:=[.B88]-[.$B$83]-[.$B$84]" office:value-type="float" office:value="-2.24730066000029">
            <text:p>-2.247301</text:p>
          </table:table-cell>
          <table:table-cell table:number-columns-repeated="1021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5" office:value-type="float" office:value="-1259.62413492">
            <text:p>-1259.62413492</text:p>
          </table:table-cell>
          <table:table-cell table:style-name="ce22" table:formula="of:=[.B89]-[.$B$83]-[.$B$84]" office:value-type="float" office:value="-2.30672930000014">
            <text:p>-2.30672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59.49032321">
            <text:p>-1259.49032321</text:p>
          </table:table-cell>
          <table:table-cell table:style-name="ce22" table:formula="of:=[.B90]-[.$B$83]-[.$B$84]" office:value-type="float" office:value="-2.17291759000022">
            <text:p>-2.17291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59.08564401">
            <text:p>-1259.08564401</text:p>
          </table:table-cell>
          <table:table-cell table:style-name="ce22" table:formula="of:=[.B91]-[.$B$83]-[.$B$84]" office:value-type="float" office:value="-1.76823839000008">
            <text:p>-1.76823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58.13783994">
            <text:p>-1258.13783994</text:p>
          </table:table-cell>
          <table:table-cell table:style-name="ce22" table:formula="of:=[.B92]-[.$B$83]-[.$B$84]" office:value-type="float" office:value="-0.820434320000231">
            <text:p>-0.820434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104" table:end-x="0.5cm" table:end-y="0.26cm" draw:z-index="27" draw:style-name="gr1" draw:text-style-name="P1" svg:width="8.702cm" svg:height="4.85cm" svg:x="1.504cm" svg:y="0.119cm">
              <draw:object draw:notify-on-update-of-ranges="DATA_FITTING_FIXED_MGO.C96:DATA_FITTING_FIXED_MGO.C1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57.59883323">
            <text:p>-1257.59883323</text:p>
          </table:table-cell>
          <table:table-cell table:style-name="ce22" table:formula="of:=[.B96]-[.$B$83]-[.$B$84]" office:value-type="float" office:value="-0.281427610000264">
            <text:p>-0.2814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57.67809208">
            <text:p>-1257.67809208</text:p>
          </table:table-cell>
          <table:table-cell table:style-name="ce22" table:formula="of:=[.B97]-[.$B$83]-[.$B$84]" office:value-type="float" office:value="-0.360686460000124">
            <text:p>-0.36068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57.76066079">
            <text:p>-1257.76066079</text:p>
          </table:table-cell>
          <table:table-cell table:style-name="ce22" table:formula="of:=[.B98]-[.$B$83]-[.$B$84]" office:value-type="float" office:value="-0.443255170000157">
            <text:p>-0.44325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57.85594293">
            <text:p>-1257.85594293</text:p>
          </table:table-cell>
          <table:table-cell table:style-name="ce22" table:formula="of:=[.B99]-[.$B$83]-[.$B$84]" office:value-type="float" office:value="-0.538537310000265">
            <text:p>-0.53853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57.91398254">
            <text:p>-1257.91398254</text:p>
          </table:table-cell>
          <table:table-cell table:style-name="ce22" table:formula="of:=[.B100]-[.$B$83]-[.$B$84]" office:value-type="float" office:value="-0.596576920000189">
            <text:p>-0.59657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57.92087194">
            <text:p>-1257.92087194</text:p>
          </table:table-cell>
          <table:table-cell table:style-name="ce22" table:formula="of:=[.B101]-[.$B$83]-[.$B$84]" office:value-type="float" office:value="-0.60346632000028">
            <text:p>-0.60346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57.89650971">
            <text:p>-1257.89650971</text:p>
          </table:table-cell>
          <table:table-cell table:style-name="ce22" table:formula="of:=[.B102]-[.$B$83]-[.$B$84]" office:value-type="float" office:value="-0.579104090000101">
            <text:p>-0.57910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2</text:p>
          </table:table-cell>
          <table:table-cell table:style-name="ce14" office:value-type="float" office:value="-1257.37625408">
            <text:p>-1257.37625408</text:p>
          </table:table-cell>
          <table:table-cell table:style-name="ce22" table:formula="of:=[.B103]-[.$B$83]-[.$B$84]" office:value-type="float" office:value="-0.058848460000263">
            <text:p>-0.058848</text:p>
          </table:table-cell>
          <table:table-cell table:number-columns-repeated="1021"/>
        </table:table-row>
        <table:table-row table:style-name="ro2">
          <table:table-cell/>
          <table:table-cell table:style-name="ce15"/>
          <table:table-cell/>
          <table:table-cell>
            <draw:frame table:end-cell-address="DATA_FITTING_FIXED_MGO.G116" table:end-x="0.029cm" table:end-y="0.393cm" draw:z-index="28" draw:style-name="gr1" draw:text-style-name="P1" svg:width="9.514cm" svg:height="5.674cm" svg:x="0.221cm" svg:y="0.378cm">
              <draw:object draw:notify-on-update-of-ranges="DATA_FITTING_FIXED_MGO.C107:DATA_FITTING_FIXED_MGO.C107 DATA_FITTING_FIXED_MGO.C107:DATA_FITTING_FIXED_MGO.C1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Hollow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57.95971513">
            <text:p>-1257.95971513</text:p>
          </table:table-cell>
          <table:table-cell table:style-name="ce22" table:formula="of:=[.B107]-[.$B$83]-[.$B$84]" office:value-type="float" office:value="-0.642309510000132">
            <text:p>-0.64231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58.12812569">
            <text:p>-1258.12812569</text:p>
          </table:table-cell>
          <table:table-cell table:style-name="ce22" table:formula="of:=[.B108]-[.$B$83]-[.$B$84]" office:value-type="float" office:value="-0.810720070000116">
            <text:p>-0.81072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58.3272663">
            <text:p>-1258.3272663</text:p>
          </table:table-cell>
          <table:table-cell table:style-name="ce22" table:formula="of:=[.B109]-[.$B$83]-[.$B$84]" office:value-type="float" office:value="-1.0098606800002">
            <text:p>-1.00986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58.54597728">
            <text:p>-1258.54597728</text:p>
          </table:table-cell>
          <table:table-cell table:style-name="ce22" table:formula="of:=[.B110]-[.$B$83]-[.$B$84]" office:value-type="float" office:value="-1.22857166000017">
            <text:p>-1.22857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58.67108355">
            <text:p>-1258.67108355</text:p>
          </table:table-cell>
          <table:table-cell table:style-name="ce22" table:formula="of:=[.B111]-[.$B$83]-[.$B$84]" office:value-type="float" office:value="-1.35367793000023">
            <text:p>-1.35367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58.62415189">
            <text:p>-1258.62415189</text:p>
          </table:table-cell>
          <table:table-cell table:style-name="ce22" table:formula="of:=[.B112]-[.$B$83]-[.$B$84]" office:value-type="float" office:value="-1.30674627000008">
            <text:p>-1.30674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58.20700754">
            <text:p>-1258.20700754</text:p>
          </table:table-cell>
          <table:table-cell table:style-name="ce22" table:formula="of:=[.B113]-[.$B$83]-[.$B$84]" office:value-type="float" office:value="-0.889601920000132">
            <text:p>-0.889602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1" office:value-type="string">
            <text:p>Pt2 cluster – <text:s/>dimer vertical</text:p>
          </table:table-cell>
          <table:table-cell table:number-columns-repeated="2"/>
          <table:table-cell>
            <draw:frame table:end-cell-address="DATA_FITTING_FIXED_MGO.G138" table:end-x="0.263cm" table:end-y="0.225cm" draw:z-index="29" draw:style-name="gr1" draw:text-style-name="P1" svg:width="8.971cm" svg:height="6.89cm" svg:x="0.998cm" svg:y="0.427cm">
              <draw:object draw:notify-on-update-of-ranges="DATA_FITTING_FIXED_MGO.C131:DATA_FITTING_FIXED_MGO.C1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2 (frozen config.)</text:p>
          </table:table-cell>
          <table:table-cell table:style-name="ce14" office:value-type="float" office:value="-4.85651664">
            <text:p>-4.8565166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63.21841716">
            <text:p>-1263.21841716</text:p>
          </table:table-cell>
          <table:table-cell table:style-name="ce22" table:formula="of:=[.B131]-[.$B$128]-[.$B$129]" office:value-type="float" office:value="-1.57864367999991">
            <text:p>-1.57864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3.36787689">
            <text:p>-1263.36787689</text:p>
          </table:table-cell>
          <table:table-cell table:style-name="ce22" table:formula="of:=[.B132]-[.$B$128]-[.$B$129]" office:value-type="float" office:value="-1.7281034099999">
            <text:p>-1.72810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63.48876105">
            <text:p>-1263.48876105</text:p>
          </table:table-cell>
          <table:table-cell table:style-name="ce22" table:formula="of:=[.B133]-[.$B$128]-[.$B$129]" office:value-type="float" office:value="-1.84898756999996">
            <text:p>-1.84898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63.5475012">
            <text:p>-1263.5475012</text:p>
          </table:table-cell>
          <table:table-cell table:style-name="ce22" table:formula="of:=[.B134]-[.$B$128]-[.$B$129]" office:value-type="float" office:value="-1.90772771999991">
            <text:p>-1.9077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63.48986201">
            <text:p>-1263.48986201</text:p>
          </table:table-cell>
          <table:table-cell table:style-name="ce22" table:formula="of:=[.B135]-[.$B$128]-[.$B$129]" office:value-type="float" office:value="-1.85008852999999">
            <text:p>-1.85008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3.22919472">
            <text:p>-1263.22919472</text:p>
          </table:table-cell>
          <table:table-cell table:style-name="ce22" table:formula="of:=[.B136]-[.$B$128]-[.$B$129]" office:value-type="float" office:value="-1.58942123999987">
            <text:p>-1.58942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62.58503256">
            <text:p>-1262.58503256</text:p>
          </table:table-cell>
          <table:table-cell table:style-name="ce22" table:formula="of:=[.B137]-[.$B$128]-[.$B$129]" office:value-type="float" office:value="-0.945259079999914">
            <text:p>-0.945259</text:p>
          </table:table-cell>
          <table:table-cell>
            <draw:frame table:end-cell-address="DATA_FITTING_FIXED_MGO.G151" table:end-x="0.574cm" table:end-y="0.245cm" draw:z-index="30" draw:style-name="gr1" draw:text-style-name="P1" svg:width="9.203cm" svg:height="6.62cm" svg:x="1.077cm" svg:y="0.218cm">
              <draw:object draw:notify-on-update-of-ranges="DATA_FITTING_FIXED_MGO.C142:DATA_FITTING_FIXED_MGO.C14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61.79541478">
            <text:p>-1261.79541478</text:p>
          </table:table-cell>
          <table:table-cell table:style-name="ce22" table:formula="of:=[.B142]-[.$B$128]-[.$B$129]" office:value-type="float" office:value="-0.15564130000007">
            <text:p>-0.15564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61.84244395">
            <text:p>-1261.84244395</text:p>
          </table:table-cell>
          <table:table-cell table:style-name="ce22" table:formula="of:=[.B143]-[.$B$128]-[.$B$129]" office:value-type="float" office:value="-0.20267046999993">
            <text:p>-0.20267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61.89621731">
            <text:p>-1261.89621731</text:p>
          </table:table-cell>
          <table:table-cell table:style-name="ce22" table:formula="of:=[.B144]-[.$B$128]-[.$B$129]" office:value-type="float" office:value="-0.25644383000008">
            <text:p>-0.25644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1.95006608">
            <text:p>-1261.95006608</text:p>
          </table:table-cell>
          <table:table-cell table:style-name="ce22" table:formula="of:=[.B145]-[.$B$128]-[.$B$129]" office:value-type="float" office:value="-0.310292599999912">
            <text:p>-0.31029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1.98866565">
            <text:p>-1261.98866565</text:p>
          </table:table-cell>
          <table:table-cell table:style-name="ce22" table:formula="of:=[.B146]-[.$B$128]-[.$B$129]" office:value-type="float" office:value="-0.348892169999999">
            <text:p>-0.34889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1.97794336">
            <text:p>-1261.97794336</text:p>
          </table:table-cell>
          <table:table-cell table:style-name="ce22" table:formula="of:=[.B147]-[.$B$128]-[.$B$129]" office:value-type="float" office:value="-0.338169879999896">
            <text:p>-0.33817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1.85402539">
            <text:p>-1261.85402539</text:p>
          </table:table-cell>
          <table:table-cell table:style-name="ce22" table:formula="of:=[.B148]-[.$B$128]-[.$B$129]" office:value-type="float" office:value="-0.21425191000003">
            <text:p>-0.21425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1.46383857">
            <text:p>-1261.46383857</text:p>
          </table:table-cell>
          <table:table-cell table:style-name="ce22" table:formula="of:=[.B149]-[.$B$128]-[.$B$129]" office:value-type="float" office:value="0.175934910000024">
            <text:p>0.175935</text:p>
          </table:table-cell>
          <table:table-cell>
            <draw:frame table:end-cell-address="DATA_FITTING_FIXED_MGO.G165" table:end-x="0.421cm" table:end-y="0.225cm" draw:z-index="31" draw:style-name="gr1" draw:text-style-name="P1" svg:width="8.893cm" svg:height="7.347cm" svg:x="1.234cm" svg:y="0.42cm">
              <draw:object draw:notify-on-update-of-ranges="DATA_FITTING_FIXED_MGO.C154:DATA_FITTING_FIXED_MGO.C16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2.11868312">
            <text:p>-1262.11868312</text:p>
          </table:table-cell>
          <table:table-cell table:style-name="ce22" table:formula="of:=[.B154]-[.$B$128]-[.$B$129]" office:value-type="float" office:value="-0.478909639999984">
            <text:p>-0.47891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2.25201948">
            <text:p>-1262.25201948</text:p>
          </table:table-cell>
          <table:table-cell table:style-name="ce22" table:formula="of:=[.B155]-[.$B$128]-[.$B$129]" office:value-type="float" office:value="-0.612245999999914">
            <text:p>-0.61224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2.39891757">
            <text:p>-1262.39891757</text:p>
          </table:table-cell>
          <table:table-cell table:style-name="ce22" table:formula="of:=[.B156]-[.$B$128]-[.$B$129]" office:value-type="float" office:value="-0.759144090000063">
            <text:p>-0.75914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2.54033561">
            <text:p>-1262.54033561</text:p>
          </table:table-cell>
          <table:table-cell table:style-name="ce22" table:formula="of:=[.B157]-[.$B$128]-[.$B$129]" office:value-type="float" office:value="-0.900562130000026">
            <text:p>-0.90056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2.67132664">
            <text:p>-1262.67132664</text:p>
          </table:table-cell>
          <table:table-cell table:style-name="ce22" table:formula="of:=[.B158]-[.$B$128]-[.$B$129]" office:value-type="float" office:value="-1.03155315999993">
            <text:p>-1.03155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62.66170622">
            <text:p>-1262.66170622</text:p>
          </table:table-cell>
          <table:table-cell table:style-name="ce22" table:formula="of:=[.B159]-[.$B$128]-[.$B$129]" office:value-type="float" office:value="-1.02193274000001">
            <text:p>-1.02193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2.45172921">
            <text:p>-1262.45172921</text:p>
          </table:table-cell>
          <table:table-cell table:style-name="ce22" table:formula="of:=[.B160]-[.$B$128]-[.$B$129]" office:value-type="float" office:value="-0.811955729999909">
            <text:p>-0.811956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1" office:value-type="string">
            <text:p>Pt2 cluster – <text:s/>dimer horizont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F187" table:end-x="2.92cm" table:end-y="0.076cm" draw:z-index="32" draw:style-name="gr1" draw:text-style-name="P1" svg:width="8.741cm" svg:height="6.741cm" svg:x="0.649cm" svg:y="0.42cm">
              <draw:object draw:notify-on-update-of-ranges="DATA_FITTING_FIXED_MGO.C178:DATA_FITTING_FIXED_MGO.C18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2 (frozen config.)</text:p>
          </table:table-cell>
          <table:table-cell table:style-name="ce14" office:value-type="float" office:value="-4.27774937">
            <text:p>-4.27774937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62.73979935">
            <text:p>-1262.73979935</text:p>
          </table:table-cell>
          <table:table-cell table:style-name="ce22" table:formula="of:=[.B178]-[.$B$175]-[.$B$176]" office:value-type="float" office:value="-1.67879314000015">
            <text:p>-1.67879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2.91849538">
            <text:p>-1262.91849538</text:p>
          </table:table-cell>
          <table:table-cell table:style-name="ce22" table:formula="of:=[.B179]-[.$B$175]-[.$B$176]" office:value-type="float" office:value="-1.85748917000001">
            <text:p>-1.85748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63.0561166">
            <text:p>-1263.0561166</text:p>
          </table:table-cell>
          <table:table-cell table:style-name="ce22" table:formula="of:=[.B180]-[.$B$175]-[.$B$176]" office:value-type="float" office:value="-1.99511039000004">
            <text:p>-1.995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63.10890992">
            <text:p>-1263.10890992</text:p>
          </table:table-cell>
          <table:table-cell table:style-name="ce22" table:formula="of:=[.B181]-[.$B$175]-[.$B$176]" office:value-type="float" office:value="-2.04790371000013">
            <text:p>-2.04790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63.01440473">
            <text:p>-1263.01440473</text:p>
          </table:table-cell>
          <table:table-cell table:style-name="ce22" table:formula="of:=[.B182]-[.$B$175]-[.$B$176]" office:value-type="float" office:value="-1.95339852000006">
            <text:p>-1.95339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2.64123151">
            <text:p>-1262.64123151</text:p>
          </table:table-cell>
          <table:table-cell table:style-name="ce22" table:formula="of:=[.B183]-[.$B$175]-[.$B$176]" office:value-type="float" office:value="-1.58022529999994">
            <text:p>-1.58022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61.99293259">
            <text:p>-1261.99293259</text:p>
          </table:table-cell>
          <table:table-cell table:style-name="ce22" table:formula="of:=[.B184]-[.$B$175]-[.$B$176]" office:value-type="float" office:value="-0.93192638000005">
            <text:p>-0.931926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2"/>
          <table:table-cell>
            <draw:frame table:end-cell-address="DATA_FITTING_FIXED_MGO.G198" table:end-x="0.02cm" table:end-y="0.401cm" draw:z-index="33" draw:style-name="gr1" draw:text-style-name="P1" svg:width="9.464cm" svg:height="6.464cm" svg:x="0.262cm" svg:y="0.06cm">
              <draw:object draw:notify-on-update-of-ranges="DATA_FITTING_FIXED_MGO.C189:DATA_FITTING_FIXED_MGO.C19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61.32664505">
            <text:p>-1261.32664505</text:p>
          </table:table-cell>
          <table:table-cell table:style-name="ce22" table:formula="of:=[.B189]-[.$B$175]-[.$B$176]" office:value-type="float" office:value="-0.265638840000065">
            <text:p>-0.26563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61.39099739">
            <text:p>-1261.39099739</text:p>
          </table:table-cell>
          <table:table-cell table:style-name="ce22" table:formula="of:=[.B190]-[.$B$175]-[.$B$176]" office:value-type="float" office:value="-0.329991179999979">
            <text:p>-0.32999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61.47522176">
            <text:p>-1261.47522176</text:p>
          </table:table-cell>
          <table:table-cell table:style-name="ce22" table:formula="of:=[.B191]-[.$B$175]-[.$B$176]" office:value-type="float" office:value="-0.414215550000108">
            <text:p>-0.41421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1.56918639">
            <text:p>-1261.56918639</text:p>
          </table:table-cell>
          <table:table-cell table:style-name="ce22" table:formula="of:=[.B192]-[.$B$175]-[.$B$176]" office:value-type="float" office:value="-0.508180179999954">
            <text:p>-0.50818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1.65905251">
            <text:p>-1261.65905251</text:p>
          </table:table-cell>
          <table:table-cell table:style-name="ce22" table:formula="of:=[.B193]-[.$B$175]-[.$B$176]" office:value-type="float" office:value="-0.598046300000078">
            <text:p>-0.59804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1.70903336">
            <text:p>-1261.70903336</text:p>
          </table:table-cell>
          <table:table-cell table:style-name="ce22" table:formula="of:=[.B194]-[.$B$175]-[.$B$176]" office:value-type="float" office:value="-0.648027149999962">
            <text:p>-0.64802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1.63627245">
            <text:p>-1261.63627245</text:p>
          </table:table-cell>
          <table:table-cell table:style-name="ce22" table:formula="of:=[.B195]-[.$B$175]-[.$B$176]" office:value-type="float" office:value="-0.575266240000019">
            <text:p>-0.57526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1.19800636">
            <text:p>-1261.19800636</text:p>
          </table:table-cell>
          <table:table-cell table:style-name="ce22" table:formula="of:=[.B196]-[.$B$175]-[.$B$176]" office:value-type="float" office:value="-0.137000149999949">
            <text:p>-0.137000</text:p>
          </table:table-cell>
          <table:table-cell>
            <draw:frame table:end-cell-address="DATA_FITTING_FIXED_MGO.G212" table:end-x="0.457cm" table:end-y="0.47cm" draw:z-index="34" draw:style-name="gr1" draw:text-style-name="P1" svg:width="9.24cm" svg:height="7.594cm" svg:x="0.923cm" svg:y="0.418cm">
              <draw:object draw:notify-on-update-of-ranges="DATA_FITTING_FIXED_MGO.C201:DATA_FITTING_FIXED_MGO.C20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1.60495069">
            <text:p>-1261.60495069</text:p>
          </table:table-cell>
          <table:table-cell table:style-name="ce22" table:formula="of:=[.B201]-[.$B$175]-[.$B$176]" office:value-type="float" office:value="-0.543944479999936">
            <text:p>-0.54394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1.75184299">
            <text:p>-1261.75184299</text:p>
          </table:table-cell>
          <table:table-cell table:style-name="ce22" table:formula="of:=[.B202]-[.$B$175]-[.$B$176]" office:value-type="float" office:value="-0.690836779999927">
            <text:p>-0.69083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1.92867231">
            <text:p>-1261.92867231</text:p>
          </table:table-cell>
          <table:table-cell table:style-name="ce22" table:formula="of:=[.B203]-[.$B$175]-[.$B$176]" office:value-type="float" office:value="-0.867666099999951">
            <text:p>-0.86766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2.09503095">
            <text:p>-1262.09503095</text:p>
          </table:table-cell>
          <table:table-cell table:style-name="ce22" table:formula="of:=[.B204]-[.$B$175]-[.$B$176]" office:value-type="float" office:value="-1.03402473999995">
            <text:p>-1.03402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2.21412632">
            <text:p>-1262.21412632</text:p>
          </table:table-cell>
          <table:table-cell table:style-name="ce22" table:formula="of:=[.B205]-[.$B$175]-[.$B$176]" office:value-type="float" office:value="-1.15312011000015">
            <text:p>-1.15312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62.1335091">
            <text:p>-1262.1335091</text:p>
          </table:table-cell>
          <table:table-cell table:style-name="ce22" table:formula="of:=[.B206]-[.$B$175]-[.$B$176]" office:value-type="float" office:value="-1.07250289000012">
            <text:p>-1.07250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1.54280415">
            <text:p>-1261.54280415</text:p>
          </table:table-cell>
          <table:table-cell table:style-name="ce22" table:formula="of:=[.B207]-[.$B$175]-[.$B$176]" office:value-type="float" office:value="-0.481797939999979">
            <text:p>-0.481798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1" office:value-type="string">
            <text:p>Pt4 cluster – <text:s/>tetram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G235" table:end-x="0.683cm" table:end-y="0.401cm" draw:z-index="35" draw:style-name="gr1" draw:text-style-name="P1" svg:width="9.7cm" svg:height="7.479cm" svg:x="0.689cm" svg:y="0.007cm">
              <draw:object draw:notify-on-update-of-ranges="DATA_FITTING_FIXED_MGO.C226:DATA_FITTING_FIXED_MGO.C232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4 (frozen config.)</text:p>
          </table:table-cell>
          <table:table-cell table:style-name="ce14" office:value-type="float" office:value="-12.79501815">
            <text:p>-12.79501815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72.52244383">
            <text:p>-1272.52244383</text:p>
          </table:table-cell>
          <table:table-cell table:style-name="ce22" table:formula="of:=[.B226]-[.$B$223]-[.$B$224]" office:value-type="float" office:value="-2.94416883999997">
            <text:p>-2.94416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2.81011839">
            <text:p>-1272.81011839</text:p>
          </table:table-cell>
          <table:table-cell table:style-name="ce22" table:formula="of:=[.B227]-[.$B$223]-[.$B$224]" office:value-type="float" office:value="-3.23184340000012">
            <text:p>-3.23184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73.03267201">
            <text:p>-1273.03267201</text:p>
          </table:table-cell>
          <table:table-cell table:style-name="ce22" table:formula="of:=[.B228]-[.$B$223]-[.$B$224]" office:value-type="float" office:value="-3.45439701999999">
            <text:p>-3.45439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73.12272268">
            <text:p>-1273.12272268</text:p>
          </table:table-cell>
          <table:table-cell table:style-name="ce22" table:formula="of:=[.B229]-[.$B$223]-[.$B$224]" office:value-type="float" office:value="-3.54444768999997">
            <text:p>-3.54444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72.99136206">
            <text:p>-1272.99136206</text:p>
          </table:table-cell>
          <table:table-cell table:style-name="ce22" table:formula="of:=[.B230]-[.$B$223]-[.$B$224]" office:value-type="float" office:value="-3.41308707000007">
            <text:p>-3.41308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2.46309099">
            <text:p>-1272.46309099</text:p>
          </table:table-cell>
          <table:table-cell table:style-name="ce22" table:formula="of:=[.B231]-[.$B$223]-[.$B$224]" office:value-type="float" office:value="-2.884816">
            <text:p>-2.88481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71.30715022">
            <text:p>-1271.30715022</text:p>
          </table:table-cell>
          <table:table-cell table:style-name="ce22" table:formula="of:=[.B232]-[.$B$223]-[.$B$224]" office:value-type="float" office:value="-1.72887523000009">
            <text:p>-1.728875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>
            <draw:frame table:end-cell-address="DATA_FITTING_FIXED_MGO.G247" table:end-x="0.572cm" table:end-y="0.37cm" draw:z-index="36" draw:style-name="gr1" draw:text-style-name="P1" svg:width="9.941cm" svg:height="6.01cm" svg:x="0.337cm" svg:y="0.012cm">
              <draw:object draw:notify-on-update-of-ranges="DATA_FITTING_FIXED_MGO.C237:DATA_FITTING_FIXED_MGO.C24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+1.6</text:p>
          </table:table-cell>
          <table:table-cell table:style-name="ce15" office:value-type="float" office:value="-1269.89568382">
            <text:p>-1269.89568382</text:p>
          </table:table-cell>
          <table:table-cell table:style-name="ce22" table:formula="of:=[.B237]-[.$B$223]-[.$B$224]" office:value-type="float" office:value="-0.317408829999977">
            <text:p>-0.317409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4</text:p>
          </table:table-cell>
          <table:table-cell table:style-name="ce15" office:value-type="float" office:value="-1270.04102423">
            <text:p>-1270.04102423</text:p>
          </table:table-cell>
          <table:table-cell table:style-name="ce22" table:formula="of:=[.B238]-[.$B$223]-[.$B$224]" office:value-type="float" office:value="-0.462749239999994">
            <text:p>-0.462749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2</text:p>
          </table:table-cell>
          <table:table-cell table:style-name="ce15" office:value-type="float" office:value="-1270.20293208">
            <text:p>-1270.20293208</text:p>
          </table:table-cell>
          <table:table-cell table:style-name="ce22" table:formula="of:=[.B239]-[.$B$223]-[.$B$224]" office:value-type="float" office:value="-0.624657090000028">
            <text:p>-0.62465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0</text:p>
          </table:table-cell>
          <table:table-cell table:style-name="ce14" office:value-type="float" office:value="-1270.32396292">
            <text:p>-1270.32396292</text:p>
          </table:table-cell>
          <table:table-cell table:style-name="ce22" table:formula="of:=[.B240]-[.$B$223]-[.$B$224]" office:value-type="float" office:value="-0.745687930000031">
            <text:p>-0.74568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8</text:p>
          </table:table-cell>
          <table:table-cell table:style-name="ce15" office:value-type="float" office:value="-1270.28579233">
            <text:p>-1270.28579233</text:p>
          </table:table-cell>
          <table:table-cell table:style-name="ce22" table:formula="of:=[.B241]-[.$B$223]-[.$B$224]" office:value-type="float" office:value="-0.707517340000095">
            <text:p>-0.70751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6</text:p>
          </table:table-cell>
          <table:table-cell table:style-name="ce15" office:value-type="float" office:value="-1270.24149655">
            <text:p>-1270.24149655</text:p>
          </table:table-cell>
          <table:table-cell table:style-name="ce22" table:formula="of:=[.B242]-[.$B$223]-[.$B$224]" office:value-type="float" office:value="-0.663221560000011">
            <text:p>-0.66322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4</text:p>
          </table:table-cell>
          <table:table-cell table:style-name="ce15" office:value-type="float" office:value="-1269.95698532">
            <text:p>-1269.95698532</text:p>
          </table:table-cell>
          <table:table-cell table:style-name="ce22" table:formula="of:=[.B243]-[.$B$223]-[.$B$224]" office:value-type="float" office:value="-0.378710330000104">
            <text:p>-0.378710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2</text:p>
          </table:table-cell>
          <table:table-cell table:style-name="ce15" office:value-type="float" office:value="-1269.17415499">
            <text:p>-1269.17415499</text:p>
          </table:table-cell>
          <table:table-cell table:style-name="ce22" table:formula="of:=[.B244]-[.$B$223]-[.$B$224]" office:value-type="float" office:value="0.404119999999921">
            <text:p>0.404120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>
            <draw:frame table:end-cell-address="DATA_FITTING_FIXED_MGO.G261" table:end-x="0.755cm" table:end-y="0.102cm" draw:z-index="37" draw:style-name="gr1" draw:text-style-name="P1" svg:width="9.941cm" svg:height="6.469cm" svg:x="0.52cm" svg:y="0.233cm">
              <draw:object draw:notify-on-update-of-ranges="DATA_FITTING_FIXED_MGO.C249:DATA_FITTING_FIXED_MGO.C25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70.48651048">
            <text:p>-1270.48651048</text:p>
          </table:table-cell>
          <table:table-cell table:style-name="ce22" table:formula="of:=[.B249]-[.$B$223]-[.$B$224]" office:value-type="float" office:value="-0.908235490000152">
            <text:p>-0.90823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70.70638756">
            <text:p>-1270.70638756</text:p>
          </table:table-cell>
          <table:table-cell table:style-name="ce22" table:formula="of:=[.B250]-[.$B$223]-[.$B$224]" office:value-type="float" office:value="-1.12811256999998">
            <text:p>-1.12811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70.92989727">
            <text:p>-1270.92989727</text:p>
          </table:table-cell>
          <table:table-cell table:style-name="ce22" table:formula="of:=[.B251]-[.$B$223]-[.$B$224]" office:value-type="float" office:value="-1.35162228000013">
            <text:p>-1.35162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71.08976514">
            <text:p>-1271.08976514</text:p>
          </table:table-cell>
          <table:table-cell table:style-name="ce22" table:formula="of:=[.B252]-[.$B$223]-[.$B$224]" office:value-type="float" office:value="-1.5114901500001">
            <text:p>-1.5114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1.07319372">
            <text:p>-1271.07319372</text:p>
          </table:table-cell>
          <table:table-cell table:style-name="ce22" table:formula="of:=[.B253]-[.$B$223]-[.$B$224]" office:value-type="float" office:value="-1.49491873000011">
            <text:p>-1.49491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70.64567312">
            <text:p>-1270.64567312</text:p>
          </table:table-cell>
          <table:table-cell table:style-name="ce22" table:formula="of:=[.B254]-[.$B$223]-[.$B$224]" office:value-type="float" office:value="-1.06739813000013">
            <text:p>-1.06739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9.41506608">
            <text:p>-1269.41506608</text:p>
          </table:table-cell>
          <table:table-cell table:style-name="ce22" table:formula="of:=[.B255]-[.$B$223]-[.$B$224]" office:value-type="float" office:value="0.163208909999867">
            <text:p>0.163209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>
            <text:p>Pt4 cluster – <text:s/>squ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F278" table:end-x="3.149cm" table:end-y="0.289cm" draw:z-index="38" draw:style-name="gr1" draw:text-style-name="P1" svg:width="8.93cm" svg:height="6.392cm" svg:x="0.689cm" svg:y="0.04cm">
              <draw:object draw:notify-on-update-of-ranges="DATA_FITTING_FIXED_MGO.C271:DATA_FITTING_FIXED_MGO.C27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4 (frozen config.)</text:p>
          </table:table-cell>
          <table:table-cell table:style-name="ce14" office:value-type="float" office:value="-12.59478741">
            <text:p>-12.59478741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70.60731781">
            <text:p>-1270.60731781</text:p>
          </table:table-cell>
          <table:table-cell table:style-name="ce22" table:formula="of:=[.B271]-[.$B$268]-[.$B$269]" office:value-type="float" office:value="-1.22927356000014">
            <text:p>-1.22927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0.71157591">
            <text:p>-1270.71157591</text:p>
          </table:table-cell>
          <table:table-cell table:style-name="ce22" table:formula="of:=[.B272]-[.$B$268]-[.$B$269]" office:value-type="float" office:value="-1.33353166000006">
            <text:p>-1.33353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70.82371805">
            <text:p>-1270.82371805</text:p>
          </table:table-cell>
          <table:table-cell table:style-name="ce22" table:formula="of:=[.B273]-[.$B$268]-[.$B$269]" office:value-type="float" office:value="-1.44567380000012">
            <text:p>-1.44567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70.884251">
            <text:p>-1270.884251</text:p>
          </table:table-cell>
          <table:table-cell table:style-name="ce22" table:formula="of:=[.B274]-[.$B$268]-[.$B$269]" office:value-type="float" office:value="-1.50620675000005">
            <text:p>-1.5062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70.78223191">
            <text:p>-1270.78223191</text:p>
          </table:table-cell>
          <table:table-cell table:style-name="ce22" table:formula="of:=[.B275]-[.$B$268]-[.$B$269]" office:value-type="float" office:value="-1.40418766000016">
            <text:p>-1.40418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0.42072567">
            <text:p>-1270.42072567</text:p>
          </table:table-cell>
          <table:table-cell table:style-name="ce22" table:formula="of:=[.B276]-[.$B$268]-[.$B$269]" office:value-type="float" office:value="-1.04268142000001">
            <text:p>-1.04268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69.56133531">
            <text:p>-1269.56133531</text:p>
          </table:table-cell>
          <table:table-cell table:style-name="ce22" table:formula="of:=[.B277]-[.$B$268]-[.$B$269]" office:value-type="float" office:value="-0.183291060000101">
            <text:p>-0.183291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>
            <draw:frame table:end-cell-address="DATA_FITTING_FIXED_MGO.F292" table:end-x="2.873cm" table:end-y="0.236cm" draw:z-index="39" draw:style-name="gr1" draw:text-style-name="P1" svg:width="8.77cm" svg:height="5.861cm" svg:x="0.573cm" svg:y="0.027cm">
              <draw:object draw:notify-on-update-of-ranges="DATA_FITTING_FIXED_MGO.C282:DATA_FITTING_FIXED_MGO.C28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69.73634072">
            <text:p>-1269.73634072</text:p>
          </table:table-cell>
          <table:table-cell table:style-name="ce22" table:formula="of:=[.B282]-[.$B$268]-[.$B$269]" office:value-type="float" office:value="-0.358296470000141">
            <text:p>-0.35829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69.85602864">
            <text:p>-1269.85602864</text:p>
          </table:table-cell>
          <table:table-cell table:style-name="ce22" table:formula="of:=[.B283]-[.$B$268]-[.$B$269]" office:value-type="float" office:value="-0.477984390000074">
            <text:p>-0.47798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70.02335084">
            <text:p>-1270.02335084</text:p>
          </table:table-cell>
          <table:table-cell table:style-name="ce22" table:formula="of:=[.B284]-[.$B$268]-[.$B$269]" office:value-type="float" office:value="-0.645306590000018">
            <text:p>-0.6453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70.22303232">
            <text:p>-1270.22303232</text:p>
          </table:table-cell>
          <table:table-cell table:style-name="ce22" table:formula="of:=[.B285]-[.$B$268]-[.$B$269]" office:value-type="float" office:value="-0.844988069999999">
            <text:p>-0.84498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70.42321484">
            <text:p>-1270.42321484</text:p>
          </table:table-cell>
          <table:table-cell table:style-name="ce22" table:formula="of:=[.B286]-[.$B$268]-[.$B$269]" office:value-type="float" office:value="-1.04517059">
            <text:p>-1.04517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70.54862645">
            <text:p>-1270.54862645</text:p>
          </table:table-cell>
          <table:table-cell table:style-name="ce22" table:formula="of:=[.B287]-[.$B$268]-[.$B$269]" office:value-type="float" office:value="-1.17058220000013">
            <text:p>-1.17058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70.46378932">
            <text:p>-1270.46378932</text:p>
          </table:table-cell>
          <table:table-cell table:style-name="ce22" table:formula="of:=[.B288]-[.$B$268]-[.$B$269]" office:value-type="float" office:value="-1.08574507000003">
            <text:p>-1.08574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9.8974677">
            <text:p>-1269.8974677</text:p>
          </table:table-cell>
          <table:table-cell table:style-name="ce22" table:formula="of:=[.B289]-[.$B$268]-[.$B$269]" office:value-type="float" office:value="-0.519423450000204">
            <text:p>-0.519423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/>
          <table:table-cell>
            <draw:frame table:end-cell-address="DATA_FITTING_FIXED_MGO.G304" table:end-x="0.178cm" table:end-y="0.216cm" draw:z-index="40" draw:style-name="gr1" draw:text-style-name="P1" svg:width="8.77cm" svg:height="6.697cm" svg:x="1.114cm" svg:y="0.119cm">
              <draw:object draw:notify-on-update-of-ranges="DATA_FITTING_FIXED_MGO.C294:DATA_FITTING_FIXED_MGO.C30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70.1228001">
            <text:p>-1270.1228001</text:p>
          </table:table-cell>
          <table:table-cell table:style-name="ce22" table:formula="of:=[.B294]-[.$B$268]-[.$B$269]" office:value-type="float" office:value="-0.744755850000047">
            <text:p>-0.74475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70.26809663">
            <text:p>-1270.26809663</text:p>
          </table:table-cell>
          <table:table-cell table:style-name="ce22" table:formula="of:=[.B295]-[.$B$268]-[.$B$269]" office:value-type="float" office:value="-0.890052380000043">
            <text:p>-0.89005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70.42175233">
            <text:p>-1270.42175233</text:p>
          </table:table-cell>
          <table:table-cell table:style-name="ce22" table:formula="of:=[.B296]-[.$B$268]-[.$B$269]" office:value-type="float" office:value="-1.04370807999999">
            <text:p>-1.04370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70.51109557">
            <text:p>-1270.51109557</text:p>
          </table:table-cell>
          <table:table-cell table:style-name="ce22" table:formula="of:=[.B297]-[.$B$268]-[.$B$269]" office:value-type="float" office:value="-1.13305132000005">
            <text:p>-1.13305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0.41945698">
            <text:p>-1270.41945698</text:p>
          </table:table-cell>
          <table:table-cell table:style-name="ce22" table:formula="of:=[.B298]-[.$B$268]-[.$B$269]" office:value-type="float" office:value="-1.04141273000005">
            <text:p>-1.04141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69.93654845">
            <text:p>-1269.93654845</text:p>
          </table:table-cell>
          <table:table-cell table:style-name="ce22" table:formula="of:=[.B299]-[.$B$268]-[.$B$269]" office:value-type="float" office:value="-0.558504200000016">
            <text:p>-0.55850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8.68576692">
            <text:p>-1268.68576692</text:p>
          </table:table-cell>
          <table:table-cell table:style-name="ce22" table:formula="of:=[.B300]-[.$B$268]-[.$B$269]" office:value-type="float" office:value="0.692277329999797">
            <text:p>0.692277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>
            <text:p>Pt5 cluster – <text:s/>pyramid</text:p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322" table:end-x="0.106cm" table:end-y="0.339cm" draw:z-index="41" draw:style-name="gr1" draw:text-style-name="P1" svg:width="8.503cm" svg:height="6.959cm" svg:x="1.309cm" svg:y="0.466cm">
              <draw:object draw:notify-on-update-of-ranges="DATA_FITTING_FIXED_MGO.C314:DATA_FITTING_FIXED_MGO.C32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4 (frozen config.)</text:p>
          </table:table-cell>
          <table:table-cell table:style-name="ce14" office:value-type="float" office:value="-17.38513874">
            <text:p>-17.3851387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76.75375244">
            <text:p>-1276.75375244</text:p>
          </table:table-cell>
          <table:table-cell table:style-name="ce22" table:formula="of:=[.B314]-[.$B$311]-[.$B$312]" office:value-type="float" office:value="-2.58535686000005">
            <text:p>-2.58535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6.99920284">
            <text:p>-1276.99920284</text:p>
          </table:table-cell>
          <table:table-cell table:style-name="ce22" table:formula="of:=[.B315]-[.$B$311]-[.$B$312]" office:value-type="float" office:value="-2.83080726000003">
            <text:p>-2.8308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77.19205979">
            <text:p>-1277.19205979</text:p>
          </table:table-cell>
          <table:table-cell table:style-name="ce22" table:formula="of:=[.B316]-[.$B$311]-[.$B$312]" office:value-type="float" office:value="-3.02366421000011">
            <text:p>-3.02366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77.27412843">
            <text:p>-1277.27412843</text:p>
          </table:table-cell>
          <table:table-cell table:style-name="ce22" table:formula="of:=[.B317]-[.$B$311]-[.$B$312]" office:value-type="float" office:value="-3.10573285000009">
            <text:p>-3.10573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77.09251046">
            <text:p>-1277.09251046</text:p>
          </table:table-cell>
          <table:table-cell table:style-name="ce22" table:formula="of:=[.B318]-[.$B$311]-[.$B$312]" office:value-type="float" office:value="-2.92411488000016">
            <text:p>-2.92411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6.34947514">
            <text:p>-1276.34947514</text:p>
          </table:table-cell>
          <table:table-cell table:style-name="ce22" table:formula="of:=[.B319]-[.$B$311]-[.$B$312]" office:value-type="float" office:value="-2.18107956000017">
            <text:p>-2.18108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74.63025989">
            <text:p>-1274.63025989</text:p>
          </table:table-cell>
          <table:table-cell table:style-name="ce22" table:formula="of:=[.B320]-[.$B$311]-[.$B$312]" office:value-type="float" office:value="-0.46186431000001">
            <text:p>-0.461864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2"/>
          <table:table-cell>
            <draw:frame table:end-cell-address="DATA_FITTING_FIXED_MGO.G337" table:end-x="0.455cm" table:end-y="0.006cm" draw:z-index="42" draw:style-name="gr1" draw:text-style-name="P1" svg:width="9.122cm" svg:height="7.454cm" svg:x="1.039cm" svg:y="0.094cm">
              <draw:object draw:notify-on-update-of-ranges="DATA_FITTING_FIXED_MGO.C325:DATA_FITTING_FIXED_MGO.C332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+1.6</text:p>
          </table:table-cell>
          <table:table-cell table:style-name="ce15" office:value-type="float" office:value="-1274.50127754">
            <text:p>-1274.50127754</text:p>
          </table:table-cell>
          <table:table-cell table:style-name="ce22" table:formula="of:=[.B325]-[.$B$311]-[.$B$312]" office:value-type="float" office:value="-0.332881960000122">
            <text:p>-0.33288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4</text:p>
          </table:table-cell>
          <table:table-cell table:style-name="ce15" office:value-type="float" office:value="-1274.60071385">
            <text:p>-1274.60071385</text:p>
          </table:table-cell>
          <table:table-cell table:style-name="ce22" table:formula="of:=[.B326]-[.$B$311]-[.$B$312]" office:value-type="float" office:value="-0.432318269999996">
            <text:p>-0.43231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2</text:p>
          </table:table-cell>
          <table:table-cell table:style-name="ce15" office:value-type="float" office:value="-1274.7142378">
            <text:p>-1274.7142378</text:p>
          </table:table-cell>
          <table:table-cell table:style-name="ce22" table:formula="of:=[.B327]-[.$B$311]-[.$B$312]" office:value-type="float" office:value="-0.545842220000168">
            <text:p>-0.54584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0</text:p>
          </table:table-cell>
          <table:table-cell table:style-name="ce14" office:value-type="float" office:value="-1274.83110382">
            <text:p>-1274.83110382</text:p>
          </table:table-cell>
          <table:table-cell table:style-name="ce22" table:formula="of:=[.B328]-[.$B$311]-[.$B$312]" office:value-type="float" office:value="-0.662708240000029">
            <text:p>-0.66270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8</text:p>
          </table:table-cell>
          <table:table-cell table:style-name="ce15" office:value-type="float" office:value="-1274.9298362">
            <text:p>-1274.9298362</text:p>
          </table:table-cell>
          <table:table-cell table:style-name="ce22" table:formula="of:=[.B329]-[.$B$311]-[.$B$312]" office:value-type="float" office:value="-0.76144062000003">
            <text:p>-0.76144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6</text:p>
          </table:table-cell>
          <table:table-cell table:style-name="ce14" office:value-type="float" office:value="-1274.68984645">
            <text:p>-1274.68984645</text:p>
          </table:table-cell>
          <table:table-cell table:style-name="ce22" table:formula="of:=[.B330]-[.$B$311]-[.$B$312]" office:value-type="float" office:value="-0.521450870000081">
            <text:p>-0.52145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4</text:p>
          </table:table-cell>
          <table:table-cell table:style-name="ce15" office:value-type="float" office:value="-1274.28761863">
            <text:p>-1274.28761863</text:p>
          </table:table-cell>
          <table:table-cell table:style-name="ce22" table:formula="of:=[.B331]-[.$B$311]-[.$B$312]" office:value-type="float" office:value="-0.119223050000073">
            <text:p>-0.11922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2</text:p>
          </table:table-cell>
          <table:table-cell table:style-name="ce15" office:value-type="float" office:value="-1273.0747362">
            <text:p>-1273.0747362</text:p>
          </table:table-cell>
          <table:table-cell table:style-name="ce22" table:formula="of:=[.B332]-[.$B$311]-[.$B$312]" office:value-type="float" office:value="1.09365937999996">
            <text:p>1.093659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>
            <draw:frame table:end-cell-address="DATA_FITTING_FIXED_MGO.G349" table:end-x="0.326cm" table:end-y="0.113cm" draw:z-index="43" draw:style-name="gr1" draw:text-style-name="P1" svg:width="8.536cm" svg:height="6.622cm" svg:x="1.496cm" svg:y="0.091cm">
              <draw:object draw:notify-on-update-of-ranges="DATA_FITTING_FIXED_MGO.C337:DATA_FITTING_FIXED_MGO.C343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8" office:value-type="string">
            <text:p>+1.0</text:p>
          </table:table-cell>
          <table:table-cell table:style-name="ce14" office:value-type="float" office:value="-1275.10856332">
            <text:p>-1275.10856332</text:p>
          </table:table-cell>
          <table:table-cell table:style-name="ce22" table:formula="of:=[.B337]-[.$B$311]-[.$B$312]" office:value-type="float" office:value="-0.940167740000106">
            <text:p>-0.94016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8</text:p>
          </table:table-cell>
          <table:table-cell table:style-name="ce15" office:value-type="float" office:value="-1275.34984297">
            <text:p>-1275.34984297</text:p>
          </table:table-cell>
          <table:table-cell table:style-name="ce22" table:formula="of:=[.B338]-[.$B$311]-[.$B$312]" office:value-type="float" office:value="-1.18144739000013">
            <text:p>-1.18144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6</text:p>
          </table:table-cell>
          <table:table-cell table:style-name="ce14" office:value-type="float" office:value="-1275.3924263">
            <text:p>-1275.3924263</text:p>
          </table:table-cell>
          <table:table-cell table:style-name="ce22" table:formula="of:=[.B339]-[.$B$311]-[.$B$312]" office:value-type="float" office:value="-1.22403071999997">
            <text:p>-1.22403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4</text:p>
          </table:table-cell>
          <table:table-cell table:style-name="ce15" office:value-type="float" office:value="-1275.42329284">
            <text:p>-1275.42329284</text:p>
          </table:table-cell>
          <table:table-cell table:style-name="ce22" table:formula="of:=[.B340]-[.$B$311]-[.$B$312]" office:value-type="float" office:value="-1.25489726000001">
            <text:p>-1.25489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2</text:p>
          </table:table-cell>
          <table:table-cell table:style-name="ce15" office:value-type="float" office:value="-1275.17115509">
            <text:p>-1275.17115509</text:p>
          </table:table-cell>
          <table:table-cell table:style-name="ce22" table:formula="of:=[.B341]-[.$B$311]-[.$B$312]" office:value-type="float" office:value="-1.00275951000003">
            <text:p>-1.002760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0 (o-site)</text:p>
          </table:table-cell>
          <table:table-cell table:style-name="ce15" office:value-type="float" office:value="-1274.3621319">
            <text:p>-1274.3621319</text:p>
          </table:table-cell>
          <table:table-cell table:style-name="ce22" table:formula="of:=[.B342]-[.$B$311]-[.$B$312]" office:value-type="float" office:value="-0.193736319999971">
            <text:p>-0.19373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2.55374807">
            <text:p>-1272.55374807</text:p>
          </table:table-cell>
          <table:table-cell table:style-name="ce22" table:formula="of:=[.B343]-[.$B$311]-[.$B$312]" office:value-type="float" office:value="1.61464750999994">
            <text:p>1.614648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>
            <text:p>Pt25 cluster – <text:s/>cut from TO3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G365" table:end-x="0.719cm" table:end-y="0.116cm" draw:z-index="44" draw:style-name="gr1" draw:text-style-name="P1" svg:width="8.531cm" svg:height="6.692cm" svg:x="1.894cm" svg:y="0.039cm">
              <draw:object draw:notify-on-update-of-ranges="DATA_FITTING_FIXED_MGO.C357:DATA_FITTING_FIXED_MGO.C363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t25 (frozen config.)</text:p>
          </table:table-cell>
          <table:table-cell table:style-name="ce15" office:value-type="float" office:value="-115.68997209">
            <text:p>-115.68997209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378.98176022">
            <text:p>-1378.98176022</text:p>
          </table:table-cell>
          <table:table-cell table:style-name="ce22" table:formula="of:=[.B357]-[.$B$354]-[.$B$355]" office:value-type="float" office:value="-6.50853129000006">
            <text:p>-6.50853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379.50161018">
            <text:p>-1379.50161018</text:p>
          </table:table-cell>
          <table:table-cell table:style-name="ce22" table:formula="of:=[.B358]-[.$B$354]-[.$B$355]" office:value-type="float" office:value="-7.02838124999994">
            <text:p>-7.02838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379.87827856">
            <text:p>-1379.87827856</text:p>
          </table:table-cell>
          <table:table-cell table:style-name="ce22" table:formula="of:=[.B359]-[.$B$354]-[.$B$355]" office:value-type="float" office:value="-7.40504962999989">
            <text:p>-7.40505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379.98980957">
            <text:p>-1379.98980957</text:p>
          </table:table-cell>
          <table:table-cell table:style-name="ce22" table:formula="of:=[.B360]-[.$B$354]-[.$B$355]" office:value-type="float" office:value="-7.51658064000003">
            <text:p>-7.51658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379.63887405">
            <text:p>-1379.63887405</text:p>
          </table:table-cell>
          <table:table-cell table:style-name="ce22" table:formula="of:=[.B361]-[.$B$354]-[.$B$355]" office:value-type="float" office:value="-7.16564511999991">
            <text:p>-7.16564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378.38946711">
            <text:p>-1378.38946711</text:p>
          </table:table-cell>
          <table:table-cell table:style-name="ce22" table:formula="of:=[.B362]-[.$B$354]-[.$B$355]" office:value-type="float" office:value="-5.91623817999994">
            <text:p>-5.91623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375.58660437">
            <text:p>-1375.58660437</text:p>
          </table:table-cell>
          <table:table-cell table:style-name="ce22" table:formula="of:=[.B363]-[.$B$354]-[.$B$355]" office:value-type="float" office:value="-3.11337544000003">
            <text:p>-3.113375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378" table:end-x="0.066cm" table:end-y="0.078cm" draw:z-index="45" draw:style-name="gr1" draw:text-style-name="P1" svg:width="8.849cm" svg:height="5.84cm" svg:x="0.923cm" svg:y="0.36cm">
              <draw:object draw:notify-on-update-of-ranges="DATA_FITTING_FIXED_MGO.C368:DATA_FITTING_FIXED_MGO.C375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373.14933434">
            <text:p>-1373.14933434</text:p>
          </table:table-cell>
          <table:table-cell table:style-name="ce22" table:formula="of:=[.B368]-[.$B$354]-[.$B$355]" office:value-type="float" office:value="-0.676105409999991">
            <text:p>-0.67610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373.36196269">
            <text:p>-1373.36196269</text:p>
          </table:table-cell>
          <table:table-cell table:style-name="ce22" table:formula="of:=[.B369]-[.$B$354]-[.$B$355]" office:value-type="float" office:value="-0.888733759999923">
            <text:p>-0.88873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373.60454155">
            <text:p>-1373.60454155</text:p>
          </table:table-cell>
          <table:table-cell table:style-name="ce22" table:formula="of:=[.B370]-[.$B$354]-[.$B$355]" office:value-type="float" office:value="-1.13131262000002">
            <text:p>-1.13131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373.84125421">
            <text:p>-1373.84125421</text:p>
          </table:table-cell>
          <table:table-cell table:style-name="ce22" table:formula="of:=[.B371]-[.$B$354]-[.$B$355]" office:value-type="float" office:value="-1.36802527999998">
            <text:p>-1.36802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373.96737657">
            <text:p>-1373.96737657</text:p>
          </table:table-cell>
          <table:table-cell table:style-name="ce22" table:formula="of:=[.B372]-[.$B$354]-[.$B$355]" office:value-type="float" office:value="-1.49414763999994">
            <text:p>-1.49414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373.63326199">
            <text:p>-1373.63326199</text:p>
          </table:table-cell>
          <table:table-cell table:style-name="ce22" table:formula="of:=[.B373]-[.$B$354]-[.$B$355]" office:value-type="float" office:value="-1.16003305999993">
            <text:p>-1.16003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372.70024102">
            <text:p>-1372.70024102</text:p>
          </table:table-cell>
          <table:table-cell table:style-name="ce22" table:formula="of:=[.B374]-[.$B$354]-[.$B$355]" office:value-type="float" office:value="-0.227012090000017">
            <text:p>-0.22701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370.25978034">
            <text:p>-1370.25978034</text:p>
          </table:table-cell>
          <table:table-cell table:style-name="ce22" table:formula="of:=[.B375]-[.$B$354]-[.$B$355]" office:value-type="float" office:value="2.2134485900001">
            <text:p>2.213449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3"/>
          <table:table-cell table:number-columns-repeated="1021"/>
        </table:table-row>
        <table:table-row table:style-name="ro2">
          <table:table-cell table:number-columns-repeated="3"/>
          <table:table-cell>
            <draw:frame table:end-cell-address="DATA_FITTING_FIXED_MGO.F391" table:end-x="2.88cm" table:end-y="0.271cm" draw:z-index="46" draw:style-name="gr1" draw:text-style-name="P1" svg:width="8.273cm" svg:height="6.554cm" svg:x="1.077cm" svg:y="0.318cm">
              <draw:object draw:notify-on-update-of-ranges="DATA_FITTING_FIXED_MGO.C380:DATA_FITTING_FIXED_MGO.C386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Hollow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374.51540405">
            <text:p>-1374.51540405</text:p>
          </table:table-cell>
          <table:table-cell table:style-name="ce22" table:formula="of:=[.B380]-[.$B$354]-[.$B$355]" office:value-type="float" office:value="-2.04217511999991">
            <text:p>-2.04217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374.99373565">
            <text:p>-1374.99373565</text:p>
          </table:table-cell>
          <table:table-cell table:style-name="ce22" table:formula="of:=[.B381]-[.$B$354]-[.$B$355]" office:value-type="float" office:value="-2.52050671999996">
            <text:p>-2.5205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375.4195451">
            <text:p>-1375.4195451</text:p>
          </table:table-cell>
          <table:table-cell table:style-name="ce22" table:formula="of:=[.B382]-[.$B$354]-[.$B$355]" office:value-type="float" office:value="-2.94631617000005">
            <text:p>-2.94631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375.60859341">
            <text:p>-1375.60859341</text:p>
          </table:table-cell>
          <table:table-cell table:style-name="ce22" table:formula="of:=[.B383]-[.$B$354]-[.$B$355]" office:value-type="float" office:value="-3.13536447999991">
            <text:p>-3.13536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375.20580195">
            <text:p>-1375.20580195</text:p>
          </table:table-cell>
          <table:table-cell table:style-name="ce22" table:formula="of:=[.B384]-[.$B$354]-[.$B$355]" office:value-type="float" office:value="-2.73257302000002">
            <text:p>-2.73257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373.53452389">
            <text:p>-1373.53452389</text:p>
          </table:table-cell>
          <table:table-cell table:style-name="ce22" table:formula="of:=[.B385]-[.$B$354]-[.$B$355]" office:value-type="float" office:value="-1.06129495999994">
            <text:p>-1.06129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369.3964865">
            <text:p>-1369.3964865</text:p>
          </table:table-cell>
          <table:table-cell table:style-name="ce22" table:formula="of:=[.B386]-[.$B$354]-[.$B$355]" office:value-type="float" office:value="3.07674242999997">
            <text:p>3.076742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>
            <text:p>Ni monolayer </text:p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409" table:end-x="0.504cm" table:end-y="0.036cm" draw:z-index="47" draw:style-name="gr1" draw:text-style-name="P1" svg:width="9.793cm" svg:height="6.433cm" svg:x="0.417cm" svg:y="0.217cm">
              <draw:object draw:notify-on-update-of-ranges="DATA_FITTING_FIXED_MGO.C402:DATA_FITTING_FIXED_MGO.C408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1 (frozen config.)</text:p>
          </table:table-cell>
          <table:table-cell table:style-name="ce14" office:value-type="float" office:value="-2.75124164">
            <text:p>-2.7512416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5" office:value-type="float" office:value="-34.91863248">
            <text:p>-34.9186324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38.28480137">
            <text:p>-38.28480137</text:p>
          </table:table-cell>
          <table:table-cell table:style-name="ce22" table:formula="of:=[.B402]-[.$B$399]-[.$B$400]" office:value-type="float" office:value="-0.614927249999994">
            <text:p>-0.61492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38.35157234">
            <text:p>-38.35157234</text:p>
          </table:table-cell>
          <table:table-cell table:style-name="ce22" table:formula="of:=[.B403]-[.$B$399]-[.$B$400]" office:value-type="float" office:value="-0.681698220000001">
            <text:p>-0.68169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38.40422459">
            <text:p>-38.40422459</text:p>
          </table:table-cell>
          <table:table-cell table:style-name="ce22" table:formula="of:=[.B404]-[.$B$399]-[.$B$400]" office:value-type="float" office:value="-0.734350469999995">
            <text:p>-0.73435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38.42539005">
            <text:p>-38.42539005</text:p>
          </table:table-cell>
          <table:table-cell table:style-name="ce22" table:formula="of:=[.B405]-[.$B$399]-[.$B$400]" office:value-type="float" office:value="-0.755515930000001">
            <text:p>-0.75551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38.39033159">
            <text:p>-38.39033159</text:p>
          </table:table-cell>
          <table:table-cell table:style-name="ce22" table:formula="of:=[.B406]-[.$B$399]-[.$B$400]" office:value-type="float" office:value="-0.72045747">
            <text:p>-0.72045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38.26222041">
            <text:p>-38.26222041</text:p>
          </table:table-cell>
          <table:table-cell table:style-name="ce22" table:formula="of:=[.B407]-[.$B$399]-[.$B$400]" office:value-type="float" office:value="-0.592346289999995">
            <text:p>-0.59234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37.98422704">
            <text:p>-37.98422704</text:p>
          </table:table-cell>
          <table:table-cell table:style-name="ce22" table:formula="of:=[.B408]-[.$B$399]-[.$B$400]" office:value-type="float" office:value="-0.314352920000005">
            <text:p>-0.314353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2"/>
          <table:table-cell>
            <draw:frame table:end-cell-address="DATA_FITTING_FIXED_MGO.G423" table:end-x="0.373cm" table:end-y="0.148cm" draw:z-index="48" draw:style-name="gr1" draw:text-style-name="P1" svg:width="9.313cm" svg:height="6.321cm" svg:x="0.766cm" svg:y="0.42cm">
              <draw:object draw:notify-on-update-of-ranges="DATA_FITTING_FIXED_MGO.C413:DATA_FITTING_FIXED_MGO.C420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+1.6</text:p>
          </table:table-cell>
          <table:table-cell table:style-name="ce17" office:value-type="float" office:value="-37.67207461">
            <text:p>-37.67207461</text:p>
          </table:table-cell>
          <table:table-cell table:style-name="ce24" table:formula="of:=[.B413]-[.$B$399]-[.$B$400]" office:value-type="float" office:value="-0.00220049000000699">
            <text:p>-0.002200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4</text:p>
          </table:table-cell>
          <table:table-cell table:style-name="ce14" office:value-type="float" office:value="-37.59500585">
            <text:p>-37.59500585</text:p>
          </table:table-cell>
          <table:table-cell table:style-name="ce22" table:formula="of:=[.B414]-[.$B$399]-[.$B$400]" office:value-type="float" office:value="0.0748682699999961">
            <text:p>0.07486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4" office:value-type="float" office:value="-37.7169081">
            <text:p>-37.7169081</text:p>
          </table:table-cell>
          <table:table-cell table:style-name="ce22" table:formula="of:=[.B415]-[.$B$399]-[.$B$400]" office:value-type="float" office:value="-0.0470339799999948">
            <text:p>-0.04703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37.72088408">
            <text:p>-37.72088408</text:p>
          </table:table-cell>
          <table:table-cell table:style-name="ce22" table:formula="of:=[.B416]-[.$B$399]-[.$B$400]" office:value-type="float" office:value="-0.0510099600000018">
            <text:p>-0.05101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37.69435897">
            <text:p>-37.69435897</text:p>
          </table:table-cell>
          <table:table-cell table:style-name="ce22" table:formula="of:=[.B417]-[.$B$399]-[.$B$400]" office:value-type="float" office:value="-0.0244848500000074">
            <text:p>-0.02448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37.62327762">
            <text:p>-37.62327762</text:p>
          </table:table-cell>
          <table:table-cell table:style-name="ce22" table:formula="of:=[.B418]-[.$B$399]-[.$B$400]" office:value-type="float" office:value="0.0465964999999926">
            <text:p>0.04659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37.46400496">
            <text:p>-37.46400496</text:p>
          </table:table-cell>
          <table:table-cell table:style-name="ce22" table:formula="of:=[.B419]-[.$B$399]-[.$B$400]" office:value-type="float" office:value="0.205869160000006">
            <text:p>0.20586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37.13448543">
            <text:p>-37.13448543</text:p>
          </table:table-cell>
          <table:table-cell table:style-name="ce22" table:formula="of:=[.B420]-[.$B$399]-[.$B$400]" office:value-type="float" office:value="0.535388690000005">
            <text:p>0.535389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>
            <draw:frame table:end-cell-address="DATA_FITTING_FIXED_MGO.G434" table:end-x="0.342cm" table:end-y="0.043cm" draw:z-index="49" draw:style-name="gr1" draw:text-style-name="P1" svg:width="9.241cm" svg:height="5.227cm" svg:x="0.807cm" svg:y="0.004cm">
              <draw:object draw:notify-on-update-of-ranges="DATA_FITTING_FIXED_MGO.C425:DATA_FITTING_FIXED_MGO.C431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37.78748662">
            <text:p>-37.78748662</text:p>
          </table:table-cell>
          <table:table-cell table:style-name="ce22" table:formula="of:=[.B425]-[.$B$399]-[.$B$400]" office:value-type="float" office:value="-0.117612500000007">
            <text:p>-0.11761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37.80847423">
            <text:p>-37.80847423</text:p>
          </table:table-cell>
          <table:table-cell table:style-name="ce22" table:formula="of:=[.B426]-[.$B$399]-[.$B$400]" office:value-type="float" office:value="-0.138600109999999">
            <text:p>-0.13860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37.82077401">
            <text:p>-37.82077401</text:p>
          </table:table-cell>
          <table:table-cell table:style-name="ce22" table:formula="of:=[.B427]-[.$B$399]-[.$B$400]" office:value-type="float" office:value="-0.150899890000005">
            <text:p>-0.15090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37.83967602">
            <text:p>-37.83967602</text:p>
          </table:table-cell>
          <table:table-cell table:style-name="ce22" table:formula="of:=[.B428]-[.$B$399]-[.$B$400]" office:value-type="float" office:value="-0.169801899999996">
            <text:p>-0.16980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37.80660491">
            <text:p>-37.80660491</text:p>
          </table:table-cell>
          <table:table-cell table:style-name="ce22" table:formula="of:=[.B429]-[.$B$399]-[.$B$400]" office:value-type="float" office:value="-0.136730790000001">
            <text:p>-0.13673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37.6951273">
            <text:p>-37.6951273</text:p>
          </table:table-cell>
          <table:table-cell table:style-name="ce22" table:formula="of:=[.B430]-[.$B$399]-[.$B$400]" office:value-type="float" office:value="-0.0252531800000071">
            <text:p>-0.02525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37.44555615">
            <text:p>-37.44555615</text:p>
          </table:table-cell>
          <table:table-cell table:style-name="ce22" table:formula="of:=[.B431]-[.$B$399]-[.$B$400]" office:value-type="float" office:value="0.224317970000001">
            <text:p>0.224318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1" office:value-type="string">
            <text:p>Ni bilayer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G457" table:end-x="0.302cm" table:end-y="0.069cm" draw:z-index="50" draw:style-name="gr1" draw:text-style-name="P1" svg:width="8.658cm" svg:height="6.263cm" svg:x="1.35cm" svg:y="0.42cm">
              <draw:object draw:notify-on-update-of-ranges="DATA_FITTING_FIXED_MGO.C449:DATA_FITTING_FIXED_MGO.C455" xlink:href="./Object 52" xlink:type="simple" xlink:show="embed" xlink:actuate="onLoad">
                <text:p/>
              </draw:object>
              <draw:image xlink:href="./ObjectReplacements/Object 52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1 (frozen config.)</text:p>
          </table:table-cell>
          <table:table-cell table:style-name="ce14" office:value-type="float" office:value="-7.00743326">
            <text:p>-7.00743326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5" office:value-type="float" office:value="-34.91863248">
            <text:p>-34.9186324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42.57793448">
            <text:p>-42.57793448</text:p>
          </table:table-cell>
          <table:table-cell table:style-name="ce22" table:formula="of:=[.B449]-([.$B$446])-[.$B$447]" office:value-type="float" office:value="-0.651868740000005">
            <text:p>-0.65186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42.64571286">
            <text:p>-42.64571286</text:p>
          </table:table-cell>
          <table:table-cell table:style-name="ce22" table:formula="of:=[.B450]-([.$B$446])-[.$B$447]" office:value-type="float" office:value="-0.719647120000005">
            <text:p>-0.71964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42.70359557">
            <text:p>-42.70359557</text:p>
          </table:table-cell>
          <table:table-cell table:style-name="ce22" table:formula="of:=[.B451]-([.$B$446])-[.$B$447]" office:value-type="float" office:value="-0.777529829999999">
            <text:p>-0.77753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42.73738249">
            <text:p>-42.73738249</text:p>
          </table:table-cell>
          <table:table-cell table:style-name="ce22" table:formula="of:=[.B452]-([.$B$446])-[.$B$447]" office:value-type="float" office:value="-0.811316750000003">
            <text:p>-0.81131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42.72346299">
            <text:p>-42.72346299</text:p>
          </table:table-cell>
          <table:table-cell table:style-name="ce22" table:formula="of:=[.B453]-([.$B$446])-[.$B$447]" office:value-type="float" office:value="-0.797397250000003">
            <text:p>-0.79739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42.62381979">
            <text:p>-42.62381979</text:p>
          </table:table-cell>
          <table:table-cell table:style-name="ce22" table:formula="of:=[.B454]-([.$B$446])-[.$B$447]" office:value-type="float" office:value="-0.69775405">
            <text:p>-0.69775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42.37901522">
            <text:p>-42.37901522</text:p>
          </table:table-cell>
          <table:table-cell table:style-name="ce22" table:formula="of:=[.B455]-([.$B$446])-[.$B$447]" office:value-type="float" office:value="-0.452949480000001">
            <text:p>-0.452949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2"/>
          <table:table-cell>
            <draw:frame table:end-cell-address="DATA_FITTING_FIXED_MGO.G468" table:end-x="0.045cm" table:end-y="0.289cm" draw:z-index="51" draw:style-name="gr1" draw:text-style-name="P1" svg:width="8.322cm" svg:height="5.668cm" svg:x="1.429cm" svg:y="0.273cm">
              <draw:object draw:notify-on-update-of-ranges="DATA_FITTING_FIXED_MGO.C460:DATA_FITTING_FIXED_MGO.C467" xlink:href="./Object 53" xlink:type="simple" xlink:show="embed" xlink:actuate="onLoad">
                <t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3"/>
          <table:table-cell table:style-name="ce26" table:number-columns-repeated="11"/>
          <table:table-cell table:number-columns-repeated="1010"/>
        </table:table-row>
        <table:table-row table:style-name="ro2">
          <table:table-cell table:style-name="ce5" office:value-type="string">
            <text:p>+1.6</text:p>
          </table:table-cell>
          <table:table-cell table:style-name="ce14" office:value-type="float" office:value="-41.61025639">
            <text:p>-41.61025639</text:p>
          </table:table-cell>
          <table:table-cell table:style-name="ce22" table:formula="of:=[.B460]-([.$B$446])-[.$B$447]" office:value-type="float" office:value="0.315809349999995">
            <text:p>0.31580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41.94835232">
            <text:p>-41.94835232</text:p>
          </table:table-cell>
          <table:table-cell table:style-name="ce22" table:formula="of:=[.B461]-([.$B$446])-[.$B$447]" office:value-type="float" office:value="-0.0222865799999994">
            <text:p>-0.02228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41.93993043">
            <text:p>-41.93993043</text:p>
          </table:table-cell>
          <table:table-cell table:style-name="ce22" table:formula="of:=[.B462]-([.$B$446])-[.$B$447]" office:value-type="float" office:value="-0.0138646899999983">
            <text:p>-0.01386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41.91672417">
            <text:p>-41.91672417</text:p>
          </table:table-cell>
          <table:table-cell table:style-name="ce22" table:formula="of:=[.B463]-([.$B$446])-[.$B$447]" office:value-type="float" office:value="0.00934156999999658">
            <text:p>0.00934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41.86717179">
            <text:p>-41.86717179</text:p>
          </table:table-cell>
          <table:table-cell table:style-name="ce22" table:formula="of:=[.B464]-([.$B$446])-[.$B$447]" office:value-type="float" office:value="0.0588939499999981">
            <text:p>0.05889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41.76948941">
            <text:p>-41.76948941</text:p>
          </table:table-cell>
          <table:table-cell table:style-name="ce22" table:formula="of:=[.B465]-([.$B$446])-[.$B$447]" office:value-type="float" office:value="0.15657633">
            <text:p>0.15657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41.58733859">
            <text:p>-41.58733859</text:p>
          </table:table-cell>
          <table:table-cell table:style-name="ce22" table:formula="of:=[.B466]-([.$B$446])-[.$B$447]" office:value-type="float" office:value="0.338727149999997">
            <text:p>0.33872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41.25033793">
            <text:p>-41.25033793</text:p>
          </table:table-cell>
          <table:table-cell table:style-name="ce22" table:formula="of:=[.B467]-([.$B$446])-[.$B$447]" office:value-type="float" office:value="0.675727809999998">
            <text:p>0.675728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>
            <draw:frame table:end-cell-address="DATA_FITTING_FIXED_MGO.G479" table:end-x="0.077cm" table:end-y="0.316cm" draw:z-index="52" draw:style-name="gr1" draw:text-style-name="P1" svg:width="8.305cm" svg:height="4.992cm" svg:x="1.478cm" svg:y="0.04cm">
              <draw:object draw:notify-on-update-of-ranges="DATA_FITTING_FIXED_MGO.C472:DATA_FITTING_FIXED_MGO.C478" xlink:href="./Object 54" xlink:type="simple" xlink:show="embed" xlink:actuate="onLoad">
                <text:p/>
              </draw:object>
              <draw:image xlink:href="./ObjectReplacements/Object 5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number-columns-repeated="1021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42.05665569">
            <text:p>-42.05665569</text:p>
          </table:table-cell>
          <table:table-cell table:style-name="ce22" table:formula="of:=[.B472]-([.$B$446])-[.$B$447]" office:value-type="float" office:value="-0.130589950000001">
            <text:p>-0.1305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42.08160975">
            <text:p>-42.08160975</text:p>
          </table:table-cell>
          <table:table-cell table:style-name="ce22" table:formula="of:=[.B473]-([.$B$446])-[.$B$447]" office:value-type="float" office:value="-0.15554401">
            <text:p>-0.15554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42.10129471">
            <text:p>-42.10129471</text:p>
          </table:table-cell>
          <table:table-cell table:style-name="ce22" table:formula="of:=[.B474]-([.$B$446])-[.$B$447]" office:value-type="float" office:value="-0.175228969999999">
            <text:p>-0.17522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42.10495843">
            <text:p>-42.10495843</text:p>
          </table:table-cell>
          <table:table-cell table:style-name="ce22" table:formula="of:=[.B475]-([.$B$446])-[.$B$447]" office:value-type="float" office:value="-0.178892690000005">
            <text:p>-0.178893</text:p>
          </table:table-cell>
          <table:table-cell table:style-name="ce26" table:number-columns-repeated="11"/>
          <table:table-cell table:number-columns-repeated="1010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42.07322132">
            <text:p>-42.07322132</text:p>
          </table:table-cell>
          <table:table-cell table:style-name="ce22" table:formula="of:=[.B476]-([.$B$446])-[.$B$447]" office:value-type="float" office:value="-0.147155580000003">
            <text:p>-0.14715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41.97230823">
            <text:p>-41.97230823</text:p>
          </table:table-cell>
          <table:table-cell table:style-name="ce22" table:formula="of:=[.B477]-([.$B$446])-[.$B$447]" office:value-type="float" office:value="-0.0462424900000045">
            <text:p>-0.04624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41.74474541">
            <text:p>-41.74474541</text:p>
          </table:table-cell>
          <table:table-cell table:style-name="ce22" table:formula="of:=[.B478]-([.$B$446])-[.$B$447]" office:value-type="float" office:value="0.181320329999998">
            <text:p>0.181320</text:p>
          </table:table-cell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1" office:value-type="string">
            <text:p>Ni1 cluster – <text:s/>at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3"/>
          <table:table-cell>
            <draw:frame table:end-cell-address="DATA_FITTING_FIXED_MGO.G502" table:end-x="0.421cm" table:end-y="0.097cm" draw:z-index="0" draw:style-name="gr1" draw:text-style-name="P1" svg:width="9.283cm" svg:height="5.4cm" svg:x="0.844cm" svg:y="0.369cm">
              <draw:object draw:notify-on-update-of-ranges="DATA_FITTING_FIXED_MGO.C495:DATA_FITTING_FIXED_MGO.C501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1 (frozen config.)</text:p>
          </table:table-cell>
          <table:table-cell table:style-name="ce14" office:value-type="float" office:value="-0.73705988">
            <text:p>-0.73705988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+0.3</text:p>
          </table:table-cell>
          <table:table-cell table:style-name="ce14" office:value-type="float" office:value="-1258.85275224">
            <text:p>-1258.85275224</text:p>
          </table:table-cell>
          <table:table-cell table:style-name="ce22" table:formula="of:=[.B495]-[.$B$492]-[.$B$493]" office:value-type="float" office:value="-1.33243551999999">
            <text:p>-1.33243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59.00024192">
            <text:p>-1259.00024192</text:p>
          </table:table-cell>
          <table:table-cell table:style-name="ce22" table:formula="of:=[.B496]-[.$B$492]-[.$B$493]" office:value-type="float" office:value="-1.47992520000003">
            <text:p>-1.479925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1</text:p>
          </table:table-cell>
          <table:table-cell table:style-name="ce14" office:value-type="float" office:value="-1259.15614885">
            <text:p>-1259.15614885</text:p>
          </table:table-cell>
          <table:table-cell table:style-name="ce22" table:formula="of:=[.B497]-[.$B$492]-[.$B$493]" office:value-type="float" office:value="-1.63583212999993">
            <text:p>-1.63583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59.22275254">
            <text:p>-1259.22275254</text:p>
          </table:table-cell>
          <table:table-cell table:style-name="ce22" table:formula="of:=[.B498]-[.$B$492]-[.$B$493]" office:value-type="float" office:value="-1.70243582000012">
            <text:p>-1.70243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59.11722956">
            <text:p>-1259.11722956</text:p>
          </table:table-cell>
          <table:table-cell table:style-name="ce22" table:formula="of:=[.B499]-[.$B$492]-[.$B$493]" office:value-type="float" office:value="-1.59691283999996">
            <text:p>-1.59691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58.74872826">
            <text:p>-1258.74872826</text:p>
          </table:table-cell>
          <table:table-cell table:style-name="ce22" table:formula="of:=[.B500]-[.$B$492]-[.$B$493]" office:value-type="float" office:value="-1.22841154000002">
            <text:p>-1.22841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57.94281773">
            <text:p>-1257.94281773</text:p>
          </table:table-cell>
          <table:table-cell table:style-name="ce22" table:formula="of:=[.B501]-[.$B$492]-[.$B$493]" office:value-type="float" office:value="-0.422501009999905">
            <text:p>-0.422501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2"/>
          <table:table-cell>
            <draw:frame table:end-cell-address="DATA_FITTING_FIXED_MGO.G514" table:end-x="0.123cm" table:end-y="0.021cm" draw:z-index="1" draw:style-name="gr1" draw:text-style-name="P1" svg:width="8.906cm" svg:height="5.358cm" svg:x="0.923cm" svg:y="0.315cm">
              <draw:object draw:notify-on-update-of-ranges="DATA_FITTING_FIXED_MGO.C506:DATA_FITTING_FIXED_MGO.C513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4" office:value-type="float" office:value="-1257.81026773">
            <text:p>-1257.81026773</text:p>
          </table:table-cell>
          <table:table-cell table:style-name="ce22" table:formula="of:=[.B506]-[.$B$492]-[.$B$493]" office:value-type="float" office:value="-0.289951010000095">
            <text:p>-0.28995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4" office:value-type="float" office:value="-1257.85720635">
            <text:p>-1257.85720635</text:p>
          </table:table-cell>
          <table:table-cell table:style-name="ce22" table:formula="of:=[.B507]-[.$B$492]-[.$B$493]" office:value-type="float" office:value="-0.336889630000087">
            <text:p>-0.3368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4" office:value-type="float" office:value="-1257.89790354">
            <text:p>-1257.89790354</text:p>
          </table:table-cell>
          <table:table-cell table:style-name="ce22" table:formula="of:=[.B508]-[.$B$492]-[.$B$493]" office:value-type="float" office:value="-0.377586820000033">
            <text:p>-0.37758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0</text:p>
          </table:table-cell>
          <table:table-cell table:style-name="ce14" office:value-type="float" office:value="-1257.93484514">
            <text:p>-1257.93484514</text:p>
          </table:table-cell>
          <table:table-cell table:style-name="ce22" table:formula="of:=[.B509]-[.$B$492]-[.$B$493]" office:value-type="float" office:value="-0.414528420000124">
            <text:p>-0.41452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8</text:p>
          </table:table-cell>
          <table:table-cell table:style-name="ce14" office:value-type="float" office:value="-1257.93180496">
            <text:p>-1257.93180496</text:p>
          </table:table-cell>
          <table:table-cell table:style-name="ce22" table:formula="of:=[.B510]-[.$B$492]-[.$B$493]" office:value-type="float" office:value="-0.411488239999926">
            <text:p>-0.41148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4" office:value-type="float" office:value="-1257.85108933">
            <text:p>-1257.85108933</text:p>
          </table:table-cell>
          <table:table-cell table:style-name="ce22" table:formula="of:=[.B511]-[.$B$492]-[.$B$493]" office:value-type="float" office:value="-0.33077260999994">
            <text:p>-0.33077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1257.60238721">
            <text:p>-1257.60238721</text:p>
          </table:table-cell>
          <table:table-cell table:style-name="ce22" table:formula="of:=[.B512]-[.$B$492]-[.$B$493]" office:value-type="float" office:value="-0.0820704899999782">
            <text:p>-0.08207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1257.07530484">
            <text:p>-1257.07530484</text:p>
          </table:table-cell>
          <table:table-cell table:style-name="ce22" table:formula="of:=[.B513]-[.$B$492]-[.$B$493]" office:value-type="float" office:value="0.445011880000038">
            <text:p>0.445012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>
            <draw:frame table:end-cell-address="DATA_FITTING_FIXED_MGO.G527" table:end-x="0.69cm" table:end-y="0.126cm" draw:z-index="2" draw:style-name="gr1" draw:text-style-name="P1" svg:width="9.436cm" svg:height="5.675cm" svg:x="0.96cm" svg:y="0.109cm">
              <draw:object draw:notify-on-update-of-ranges="DATA_FITTING_FIXED_MGO.C518:DATA_FITTING_FIXED_MGO.C524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8" office:value-type="string">
            <text:p>+1.0</text:p>
          </table:table-cell>
          <table:table-cell table:style-name="ce14" office:value-type="float" office:value="-1258.05247051">
            <text:p>-1258.05247051</text:p>
          </table:table-cell>
          <table:table-cell table:style-name="ce22" table:formula="of:=[.B518]-[.$B$492]-[.$B$493]" office:value-type="float" office:value="-0.532153789999938">
            <text:p>-0.53215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8</text:p>
          </table:table-cell>
          <table:table-cell table:style-name="ce14" office:value-type="float" office:value="-1258.14378601">
            <text:p>-1258.14378601</text:p>
          </table:table-cell>
          <table:table-cell table:style-name="ce22" table:formula="of:=[.B519]-[.$B$492]-[.$B$493]" office:value-type="float" office:value="-0.623469290000003">
            <text:p>-0.623469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6</text:p>
          </table:table-cell>
          <table:table-cell table:style-name="ce14" office:value-type="float" office:value="-1258.23782278">
            <text:p>-1258.23782278</text:p>
          </table:table-cell>
          <table:table-cell table:style-name="ce22" table:formula="of:=[.B520]-[.$B$492]-[.$B$493]" office:value-type="float" office:value="-0.717506060000005">
            <text:p>-0.71750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1258.31814449">
            <text:p>-1258.31814449</text:p>
          </table:table-cell>
          <table:table-cell table:style-name="ce22" table:formula="of:=[.B521]-[.$B$492]-[.$B$493]" office:value-type="float" office:value="-0.797827769999913">
            <text:p>-0.7978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58.35731245">
            <text:p>-1258.35731245</text:p>
          </table:table-cell>
          <table:table-cell table:style-name="ce22" table:formula="of:=[.B522]-[.$B$492]-[.$B$493]" office:value-type="float" office:value="-0.836995730000126">
            <text:p>-0.83699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58.26859106">
            <text:p>-1258.26859106</text:p>
          </table:table-cell>
          <table:table-cell table:style-name="ce22" table:formula="of:=[.B523]-[.$B$492]-[.$B$493]" office:value-type="float" office:value="-0.74827434000008">
            <text:p>-0.74827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57.94779577">
            <text:p>-1257.94779577</text:p>
          </table:table-cell>
          <table:table-cell table:style-name="ce22" table:formula="of:=[.B524]-[.$B$492]-[.$B$493]" office:value-type="float" office:value="-0.427479050000102">
            <text:p>-0.427479</text:p>
          </table:table-cell>
          <table:table-cell table:number-columns-repeated="1021"/>
        </table:table-row>
        <table:table-row table:style-name="ro2" table:number-rows-repeated="5">
          <table:table-cell/>
          <table:table-cell table:style-name="ce16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0" office:value-type="string">
            <text:p>Ni2 cluster – <text:s/>dimer vertical</text:p>
          </table:table-cell>
          <table:table-cell/>
          <table:table-cell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G548" table:end-x="0.71cm" table:end-y="0.029cm" draw:z-index="3" draw:style-name="gr1" draw:text-style-name="P1" svg:width="8.827cm" svg:height="5.752cm" svg:x="1.589cm" svg:y="0.42cm">
              <draw:object draw:notify-on-update-of-ranges="DATA_FITTING_FIXED_MGO.C541:DATA_FITTING_FIXED_MGO.C547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2 (frozen config.)</text:p>
          </table:table-cell>
          <table:table-cell table:style-name="ce14" office:value-type="float" office:value="-4.44511341">
            <text:p>-4.44511341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62.46217207">
            <text:p>-1262.46217207</text:p>
          </table:table-cell>
          <table:table-cell table:style-name="ce22" table:formula="of:=[.B541]-[.$B$538]-[.$B$539]" office:value-type="float" office:value="-1.23380182000005">
            <text:p>-1.23380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2.57256823">
            <text:p>-1262.57256823</text:p>
          </table:table-cell>
          <table:table-cell table:style-name="ce22" table:formula="of:=[.B542]-[.$B$538]-[.$B$539]" office:value-type="float" office:value="-1.34419797999999">
            <text:p>-1.34419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62.60973825">
            <text:p>-1262.60973825</text:p>
          </table:table-cell>
          <table:table-cell table:style-name="ce22" table:formula="of:=[.B543]-[.$B$538]-[.$B$539]" office:value-type="float" office:value="-1.38136800000007">
            <text:p>-1.38136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62.68613741">
            <text:p>-1262.68613741</text:p>
          </table:table-cell>
          <table:table-cell table:style-name="ce22" table:formula="of:=[.B544]-[.$B$538]-[.$B$539]" office:value-type="float" office:value="-1.45776716">
            <text:p>-1.45776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62.58497453">
            <text:p>-1262.58497453</text:p>
          </table:table-cell>
          <table:table-cell table:style-name="ce22" table:formula="of:=[.B545]-[.$B$538]-[.$B$539]" office:value-type="float" office:value="-1.35660428000006">
            <text:p>-1.35660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2.38800457">
            <text:p>-1262.38800457</text:p>
          </table:table-cell>
          <table:table-cell table:style-name="ce22" table:formula="of:=[.B546]-[.$B$538]-[.$B$539]" office:value-type="float" office:value="-1.15963432000012">
            <text:p>-1.15963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4" office:value-type="float" office:value="-1261.87191399">
            <text:p>-1261.87191399</text:p>
          </table:table-cell>
          <table:table-cell table:style-name="ce22" table:formula="of:=[.B547]-[.$B$538]-[.$B$539]" office:value-type="float" office:value="-0.643543740000041">
            <text:p>-0.643544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561" table:end-x="0.632cm" table:end-y="0.192cm" draw:z-index="4" draw:style-name="gr1" draw:text-style-name="P1" svg:width="8.744cm" svg:height="5.615cm" svg:x="1.594cm" svg:y="0.229cm">
              <draw:object draw:notify-on-update-of-ranges="DATA_FITTING_FIXED_MGO.C552:DATA_FITTING_FIXED_MGO.C55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61.36433904">
            <text:p>-1261.36433904</text:p>
          </table:table-cell>
          <table:table-cell table:style-name="ce22" table:formula="of:=[.B552]-[.$B$538]-[.$B$539]" office:value-type="float" office:value="-0.135968790000106">
            <text:p>-0.13596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61.42834041">
            <text:p>-1261.42834041</text:p>
          </table:table-cell>
          <table:table-cell table:style-name="ce22" table:formula="of:=[.B553]-[.$B$538]-[.$B$539]" office:value-type="float" office:value="-0.199970160000021">
            <text:p>-0.19997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61.45511693">
            <text:p>-1261.45511693</text:p>
          </table:table-cell>
          <table:table-cell table:style-name="ce22" table:formula="of:=[.B554]-[.$B$538]-[.$B$539]" office:value-type="float" office:value="-0.226746680000133">
            <text:p>-0.22674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1.47009618">
            <text:p>-1261.47009618</text:p>
          </table:table-cell>
          <table:table-cell table:style-name="ce22" table:formula="of:=[.B555]-[.$B$538]-[.$B$539]" office:value-type="float" office:value="-0.24172593000003">
            <text:p>-0.24172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4" office:value-type="float" office:value="-1261.46322323">
            <text:p>-1261.46322323</text:p>
          </table:table-cell>
          <table:table-cell table:style-name="ce22" table:formula="of:=[.B556]-[.$B$538]-[.$B$539]" office:value-type="float" office:value="-0.234852980000142">
            <text:p>-0.23485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1.39947707">
            <text:p>-1261.39947707</text:p>
          </table:table-cell>
          <table:table-cell table:style-name="ce22" table:formula="of:=[.B557]-[.$B$538]-[.$B$539]" office:value-type="float" office:value="-0.171106820000205">
            <text:p>-0.1711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1261.15618814">
            <text:p>-1261.15618814</text:p>
          </table:table-cell>
          <table:table-cell table:style-name="ce22" table:formula="of:=[.B558]-[.$B$538]-[.$B$539]" office:value-type="float" office:value="0.0721821099998579">
            <text:p>0.07218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1260.74584434">
            <text:p>-1260.74584434</text:p>
          </table:table-cell>
          <table:table-cell table:style-name="ce22" table:formula="of:=[.B559]-[.$B$538]-[.$B$539]" office:value-type="float" office:value="0.482525909999822">
            <text:p>0.482526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>
            <draw:frame table:end-cell-address="DATA_FITTING_FIXED_MGO.G572" table:end-x="0.773cm" table:end-y="0.379cm" draw:z-index="5" draw:style-name="gr1" draw:text-style-name="P1" svg:width="8.811cm" svg:height="4.668cm" svg:x="1.668cm" svg:y="0.427cm">
              <draw:object draw:notify-on-update-of-ranges="DATA_FITTING_FIXED_MGO.C564:DATA_FITTING_FIXED_MGO.C570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1.62407768">
            <text:p>-1261.62407768</text:p>
          </table:table-cell>
          <table:table-cell table:style-name="ce22" table:formula="of:=[.B564]-[.$B$538]-[.$B$539]" office:value-type="float" office:value="-0.39570743000013">
            <text:p>-0.39570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1.70412378">
            <text:p>-1261.70412378</text:p>
          </table:table-cell>
          <table:table-cell table:style-name="ce22" table:formula="of:=[.B565]-[.$B$538]-[.$B$539]" office:value-type="float" office:value="-0.47575353000002">
            <text:p>-0.47575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1.80069846">
            <text:p>-1261.80069846</text:p>
          </table:table-cell>
          <table:table-cell table:style-name="ce22" table:formula="of:=[.B566]-[.$B$538]-[.$B$539]" office:value-type="float" office:value="-0.572328210000023">
            <text:p>-0.5723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1261.89392001">
            <text:p>-1261.89392001</text:p>
          </table:table-cell>
          <table:table-cell table:style-name="ce22" table:formula="of:=[.B567]-[.$B$538]-[.$B$539]" office:value-type="float" office:value="-0.665549760000204">
            <text:p>-0.66555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1261.93290518">
            <text:p>-1261.93290518</text:p>
          </table:table-cell>
          <table:table-cell table:style-name="ce22" table:formula="of:=[.B568]-[.$B$538]-[.$B$539]" office:value-type="float" office:value="-0.704534930000136">
            <text:p>-0.70453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4" office:value-type="float" office:value="-1261.9170731">
            <text:p>-1261.9170731</text:p>
          </table:table-cell>
          <table:table-cell table:style-name="ce22" table:formula="of:=[.B569]-[.$B$538]-[.$B$539]" office:value-type="float" office:value="-0.688702850000027">
            <text:p>-0.68870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4" office:value-type="float" office:value="-1261.70397249">
            <text:p>-1261.70397249</text:p>
          </table:table-cell>
          <table:table-cell table:style-name="ce22" table:formula="of:=[.B570]-[.$B$538]-[.$B$539]" office:value-type="float" office:value="-0.475602240000171">
            <text:p>-0.475602</text:p>
          </table:table-cell>
          <table:table-cell table:number-columns-repeated="1021"/>
        </table:table-row>
        <table:table-row table:style-name="ro2" table:number-rows-repeated="4">
          <table:table-cell/>
          <table:table-cell table:style-name="ce16"/>
          <table:table-cell table:number-columns-repeated="1022"/>
        </table:table-row>
        <table:table-row table:style-name="ro1">
          <table:table-cell table:style-name="ce1" office:value-type="string">
            <text:p>Ni2 cluster – <text:s/>dimer horizont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3"/>
          <table:table-cell>
            <draw:frame table:end-cell-address="DATA_FITTING_FIXED_MGO.G591" table:end-x="0.692cm" table:end-y="0.322cm" draw:z-index="6" draw:style-name="gr1" draw:text-style-name="P1" svg:width="9.67cm" svg:height="6.399cm" svg:x="0.728cm" svg:y="0.067cm">
              <draw:object draw:notify-on-update-of-ranges="DATA_FITTING_FIXED_MGO.C583:DATA_FITTING_FIXED_MGO.C589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2 (frozen config.)</text:p>
          </table:table-cell>
          <table:table-cell table:style-name="ce14" office:value-type="float" office:value="-4.24702126">
            <text:p>-4.24702126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62.4946675">
            <text:p>-1262.4946675</text:p>
          </table:table-cell>
          <table:table-cell table:style-name="ce22" table:formula="of:=[.B583]-[.$B$580]-[.$B$581]" office:value-type="float" office:value="-1.46438940000007">
            <text:p>-1.46438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2.67319869">
            <text:p>-1262.67319869</text:p>
          </table:table-cell>
          <table:table-cell table:style-name="ce22" table:formula="of:=[.B584]-[.$B$580]-[.$B$581]" office:value-type="float" office:value="-1.6429205899999">
            <text:p>-1.64292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62.79672317">
            <text:p>-1262.79672317</text:p>
          </table:table-cell>
          <table:table-cell table:style-name="ce22" table:formula="of:=[.B585]-[.$B$580]-[.$B$581]" office:value-type="float" office:value="-1.76644506999992">
            <text:p>-1.76644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62.82835981">
            <text:p>-1262.82835981</text:p>
          </table:table-cell>
          <table:table-cell table:style-name="ce22" table:formula="of:=[.B586]-[.$B$580]-[.$B$581]" office:value-type="float" office:value="-1.79808170999991">
            <text:p>-1.79808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62.69148369">
            <text:p>-1262.69148369</text:p>
          </table:table-cell>
          <table:table-cell table:style-name="ce22" table:formula="of:=[.B587]-[.$B$580]-[.$B$581]" office:value-type="float" office:value="-1.66120559000001">
            <text:p>-1.66120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2.26395798">
            <text:p>-1262.26395798</text:p>
          </table:table-cell>
          <table:table-cell table:style-name="ce22" table:formula="of:=[.B588]-[.$B$580]-[.$B$581]" office:value-type="float" office:value="-1.23367987999995">
            <text:p>-1.23368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61.41731515">
            <text:p>-1261.41731515</text:p>
          </table:table-cell>
          <table:table-cell table:style-name="ce22" table:formula="of:=[.B589]-[.$B$580]-[.$B$581]" office:value-type="float" office:value="-0.38703704999989">
            <text:p>-0.387037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>
            <draw:frame table:end-cell-address="DATA_FITTING_FIXED_MGO.G604" table:end-x="0.692cm" table:end-y="0.083cm" draw:z-index="7" draw:style-name="gr1" draw:text-style-name="P1" svg:width="9.027cm" svg:height="5.729cm" svg:x="1.371cm" svg:y="0.005cm">
              <draw:object draw:notify-on-update-of-ranges="DATA_FITTING_FIXED_MGO.C594:DATA_FITTING_FIXED_MGO.C601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61.2274049">
            <text:p>-1261.2274049</text:p>
          </table:table-cell>
          <table:table-cell table:style-name="ce22" table:formula="of:=[.B594]-[.$B$580]-[.$B$581]" office:value-type="float" office:value="-0.197126799999978">
            <text:p>-0.19712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61.32113277">
            <text:p>-1261.32113277</text:p>
          </table:table-cell>
          <table:table-cell table:style-name="ce22" table:formula="of:=[.B595]-[.$B$580]-[.$B$581]" office:value-type="float" office:value="-0.290854670000044">
            <text:p>-0.29085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61.37712896">
            <text:p>-1261.37712896</text:p>
          </table:table-cell>
          <table:table-cell table:style-name="ce22" table:formula="of:=[.B596]-[.$B$580]-[.$B$581]" office:value-type="float" office:value="-0.346850859999904">
            <text:p>-0.34685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1.35041446">
            <text:p>-1261.35041446</text:p>
          </table:table-cell>
          <table:table-cell table:style-name="ce22" table:formula="of:=[.B597]-[.$B$580]-[.$B$581]" office:value-type="float" office:value="-0.320136359999879">
            <text:p>-0.32013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1.25426757">
            <text:p>-1261.25426757</text:p>
          </table:table-cell>
          <table:table-cell table:style-name="ce22" table:formula="of:=[.B598]-[.$B$580]-[.$B$581]" office:value-type="float" office:value="-0.223989469999879">
            <text:p>-0.22398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1.0827617">
            <text:p>-1261.0827617</text:p>
          </table:table-cell>
          <table:table-cell table:style-name="ce22" table:formula="of:=[.B599]-[.$B$580]-[.$B$581]" office:value-type="float" office:value="-0.0524835999999596">
            <text:p>-0.05248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0.65774412">
            <text:p>-1260.65774412</text:p>
          </table:table-cell>
          <table:table-cell table:style-name="ce22" table:formula="of:=[.B600]-[.$B$580]-[.$B$581]" office:value-type="float" office:value="0.372533980000071">
            <text:p>0.37253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59.79876577">
            <text:p>-1259.79876577</text:p>
          </table:table-cell>
          <table:table-cell table:style-name="ce22" table:formula="of:=[.B601]-[.$B$580]-[.$B$581]" office:value-type="float" office:value="1.23151232999999">
            <text:p>1.231512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8" office:value-type="string">
            <text:p>+1.0</text:p>
          </table:table-cell>
          <table:table-cell table:style-name="ce14" office:value-type="float" office:value="-1261.38921294">
            <text:p>-1261.38921294</text:p>
          </table:table-cell>
          <table:table-cell table:style-name="ce22" table:formula="of:=[.B606]-[.$B$580]-[.$B$581]" office:value-type="float" office:value="-0.358934840000074">
            <text:p>-0.358935</text:p>
          </table:table-cell>
          <table:table-cell>
            <draw:frame table:end-cell-address="DATA_FITTING_FIXED_MGO.G614" table:end-x="0.499cm" table:end-y="0.068cm" draw:z-index="8" draw:style-name="gr1" draw:text-style-name="P1" svg:width="8.567cm" svg:height="3.822cm" svg:x="1.638cm" svg:y="0.014cm">
              <draw:object draw:notify-on-update-of-ranges="DATA_FITTING_FIXED_MGO.C606:DATA_FITTING_FIXED_MGO.C612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8" office:value-type="string">
            <text:p>+0.8</text:p>
          </table:table-cell>
          <table:table-cell table:style-name="ce14" office:value-type="float" office:value="-1261.42797042">
            <text:p>-1261.42797042</text:p>
          </table:table-cell>
          <table:table-cell table:style-name="ce22" table:formula="of:=[.B607]-[.$B$580]-[.$B$581]" office:value-type="float" office:value="-0.397692320000033">
            <text:p>-0.39769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6</text:p>
          </table:table-cell>
          <table:table-cell table:style-name="ce14" office:value-type="float" office:value="-1261.45628495">
            <text:p>-1261.45628495</text:p>
          </table:table-cell>
          <table:table-cell table:style-name="ce22" table:formula="of:=[.B608]-[.$B$580]-[.$B$581]" office:value-type="float" office:value="-0.426006850000022">
            <text:p>-0.42600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.4</text:p>
          </table:table-cell>
          <table:table-cell table:style-name="ce14" office:value-type="float" office:value="-1261.4900792">
            <text:p>-1261.4900792</text:p>
          </table:table-cell>
          <table:table-cell table:style-name="ce22" table:formula="of:=[.B609]-[.$B$580]-[.$B$581]" office:value-type="float" office:value="-0.45980110000005">
            <text:p>-0.45980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1.53321907">
            <text:p>-1261.53321907</text:p>
          </table:table-cell>
          <table:table-cell table:style-name="ce22" table:formula="of:=[.B610]-[.$B$580]-[.$B$581]" office:value-type="float" office:value="-0.502940970000054">
            <text:p>-0.50294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61.43172542">
            <text:p>-1261.43172542</text:p>
          </table:table-cell>
          <table:table-cell table:style-name="ce22" table:formula="of:=[.B611]-[.$B$580]-[.$B$581]" office:value-type="float" office:value="-0.401447319999988">
            <text:p>-0.40144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0.95246771">
            <text:p>-1260.95246771</text:p>
          </table:table-cell>
          <table:table-cell table:style-name="ce22" table:formula="of:=[.B612]-[.$B$580]-[.$B$581]" office:value-type="float" office:value="0.0778103899999678">
            <text:p>0.077810</text:p>
          </table:table-cell>
          <table:table-cell table:number-columns-repeated="1021"/>
        </table:table-row>
        <table:table-row table:style-name="ro2" table:number-rows-repeated="6">
          <table:table-cell/>
          <table:table-cell table:style-name="ce16"/>
          <table:table-cell table:number-columns-repeated="1022"/>
        </table:table-row>
        <table:table-row table:style-name="ro1">
          <table:table-cell table:style-name="ce1" office:value-type="string">
            <text:p>Ni4 cluster – <text:s/>tetram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3"/>
          <table:table-cell>
            <draw:frame table:end-cell-address="DATA_FITTING_FIXED_MGO.G634" table:end-x="1.055cm" table:end-y="0.136cm" draw:z-index="9" draw:style-name="gr1" draw:text-style-name="P1" svg:width="8.396cm" svg:height="5.654cm" svg:x="2.365cm" svg:y="0.155cm">
              <draw:object draw:notify-on-update-of-ranges="DATA_FITTING_FIXED_MGO.C627:DATA_FITTING_FIXED_MGO.C633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4 (frozen config.)</text:p>
          </table:table-cell>
          <table:table-cell table:style-name="ce14" office:value-type="float" office:value="-11.58783069">
            <text:p>-11.58783069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70.74507799">
            <text:p>-1270.74507799</text:p>
          </table:table-cell>
          <table:table-cell table:style-name="ce22" table:formula="of:=[.B627]-[.$B$624]-[.$B$625]" office:value-type="float" office:value="-2.37399046000019">
            <text:p>-2.3739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0.9850326">
            <text:p>-1270.9850326</text:p>
          </table:table-cell>
          <table:table-cell table:style-name="ce22" table:formula="of:=[.B628]-[.$B$624]-[.$B$625]" office:value-type="float" office:value="-2.61394507000023">
            <text:p>-2.61394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71.171509">
            <text:p>-1271.171509</text:p>
          </table:table-cell>
          <table:table-cell table:style-name="ce22" table:formula="of:=[.B629]-[.$B$624]-[.$B$625]" office:value-type="float" office:value="-2.80042147000017">
            <text:p>-2.8004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71.25103056">
            <text:p>-1271.25103056</text:p>
          </table:table-cell>
          <table:table-cell table:style-name="ce22" table:formula="of:=[.B630]-[.$B$624]-[.$B$625]" office:value-type="float" office:value="-2.87994303000005">
            <text:p>-2.87994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71.14141468">
            <text:p>-1271.14141468</text:p>
          </table:table-cell>
          <table:table-cell table:style-name="ce22" table:formula="of:=[.B631]-[.$B$624]-[.$B$625]" office:value-type="float" office:value="-2.77032715000018">
            <text:p>-2.77032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0.71712744">
            <text:p>-1270.71712744</text:p>
          </table:table-cell>
          <table:table-cell table:style-name="ce22" table:formula="of:=[.B632]-[.$B$624]-[.$B$625]" office:value-type="float" office:value="-2.34603991000017">
            <text:p>-2.34604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69.79090038">
            <text:p>-1269.79090038</text:p>
          </table:table-cell>
          <table:table-cell table:style-name="ce22" table:formula="of:=[.B633]-[.$B$624]-[.$B$625]" office:value-type="float" office:value="-1.4198128500002">
            <text:p>-1.419813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G647" table:end-x="0.235cm" table:end-y="0.03cm" draw:z-index="10" draw:style-name="gr1" draw:text-style-name="P1" svg:width="7.168cm" svg:height="5.349cm" svg:x="2.773cm" svg:y="0.332cm">
              <draw:object draw:notify-on-update-of-ranges="DATA_FITTING_FIXED_MGO.C638:DATA_FITTING_FIXED_MGO.C645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+1.6</text:p>
          </table:table-cell>
          <table:table-cell table:style-name="ce14" office:value-type="float" office:value="-1268.80501311">
            <text:p>-1268.80501311</text:p>
          </table:table-cell>
          <table:table-cell table:style-name="ce22" table:formula="of:=[.B638]-[.$B$624]-[.$B$625]" office:value-type="float" office:value="-0.43392558000005">
            <text:p>-0.433926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4</text:p>
          </table:table-cell>
          <table:table-cell table:style-name="ce14" office:value-type="float" office:value="-1268.88200998">
            <text:p>-1268.88200998</text:p>
          </table:table-cell>
          <table:table-cell table:style-name="ce22" table:formula="of:=[.B639]-[.$B$624]-[.$B$625]" office:value-type="float" office:value="-0.51092245000018">
            <text:p>-0.51092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2</text:p>
          </table:table-cell>
          <table:table-cell table:style-name="ce18" office:value-type="float" office:value="-1268.9366908">
            <text:p>-1268.9366908</text:p>
          </table:table-cell>
          <table:table-cell table:style-name="ce22" table:formula="of:=[.B640]-[.$B$624]-[.$B$625]" office:value-type="float" office:value="-0.565603270000111">
            <text:p>-0.56560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1.0</text:p>
          </table:table-cell>
          <table:table-cell table:style-name="ce18" office:value-type="float" office:value="-1268.92230603">
            <text:p>-1268.92230603</text:p>
          </table:table-cell>
          <table:table-cell table:style-name="ce22" table:formula="of:=[.B641]-[.$B$624]-[.$B$625]" office:value-type="float" office:value="-0.551218500000232">
            <text:p>-0.55121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8.630817">
            <text:p>-1268.630817</text:p>
          </table:table-cell>
          <table:table-cell table:style-name="ce22" table:formula="of:=[.B642]-[.$B$624]-[.$B$625]" office:value-type="float" office:value="-0.259729470000138">
            <text:p>-0.25972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8.41361935">
            <text:p>-1268.41361935</text:p>
          </table:table-cell>
          <table:table-cell table:style-name="ce22" table:formula="of:=[.B643]-[.$B$624]-[.$B$625]" office:value-type="float" office:value="-0.0425318200002494">
            <text:p>-0.04253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7.92216414">
            <text:p>-1267.92216414</text:p>
          </table:table-cell>
          <table:table-cell table:style-name="ce22" table:formula="of:=[.B644]-[.$B$624]-[.$B$625]" office:value-type="float" office:value="0.448923389999891">
            <text:p>0.44892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6.93645916">
            <text:p>-1266.93645916</text:p>
          </table:table-cell>
          <table:table-cell table:style-name="ce22" table:formula="of:=[.B645]-[.$B$624]-[.$B$625]" office:value-type="float" office:value="1.43462836999993">
            <text:p>1.434628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 table:style-name="ce23"/>
          <table:table-cell table:number-columns-repeated="1021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>
            <draw:frame table:end-cell-address="DATA_FITTING_FIXED_MGO.G657" table:end-x="0.762cm" table:end-y="0.221cm" draw:z-index="11" draw:style-name="gr1" draw:text-style-name="P1" svg:width="8.366cm" svg:height="4.231cm" svg:x="2.102cm" svg:y="0.236cm">
              <draw:object draw:notify-on-update-of-ranges="DATA_FITTING_FIXED_MGO.C650:DATA_FITTING_FIXED_MGO.C656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9.02146098">
            <text:p>-1269.02146098</text:p>
          </table:table-cell>
          <table:table-cell table:style-name="ce22" table:formula="of:=[.B650]-[.$B$624]-[.$B$625]" office:value-type="float" office:value="-0.650373450000188">
            <text:p>-0.65037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9.13888909">
            <text:p>-1269.13888909</text:p>
          </table:table-cell>
          <table:table-cell table:style-name="ce22" table:formula="of:=[.B651]-[.$B$624]-[.$B$625]" office:value-type="float" office:value="-0.76780156000018">
            <text:p>-0.76780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9.2292052">
            <text:p>-1269.2292052</text:p>
          </table:table-cell>
          <table:table-cell table:style-name="ce22" table:formula="of:=[.B652]-[.$B$624]-[.$B$625]" office:value-type="float" office:value="-0.858117670000183">
            <text:p>-0.85811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9.25107477">
            <text:p>-1269.25107477</text:p>
          </table:table-cell>
          <table:table-cell table:style-name="ce22" table:formula="of:=[.B653]-[.$B$624]-[.$B$625]" office:value-type="float" office:value="-0.879987240000219">
            <text:p>-0.87998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9.13293732">
            <text:p>-1269.13293732</text:p>
          </table:table-cell>
          <table:table-cell table:style-name="ce22" table:formula="of:=[.B654]-[.$B$624]-[.$B$625]" office:value-type="float" office:value="-0.761849790000269">
            <text:p>-0.76185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68.73531648">
            <text:p>-1268.73531648</text:p>
          </table:table-cell>
          <table:table-cell table:style-name="ce22" table:formula="of:=[.B655]-[.$B$624]-[.$B$625]" office:value-type="float" office:value="-0.364228950000097">
            <text:p>-0.36422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7.74724218">
            <text:p>-1267.74724218</text:p>
          </table:table-cell>
          <table:table-cell table:style-name="ce22" table:formula="of:=[.B656]-[.$B$624]-[.$B$625]" office:value-type="float" office:value="0.623845349999783">
            <text:p>0.623845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>
            <text:p>Ni4 cluster – <text:s/>squ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G678" table:end-x="0.852cm" table:end-y="0.076cm" draw:z-index="12" draw:style-name="gr1" draw:text-style-name="P1" svg:width="7.955cm" svg:height="5.799cm" svg:x="2.603cm" svg:y="0.42cm">
              <draw:object draw:notify-on-update-of-ranges="DATA_FITTING_FIXED_MGO.C671:DATA_FITTING_FIXED_MGO.C677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4 (frozen config.)</text:p>
          </table:table-cell>
          <table:table-cell table:style-name="ce14" office:value-type="float" office:value="-11.17382525">
            <text:p>-11.17382525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+0.3</text:p>
          </table:table-cell>
          <table:table-cell table:style-name="ce14" office:value-type="float" office:value="-1269.90149884">
            <text:p>-1269.90149884</text:p>
          </table:table-cell>
          <table:table-cell table:style-name="ce22" table:formula="of:=[.B671]-[.$B$668]-[.$B$669]" office:value-type="float" office:value="-1.94441675000007">
            <text:p>-1.94441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0.20477551">
            <text:p>-1270.20477551</text:p>
          </table:table-cell>
          <table:table-cell table:style-name="ce22" table:formula="of:=[.B672]-[.$B$668]-[.$B$669]" office:value-type="float" office:value="-2.24769342000013">
            <text:p>-2.24769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70.42284062">
            <text:p>-1270.42284062</text:p>
          </table:table-cell>
          <table:table-cell table:style-name="ce22" table:formula="of:=[.B673]-[.$B$668]-[.$B$669]" office:value-type="float" office:value="-2.46575853000013">
            <text:p>-2.46575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70.49969329">
            <text:p>-1270.49969329</text:p>
          </table:table-cell>
          <table:table-cell table:style-name="ce22" table:formula="of:=[.B674]-[.$B$668]-[.$B$669]" office:value-type="float" office:value="-2.54261120000024">
            <text:p>-2.54261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70.33975613">
            <text:p>-1270.33975613</text:p>
          </table:table-cell>
          <table:table-cell table:style-name="ce22" table:formula="of:=[.B675]-[.$B$668]-[.$B$669]" office:value-type="float" office:value="-2.38267404000021">
            <text:p>-2.38267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9.77689062">
            <text:p>-1269.77689062</text:p>
          </table:table-cell>
          <table:table-cell table:style-name="ce22" table:formula="of:=[.B676]-[.$B$668]-[.$B$669]" office:value-type="float" office:value="-1.81980853000005">
            <text:p>-1.81980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68.55892768">
            <text:p>-1268.55892768</text:p>
          </table:table-cell>
          <table:table-cell table:style-name="ce22" table:formula="of:=[.B677]-[.$B$668]-[.$B$669]" office:value-type="float" office:value="-0.601845590000039">
            <text:p>-0.601846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DATA_FITTING_FIXED_MGO.H691" table:end-x="0.513cm" table:end-y="0.112cm" draw:z-index="13" draw:style-name="gr1" draw:text-style-name="P1" svg:width="10.807cm" svg:height="5.611cm" svg:x="2.647cm" svg:y="0.153cm">
              <draw:object draw:notify-on-update-of-ranges="DATA_FITTING_FIXED_MGO.C682:DATA_FITTING_FIXED_MGO.C689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68.25923773">
            <text:p>-1268.25923773</text:p>
          </table:table-cell>
          <table:table-cell table:style-name="ce22" table:formula="of:=[.B682]-[.$B$668]-[.$B$669]" office:value-type="float" office:value="-0.302155640000137">
            <text:p>-0.30215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68.32380395">
            <text:p>-1268.32380395</text:p>
          </table:table-cell>
          <table:table-cell table:style-name="ce22" table:formula="of:=[.B683]-[.$B$668]-[.$B$669]" office:value-type="float" office:value="-0.366721860000098">
            <text:p>-0.36672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68.38574073">
            <text:p>-1268.38574073</text:p>
          </table:table-cell>
          <table:table-cell table:style-name="ce22" table:formula="of:=[.B684]-[.$B$668]-[.$B$669]" office:value-type="float" office:value="-0.428658640000094">
            <text:p>-0.42865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8.41636466">
            <text:p>-1268.41636466</text:p>
          </table:table-cell>
          <table:table-cell table:style-name="ce22" table:formula="of:=[.B685]-[.$B$668]-[.$B$669]" office:value-type="float" office:value="-0.459282570000141">
            <text:p>-0.45928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8.36551003">
            <text:p>-1268.36551003</text:p>
          </table:table-cell>
          <table:table-cell table:style-name="ce22" table:formula="of:=[.B686]-[.$B$668]-[.$B$669]" office:value-type="float" office:value="-0.408427940000138">
            <text:p>-0.4084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8.13530682">
            <text:p>-1268.13530682</text:p>
          </table:table-cell>
          <table:table-cell table:style-name="ce22" table:formula="of:=[.B687]-[.$B$668]-[.$B$669]" office:value-type="float" office:value="-0.178224730000238">
            <text:p>-0.17822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4" office:value-type="float" office:value="-1267.54703091">
            <text:p>-1267.54703091</text:p>
          </table:table-cell>
          <table:table-cell table:style-name="ce22" table:formula="of:=[.B688]-[.$B$668]-[.$B$669]" office:value-type="float" office:value="0.410051179999755">
            <text:p>0.41005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4" office:value-type="float" office:value="-1266.27844582">
            <text:p>-1266.27844582</text:p>
          </table:table-cell>
          <table:table-cell table:style-name="ce22" table:formula="of:=[.B689]-[.$B$668]-[.$B$669]" office:value-type="float" office:value="1.67863626999997">
            <text:p>1.678636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>
            <draw:frame table:end-cell-address="DATA_FITTING_FIXED_MGO.H702" table:end-x="0.179cm" table:end-y="0.303cm" draw:z-index="14" draw:style-name="gr1" draw:text-style-name="P1" svg:width="10.422cm" svg:height="5.077cm" svg:x="2.698cm" svg:y="0.413cm">
              <draw:object draw:notify-on-update-of-ranges="DATA_FITTING_FIXED_MGO.C694:DATA_FITTING_FIXED_MGO.C700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68.56505042">
            <text:p>-1268.56505042</text:p>
          </table:table-cell>
          <table:table-cell table:style-name="ce22" table:formula="of:=[.B694]-[.$B$668]-[.$B$669]" office:value-type="float" office:value="-0.607968330000176">
            <text:p>-0.60796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68.64500296">
            <text:p>-1268.64500296</text:p>
          </table:table-cell>
          <table:table-cell table:style-name="ce22" table:formula="of:=[.B695]-[.$B$668]-[.$B$669]" office:value-type="float" office:value="-0.687920870000198">
            <text:p>-0.68792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68.67366857">
            <text:p>-1268.67366857</text:p>
          </table:table-cell>
          <table:table-cell table:style-name="ce22" table:formula="of:=[.B696]-[.$B$668]-[.$B$669]" office:value-type="float" office:value="-0.71658648000016">
            <text:p>-0.71658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68.59082868">
            <text:p>-1268.59082868</text:p>
          </table:table-cell>
          <table:table-cell table:style-name="ce22" table:formula="of:=[.B697]-[.$B$668]-[.$B$669]" office:value-type="float" office:value="-0.633746590000101">
            <text:p>-0.63374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68.32600941">
            <text:p>-1268.32600941</text:p>
          </table:table-cell>
          <table:table-cell table:style-name="ce22" table:formula="of:=[.B698]-[.$B$668]-[.$B$669]" office:value-type="float" office:value="-0.368927320000239">
            <text:p>-0.36892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67.65921214">
            <text:p>-1267.65921214</text:p>
          </table:table-cell>
          <table:table-cell table:style-name="ce22" table:formula="of:=[.B699]-[.$B$668]-[.$B$669]" office:value-type="float" office:value="0.297869949999949">
            <text:p>0.29787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65.41899324">
            <text:p>-1265.41899324</text:p>
          </table:table-cell>
          <table:table-cell table:style-name="ce22" table:formula="of:=[.B700]-[.$B$668]-[.$B$669]" office:value-type="float" office:value="2.53808884999989">
            <text:p>2.538089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>
            <text:p>Ni5 cluster – <text:s/>pyram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>
            <draw:frame table:end-cell-address="DATA_FITTING_FIXED_MGO.G723" table:end-x="0.617cm" table:end-y="0.383cm" draw:z-index="15" draw:style-name="gr1" draw:text-style-name="P1" svg:width="8.704cm" svg:height="6.106cm" svg:x="1.619cm" svg:y="0.42cm">
              <draw:object draw:notify-on-update-of-ranges="DATA_FITTING_FIXED_MGO.C716:DATA_FITTING_FIXED_MGO.C722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4 (frozen config.)</text:p>
          </table:table-cell>
          <table:table-cell table:style-name="ce14" office:value-type="float" office:value="-15.95871945">
            <text:p>-15.95871945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275.23296634">
            <text:p>-1275.23296634</text:p>
          </table:table-cell>
          <table:table-cell table:style-name="ce22" table:formula="of:=[.B716]-[.$B$713]-[.$B$714]" office:value-type="float" office:value="-2.49099005000016">
            <text:p>-2.4909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5.52501218">
            <text:p>-1275.52501218</text:p>
          </table:table-cell>
          <table:table-cell table:style-name="ce22" table:formula="of:=[.B717]-[.$B$713]-[.$B$714]" office:value-type="float" office:value="-2.78303589000006">
            <text:p>-2.78303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275.7869408">
            <text:p>-1275.7869408</text:p>
          </table:table-cell>
          <table:table-cell table:style-name="ce22" table:formula="of:=[.B718]-[.$B$713]-[.$B$714]" office:value-type="float" office:value="-3.04496451">
            <text:p>-3.04496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275.89467263">
            <text:p>-1275.89467263</text:p>
          </table:table-cell>
          <table:table-cell table:style-name="ce22" table:formula="of:=[.B719]-[.$B$713]-[.$B$714]" office:value-type="float" office:value="-3.15269634000015">
            <text:p>-3.15269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275.72336158">
            <text:p>-1275.72336158</text:p>
          </table:table-cell>
          <table:table-cell table:style-name="ce22" table:formula="of:=[.B720]-[.$B$713]-[.$B$714]" office:value-type="float" office:value="-2.98138529000016">
            <text:p>-2.98138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5.08230407">
            <text:p>-1275.08230407</text:p>
          </table:table-cell>
          <table:table-cell table:style-name="ce22" table:formula="of:=[.B721]-[.$B$713]-[.$B$714]" office:value-type="float" office:value="-2.34032778000005">
            <text:p>-2.3403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273.70350644">
            <text:p>-1273.70350644</text:p>
          </table:table-cell>
          <table:table-cell table:style-name="ce22" table:formula="of:=[.B722]-[.$B$713]-[.$B$714]" office:value-type="float" office:value="-0.961530150000044">
            <text:p>-0.961530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 table:style-name="ce26">
            <draw:frame table:end-cell-address="DATA_FITTING_FIXED_MGO.G736" table:end-x="1.004cm" table:end-y="0.315cm" draw:z-index="16" draw:style-name="gr1" draw:text-style-name="P1" svg:width="8.983cm" svg:height="5.076cm" svg:x="1.727cm" svg:y="0.42cm">
              <draw:object draw:notify-on-update-of-ranges="DATA_FITTING_FIXED_MGO.C727:DATA_FITTING_FIXED_MGO.C734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273.02569538">
            <text:p>-1273.02569538</text:p>
          </table:table-cell>
          <table:table-cell table:style-name="ce22" table:formula="of:=[.B727]-[.$B$713]-[.$B$714]" office:value-type="float" office:value="-0.283719089999977">
            <text:p>-0.28371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273.0706156">
            <text:p>-1273.0706156</text:p>
          </table:table-cell>
          <table:table-cell table:style-name="ce22" table:formula="of:=[.B728]-[.$B$713]-[.$B$714]" office:value-type="float" office:value="-0.328639310000199">
            <text:p>-0.32863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273.09028608">
            <text:p>-1273.09028608</text:p>
          </table:table-cell>
          <table:table-cell table:style-name="ce22" table:formula="of:=[.B729]-[.$B$713]-[.$B$714]" office:value-type="float" office:value="-0.34830979000003">
            <text:p>-0.34831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73.05166422">
            <text:p>-1273.05166422</text:p>
          </table:table-cell>
          <table:table-cell table:style-name="ce22" table:formula="of:=[.B730]-[.$B$713]-[.$B$714]" office:value-type="float" office:value="-0.309687930000109">
            <text:p>-0.30968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72.89066194">
            <text:p>-1272.89066194</text:p>
          </table:table-cell>
          <table:table-cell table:style-name="ce22" table:formula="of:=[.B731]-[.$B$713]-[.$B$714]" office:value-type="float" office:value="-0.148685650000061">
            <text:p>-0.14868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72.49676793">
            <text:p>-1272.49676793</text:p>
          </table:table-cell>
          <table:table-cell table:style-name="ce22" table:formula="of:=[.B732]-[.$B$713]-[.$B$714]" office:value-type="float" office:value="0.245208359999879">
            <text:p>0.24520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71.69093643">
            <text:p>-1271.69093643</text:p>
          </table:table-cell>
          <table:table-cell table:style-name="ce22" table:formula="of:=[.B733]-[.$B$713]-[.$B$714]" office:value-type="float" office:value="1.05103985999995">
            <text:p>1.05104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0.17157086">
            <text:p>-1270.17157086</text:p>
          </table:table-cell>
          <table:table-cell table:style-name="ce22" table:formula="of:=[.B734]-[.$B$713]-[.$B$714]" office:value-type="float" office:value="2.57040542999994">
            <text:p>2.570405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6"/>
          <table:table-cell table:number-columns-repeated="1022"/>
        </table:table-row>
        <table:table-row table:style-name="ro1">
          <table:table-cell table:style-name="ce2" office:value-type="string">
            <text:p>Hollow site</text:p>
          </table:table-cell>
          <table:table-cell table:style-name="ce16"/>
          <table:table-cell table:style-name="ce20"/>
          <table:table-cell table:style-name="ce26">
            <draw:frame table:end-cell-address="DATA_FITTING_FIXED_MGO.G748" table:end-x="0.193cm" table:end-y="0.02cm" draw:z-index="17" draw:style-name="gr1" draw:text-style-name="P1" svg:width="7.994cm" svg:height="5.174cm" svg:x="1.905cm" svg:y="0.033cm">
              <draw:object draw:notify-on-update-of-ranges="DATA_FITTING_FIXED_MGO.C739:DATA_FITTING_FIXED_MGO.C745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273.50044845">
            <text:p>-1273.50044845</text:p>
          </table:table-cell>
          <table:table-cell table:style-name="ce22" table:formula="of:=[.B739]-[.$B$713]-[.$B$714]" office:value-type="float" office:value="-0.75847216000011">
            <text:p>-0.75847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273.60380467">
            <text:p>-1273.60380467</text:p>
          </table:table-cell>
          <table:table-cell table:style-name="ce22" table:formula="of:=[.B740]-[.$B$713]-[.$B$714]" office:value-type="float" office:value="-0.861828380000134">
            <text:p>-0.8618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273.63416936">
            <text:p>-1273.63416936</text:p>
          </table:table-cell>
          <table:table-cell table:style-name="ce22" table:formula="of:=[.B741]-[.$B$713]-[.$B$714]" office:value-type="float" office:value="-0.892193070000076">
            <text:p>-0.89219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273.50386673">
            <text:p>-1273.50386673</text:p>
          </table:table-cell>
          <table:table-cell table:style-name="ce22" table:formula="of:=[.B742]-[.$B$713]-[.$B$714]" office:value-type="float" office:value="-0.761890440000116">
            <text:p>-0.761890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273.07598684">
            <text:p>-1273.07598684</text:p>
          </table:table-cell>
          <table:table-cell table:style-name="ce22" table:formula="of:=[.B743]-[.$B$713]-[.$B$714]" office:value-type="float" office:value="-0.33401055000013">
            <text:p>-0.33401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272.24610973">
            <text:p>-1272.24610973</text:p>
          </table:table-cell>
          <table:table-cell table:style-name="ce22" table:formula="of:=[.B744]-[.$B$713]-[.$B$714]" office:value-type="float" office:value="0.495866559999968">
            <text:p>0.49586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270.6988935">
            <text:p>-1270.6988935</text:p>
          </table:table-cell>
          <table:table-cell table:style-name="ce22" table:formula="of:=[.B745]-[.$B$713]-[.$B$714]" office:value-type="float" office:value="2.04308278999997">
            <text:p>2.043083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>
            <text:p>Ni25 cluster – <text:s/>cut from TO38</text:p>
          </table:table-cell>
          <table:table-cell table:number-columns-repeated="2"/>
          <table:table-cell>
            <draw:frame table:end-cell-address="DATA_FITTING_FIXED_MGO.G768" table:end-x="0.974cm" table:end-y="0.283cm" draw:z-index="18" draw:style-name="gr1" draw:text-style-name="P1" svg:width="8.51cm" svg:height="7.419cm" svg:x="2.17cm" svg:y="0.427cm">
              <draw:object draw:notify-on-update-of-ranges="DATA_FITTING_FIXED_MGO.C760:DATA_FITTING_FIXED_MGO.C766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 site</text:p>
          </table:table-cell>
          <table:table-cell table:style-name="ce12"/>
          <table:table-cell table:style-name="ce20"/>
          <table:table-cell table:style-name="ce26" table:number-columns-repeated="11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Eadh (eV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i25 (frozen config.)</text:p>
          </table:table-cell>
          <table:table-cell table:style-name="ce15" office:value-type="float" office:value="-104.1899736">
            <text:p>-104.1899736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<text:s/>MgO (frozen config.)</text:p>
          </table:table-cell>
          <table:table-cell table:style-name="ce14" office:value-type="float" office:value="-1256.78325684">
            <text:p>-1256.783256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0.3</text:p>
          </table:table-cell>
          <table:table-cell table:style-name="ce15" office:value-type="float" office:value="-1367.29288471">
            <text:p>-1367.29288471</text:p>
          </table:table-cell>
          <table:table-cell table:style-name="ce22" table:formula="of:=[.B760]-[.$B$757]-[.$B$758]" office:value-type="float" office:value="-6.31965427">
            <text:p>-6.31965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367.81178969">
            <text:p>-1367.81178969</text:p>
          </table:table-cell>
          <table:table-cell table:style-name="ce22" table:formula="of:=[.B761]-[.$B$757]-[.$B$758]" office:value-type="float" office:value="-6.83855925000012">
            <text:p>-6.83855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1</text:p>
          </table:table-cell>
          <table:table-cell table:style-name="ce15" office:value-type="float" office:value="-1368.21806807">
            <text:p>-1368.21806807</text:p>
          </table:table-cell>
          <table:table-cell table:style-name="ce22" table:formula="of:=[.B762]-[.$B$757]-[.$B$758]" office:value-type="float" office:value="-7.24483763000012">
            <text:p>-7.24483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0 (o-site)</text:p>
          </table:table-cell>
          <table:table-cell table:style-name="ce15" office:value-type="float" office:value="-1368.37179182">
            <text:p>-1368.37179182</text:p>
          </table:table-cell>
          <table:table-cell table:style-name="ce22" table:formula="of:=[.B763]-[.$B$757]-[.$B$758]" office:value-type="float" office:value="-7.39856138000005">
            <text:p>-7.39856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1</text:p>
          </table:table-cell>
          <table:table-cell table:style-name="ce15" office:value-type="float" office:value="-1367.98776981">
            <text:p>-1367.98776981</text:p>
          </table:table-cell>
          <table:table-cell table:style-name="ce22" table:formula="of:=[.B764]-[.$B$757]-[.$B$758]" office:value-type="float" office:value="-7.01453936999997">
            <text:p>-7.01453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366.67740478">
            <text:p>-1366.67740478</text:p>
          </table:table-cell>
          <table:table-cell table:style-name="ce22" table:formula="of:=[.B765]-[.$B$757]-[.$B$758]" office:value-type="float" office:value="-5.70417434000001">
            <text:p>-5.70417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3</text:p>
          </table:table-cell>
          <table:table-cell table:style-name="ce15" office:value-type="float" office:value="-1363.85797061">
            <text:p>-1363.85797061</text:p>
          </table:table-cell>
          <table:table-cell table:style-name="ce22" table:formula="of:=[.B766]-[.$B$757]-[.$B$758]" office:value-type="float" office:value="-2.88474016999999">
            <text:p>-2.884740</text:p>
          </table:table-cell>
          <table:table-cell table:number-columns-repeated="1021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g site</text:p>
          </table:table-cell>
          <table:table-cell table:style-name="ce12"/>
          <table:table-cell table:style-name="ce20"/>
          <table:table-cell>
            <draw:frame table:end-cell-address="DATA_FITTING_FIXED_MGO.G780" table:end-x="1.723cm" table:end-y="0.131cm" draw:z-index="19" draw:style-name="gr1" draw:text-style-name="P1" svg:width="9.289cm" svg:height="4.878cm" svg:x="2.14cm" svg:y="0.434cm">
              <draw:object draw:notify-on-update-of-ranges="DATA_FITTING_FIXED_MGO.C771:DATA_FITTING_FIXED_MGO.C778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6</text:p>
          </table:table-cell>
          <table:table-cell table:style-name="ce15" office:value-type="float" office:value="-1361.51084983">
            <text:p>-1361.51084983</text:p>
          </table:table-cell>
          <table:table-cell table:style-name="ce22" table:formula="of:=[.B771]-[.$B$757]-[.$B$758]" office:value-type="float" office:value="-0.537619390000145">
            <text:p>-0.53761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4</text:p>
          </table:table-cell>
          <table:table-cell table:style-name="ce15" office:value-type="float" office:value="-1361.5934412">
            <text:p>-1361.5934412</text:p>
          </table:table-cell>
          <table:table-cell table:style-name="ce22" table:formula="of:=[.B772]-[.$B$757]-[.$B$758]" office:value-type="float" office:value="-0.620210759999964">
            <text:p>-0.62021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2</text:p>
          </table:table-cell>
          <table:table-cell table:style-name="ce15" office:value-type="float" office:value="-1361.63410652">
            <text:p>-1361.63410652</text:p>
          </table:table-cell>
          <table:table-cell table:style-name="ce22" table:formula="of:=[.B773]-[.$B$757]-[.$B$758]" office:value-type="float" office:value="-0.66087607999998">
            <text:p>-0.66087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361.56899918">
            <text:p>-1361.56899918</text:p>
          </table:table-cell>
          <table:table-cell table:style-name="ce22" table:formula="of:=[.B774]-[.$B$757]-[.$B$758]" office:value-type="float" office:value="-0.59576874000004">
            <text:p>-0.59576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361.27662387">
            <text:p>-1361.27662387</text:p>
          </table:table-cell>
          <table:table-cell table:style-name="ce22" table:formula="of:=[.B775]-[.$B$757]-[.$B$758]" office:value-type="float" office:value="-0.303393430000142">
            <text:p>-0.30339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360.53276821">
            <text:p>-1360.53276821</text:p>
          </table:table-cell>
          <table:table-cell table:style-name="ce22" table:formula="of:=[.B776]-[.$B$757]-[.$B$758]" office:value-type="float" office:value="0.440462229999866">
            <text:p>0.440462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358.92228516">
            <text:p>-1358.92228516</text:p>
          </table:table-cell>
          <table:table-cell table:style-name="ce22" table:formula="of:=[.B777]-[.$B$757]-[.$B$758]" office:value-type="float" office:value="2.05094527999995">
            <text:p>2.05094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355.68420975">
            <text:p>-1355.68420975</text:p>
          </table:table-cell>
          <table:table-cell table:style-name="ce22" table:formula="of:=[.B778]-[.$B$757]-[.$B$758]" office:value-type="float" office:value="5.28902068999992">
            <text:p>5.28902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Hollow site</text:p>
          </table:table-cell>
          <table:table-cell table:style-name="ce12"/>
          <table:table-cell table:style-name="ce20"/>
          <table:table-cell table:style-name="ce26">
            <draw:frame table:end-cell-address="DATA_FITTING_FIXED_MGO.G793" table:end-x="0.669cm" table:end-y="0.055cm" draw:z-index="53" draw:style-name="gr1" draw:text-style-name="P1" svg:width="8.141cm" svg:height="5.692cm" svg:x="2.234cm" svg:y="0.021cm">
              <draw:object draw:notify-on-update-of-ranges="DATA_FITTING_FIXED_MGO.C783:DATA_FITTING_FIXED_MGO.C789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6" table:number-columns-repeated="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+1.0</text:p>
          </table:table-cell>
          <table:table-cell table:style-name="ce15" office:value-type="float" office:value="-1362.6624839">
            <text:p>-1362.6624839</text:p>
          </table:table-cell>
          <table:table-cell table:style-name="ce22" table:formula="of:=[.B783]-[.$B$757]-[.$B$758]" office:value-type="float" office:value="-1.68925346000015">
            <text:p>-1.68925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8</text:p>
          </table:table-cell>
          <table:table-cell table:style-name="ce15" office:value-type="float" office:value="-1362.96299296">
            <text:p>-1362.96299296</text:p>
          </table:table-cell>
          <table:table-cell table:style-name="ce22" table:formula="of:=[.B784]-[.$B$757]-[.$B$758]" office:value-type="float" office:value="-1.98976252000011">
            <text:p>-1.98976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6</text:p>
          </table:table-cell>
          <table:table-cell table:style-name="ce15" office:value-type="float" office:value="-1363.16273158">
            <text:p>-1363.16273158</text:p>
          </table:table-cell>
          <table:table-cell table:style-name="ce22" table:formula="of:=[.B785]-[.$B$757]-[.$B$758]" office:value-type="float" office:value="-2.18950113999995">
            <text:p>-2.18950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4</text:p>
          </table:table-cell>
          <table:table-cell table:style-name="ce15" office:value-type="float" office:value="-1363.15922616">
            <text:p>-1363.15922616</text:p>
          </table:table-cell>
          <table:table-cell table:style-name="ce22" table:formula="of:=[.B786]-[.$B$757]-[.$B$758]" office:value-type="float" office:value="-2.18599571999994">
            <text:p>-2.18599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+0.2</text:p>
          </table:table-cell>
          <table:table-cell table:style-name="ce15" office:value-type="float" office:value="-1362.44879354">
            <text:p>-1362.44879354</text:p>
          </table:table-cell>
          <table:table-cell table:style-name="ce22" table:formula="of:=[.B787]-[.$B$757]-[.$B$758]" office:value-type="float" office:value="-1.47556310000005">
            <text:p>-1.47556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0 (o-site)</text:p>
          </table:table-cell>
          <table:table-cell table:style-name="ce15" office:value-type="float" office:value="-1360.64862136">
            <text:p>-1360.64862136</text:p>
          </table:table-cell>
          <table:table-cell table:style-name="ce22" table:formula="of:=[.B788]-[.$B$757]-[.$B$758]" office:value-type="float" office:value="0.324609079999846">
            <text:p>0.324609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-0.2</text:p>
          </table:table-cell>
          <table:table-cell table:style-name="ce15" office:value-type="float" office:value="-1356.66068475">
            <text:p>-1356.66068475</text:p>
          </table:table-cell>
          <table:table-cell table:style-name="ce22" table:formula="of:=[.B789]-[.$B$757]-[.$B$758]" office:value-type="float" office:value="4.31254568999998">
            <text:p>4.312546</text:p>
          </table:table-cell>
          <table:table-cell table:number-columns-repeated="1021"/>
        </table:table-row>
        <table:table-row table:style-name="ro2" table:number-rows-repeated="104778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20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7" number:min-integer-digits="1"/>
    </number:number-style>
    <number:percentage-style style:name="N118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0P0"/>
    </number:currency-style>
    <number:number-style style:name="N5106" number:language="en" number:country="GB">
      <number:number number:decimal-places="5" number:min-integer-digits="1"/>
    </number:number-style>
    <number:number-style style:name="N5107" number:language="en" number:country="GB">
      <number:number number:decimal-places="4" number:min-integer-digits="1"/>
    </number:number-style>
    <number:number-style style:name="N5108" number:language="en" number:country="GB">
      <number:number number:decimal-places="10" number:min-integer-digits="1"/>
    </number:number-style>
    <number:number-style style:name="N5109" number:language="en" number:country="GB">
      <number:number number:decimal-places="1" number:min-integer-digits="1"/>
    </number:number-style>
    <number:number-style style:name="N5110" number:language="en" number:country="GB">
      <number:number number:decimal-places="3" number:min-integer-digits="1"/>
    </number:number-style>
    <number:number-style style:name="N5111" number:language="en" number:country="GB">
      <number:number number:decimal-places="6" number:min-integer-digits="1"/>
    </number:number-style>
    <number:number-style style:name="N5112" number:language="en" number:country="GB">
      <number:number number:decimal-places="6" number:min-integer-digits="0"/>
    </number:number-style>
    <number:number-style style:name="N10106" number:language="de" number:country="DE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/03/2016</text:date>, <text:time>18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1:14:35.51</meta:creation-date>
    <dc:date>2016-03-16T18:24:52</dc:date>
    <meta:editing-duration>P25DT6H55M36S</meta:editing-duration>
    <meta:editing-cycles>111</meta:editing-cycles>
    <meta:generator>OpenOffice.org/3.4.1$Unix OpenOffice.org_project/341m1$Build-9593</meta:generator>
    <meta:document-statistic meta:table-count="1" meta:cell-count="1350"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1cm" svg:height="5.623cm" xlink:href=".." xlink:type="simple" chart:class="chart:line" chart:style-name="ch1">
        <chart:legend chart:legend-position="end" svg:x="6.106cm" svg:y="2.51cm" style:legend-expansion="high" chart:style-name="ch2"/>
        <chart:plot-area chart:style-name="ch3" table:cell-range-address="DATA_FITTING_FIXED_MGO.C86:DATA_FITTING_FIXED_MGO.C92" svg:x="0.63cm" svg:y="0.583cm" svg:width="5.116cm" svg:height="4.508cm">
          <chartooo:coordinate-region svg:x="2.461cm" svg:y="0.784cm" svg:width="3.183cm" svg:height="4.1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86:DATA_FITTING_FIXED_MGO.C9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2388883000021">
                <text:p>-1.82388883000021</text:p>
                <draw:g>
                  <svg:desc>DATA_FITTING_FIXED_MGO.C86:DATA_FITTING_FIXED_MGO.C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08703391000017">
                <text:p>-2.08703391000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24730066000029">
                <text:p>-2.2473006600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0672930000014">
                <text:p>-2.306729300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17291759000022">
                <text:p>-2.17291759000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823839000008">
                <text:p>-1.76823839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0434320000231">
                <text:p>-0.820434320000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01cm" svg:height="7.48cm" xlink:href=".." xlink:type="simple" chart:class="chart:line" chart:style-name="ch1">
        <chart:legend chart:legend-position="end" svg:x="6.797cm" svg:y="3.439cm" style:legend-expansion="high" chart:style-name="ch2"/>
        <chart:plot-area chart:style-name="ch3" table:cell-range-address="DATA_FITTING_FIXED_MGO.C226:DATA_FITTING_FIXED_MGO.C232" svg:x="0.644cm" svg:y="0.731cm" svg:width="5.765cm" svg:height="6.18cm">
          <chartooo:coordinate-region svg:x="2.475cm" svg:y="0.932cm" svg:width="3.832cm" svg:height="5.7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26:DATA_FITTING_FIXED_MGO.C23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4416883999997">
                <text:p>-2.94416883999997</text:p>
                <draw:g>
                  <svg:desc>DATA_FITTING_FIXED_MGO.C226:DATA_FITTING_FIXED_MGO.C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23184340000012">
                <text:p>-3.2318434000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45439701999999">
                <text:p>-3.45439701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4444768999997">
                <text:p>-3.54444768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41308707000007">
                <text:p>-3.41308707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84816">
                <text:p>-2.884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2887523000009">
                <text:p>-1.728875230000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42cm" svg:height="6.011cm" xlink:href=".." xlink:type="simple" chart:class="chart:line" chart:style-name="ch1">
        <chart:legend chart:legend-position="end" svg:x="7.038cm" svg:y="2.704cm" style:legend-expansion="high" chart:style-name="ch2"/>
        <chart:plot-area chart:style-name="ch3" table:cell-range-address="DATA_FITTING_FIXED_MGO.C237:DATA_FITTING_FIXED_MGO.C244" svg:x="0.648cm" svg:y="0.615cm" svg:width="5.994cm" svg:height="4.856cm">
          <chartooo:coordinate-region svg:x="2.479cm" svg:y="0.816cm" svg:width="4.061cm" svg:height="4.4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37:DATA_FITTING_FIXED_MGO.C24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17408829999977">
                <text:p>-0.317408829999977</text:p>
                <draw:g>
                  <svg:desc>DATA_FITTING_FIXED_MGO.C237:DATA_FITTING_FIXED_MGO.C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62749239999994">
                <text:p>-0.46274923999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24657090000028">
                <text:p>-0.6246570900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45687930000031">
                <text:p>-0.745687930000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07517340000095">
                <text:p>-0.707517340000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63221560000011">
                <text:p>-0.66322156000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78710330000104">
                <text:p>-0.378710330000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4119999999921">
                <text:p>0.4041199999999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42cm" svg:height="6.47cm" xlink:href=".." xlink:type="simple" chart:class="chart:line" chart:style-name="ch1">
        <chart:legend chart:legend-position="end" svg:x="7.038cm" svg:y="2.934cm" style:legend-expansion="high" chart:style-name="ch2"/>
        <chart:plot-area chart:style-name="ch3" table:cell-range-address="DATA_FITTING_FIXED_MGO.C249:DATA_FITTING_FIXED_MGO.C255" svg:x="0.648cm" svg:y="0.651cm" svg:width="5.994cm" svg:height="5.27cm">
          <chartooo:coordinate-region svg:x="2.479cm" svg:y="0.852cm" svg:width="4.061cm" svg:height="4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49:DATA_FITTING_FIXED_MGO.C255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08235490000152">
                <text:p>-0.908235490000152</text:p>
                <draw:g>
                  <svg:desc>DATA_FITTING_FIXED_MGO.C249:DATA_FITTING_FIXED_MGO.C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2811256999998">
                <text:p>-1.12811256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5162228000013">
                <text:p>-1.35162228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114901500001">
                <text:p>-1.51149015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9491873000011">
                <text:p>-1.49491873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6739813000013">
                <text:p>-1.067398130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3208909999867">
                <text:p>0.1632089099998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31cm" svg:height="6.393cm" xlink:href=".." xlink:type="simple" chart:class="chart:line" chart:style-name="ch1">
        <chart:legend chart:legend-position="end" svg:x="6.027cm" svg:y="2.895cm" style:legend-expansion="high" chart:style-name="ch2"/>
        <chart:plot-area chart:style-name="ch3" table:cell-range-address="DATA_FITTING_FIXED_MGO.C271:DATA_FITTING_FIXED_MGO.C277" svg:x="0.628cm" svg:y="0.643cm" svg:width="5.043cm" svg:height="5.203cm">
          <chartooo:coordinate-region svg:x="2.459cm" svg:y="0.844cm" svg:width="3.11cm" svg:height="4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71:DATA_FITTING_FIXED_MGO.C27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2927356000014">
                <text:p>-1.22927356000014</text:p>
                <draw:g>
                  <svg:desc>DATA_FITTING_FIXED_MGO.C271:DATA_FITTING_FIXED_MGO.C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3353166000006">
                <text:p>-1.33353166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4567380000012">
                <text:p>-1.4456738000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0620675000005">
                <text:p>-1.50620675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0418766000016">
                <text:p>-1.404187660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4268142000001">
                <text:p>-1.04268142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3291060000101">
                <text:p>-0.18329106000010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71cm" svg:height="5.862cm" xlink:href=".." xlink:type="simple" chart:class="chart:line" chart:style-name="ch1">
        <chart:legend chart:legend-position="end" svg:x="5.867cm" svg:y="2.63cm" style:legend-expansion="high" chart:style-name="ch2"/>
        <chart:plot-area chart:style-name="ch3" table:cell-range-address="DATA_FITTING_FIXED_MGO.C282:DATA_FITTING_FIXED_MGO.C289" svg:x="0.625cm" svg:y="0.603cm" svg:width="4.892cm" svg:height="4.722cm">
          <chartooo:coordinate-region svg:x="2.456cm" svg:y="0.804cm" svg:width="2.959cm" svg:height="4.3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82:DATA_FITTING_FIXED_MGO.C28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58296470000141">
                <text:p>-0.358296470000141</text:p>
                <draw:g>
                  <svg:desc>DATA_FITTING_FIXED_MGO.C282:DATA_FITTING_FIXED_MGO.C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77984390000074">
                <text:p>-0.477984390000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45306590000018">
                <text:p>-0.645306590000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44988069999999">
                <text:p>-0.84498806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4517059">
                <text:p>-1.0451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7058220000013">
                <text:p>-1.170582200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8574507000003">
                <text:p>-1.08574507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19423450000204">
                <text:p>-0.51942345000020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71cm" svg:height="6.698cm" xlink:href=".." xlink:type="simple" chart:class="chart:line" chart:style-name="ch1">
        <chart:legend chart:legend-position="end" svg:x="5.867cm" svg:y="3.048cm" style:legend-expansion="high" chart:style-name="ch2"/>
        <chart:plot-area chart:style-name="ch3" table:cell-range-address="DATA_FITTING_FIXED_MGO.C294:DATA_FITTING_FIXED_MGO.C300" svg:x="0.625cm" svg:y="0.667cm" svg:width="4.892cm" svg:height="5.478cm">
          <chartooo:coordinate-region svg:x="2.456cm" svg:y="0.868cm" svg:width="2.959cm" svg:height="5.0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94:DATA_FITTING_FIXED_MGO.C30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44755850000047">
                <text:p>-0.744755850000047</text:p>
                <draw:g>
                  <svg:desc>DATA_FITTING_FIXED_MGO.C294:DATA_FITTING_FIXED_MGO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90052380000043">
                <text:p>-0.890052380000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4370807999999">
                <text:p>-1.04370807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3305132000005">
                <text:p>-1.13305132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4141273000005">
                <text:p>-1.04141273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8504200000016">
                <text:p>-0.55850420000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2277329999797">
                <text:p>0.6922773299997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7cm" svg:height="5.359cm" xlink:href=".." xlink:type="simple" chart:class="chart:line" chart:style-name="ch1">
        <chart:legend chart:legend-position="end" svg:x="6.003cm" svg:y="2.378cm" style:legend-expansion="high" chart:style-name="ch2"/>
        <chart:plot-area chart:style-name="ch3" table:cell-range-address="DATA_FITTING_FIXED_MGO.C506:DATA_FITTING_FIXED_MGO.C513" svg:x="0.628cm" svg:y="0.563cm" svg:width="5.019cm" svg:height="4.269cm">
          <chartooo:coordinate-region svg:x="2.459cm" svg:y="0.764cm" svg:width="3.086cm" svg:height="3.8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06:DATA_FITTING_FIXED_MGO.C51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89951010000095">
                <text:p>-0.289951010000095</text:p>
                <draw:g>
                  <svg:desc>DATA_FITTING_FIXED_MGO.C506:DATA_FITTING_FIXED_MGO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6889630000087">
                <text:p>-0.336889630000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77586820000033">
                <text:p>-0.377586820000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14528420000124">
                <text:p>-0.414528420000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1488239999926">
                <text:p>-0.411488239999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3077260999994">
                <text:p>-0.33077260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820704899999782">
                <text:p>-0.0820704899999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5011880000038">
                <text:p>0.4450118800000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37cm" svg:height="5.676cm" xlink:href=".." xlink:type="simple" chart:class="chart:line" chart:style-name="ch1">
        <chart:legend chart:legend-position="end" svg:x="6.533cm" svg:y="2.537cm" style:legend-expansion="high" chart:style-name="ch2"/>
        <chart:plot-area chart:style-name="ch3" table:cell-range-address="DATA_FITTING_FIXED_MGO.C518:DATA_FITTING_FIXED_MGO.C524" svg:x="0.638cm" svg:y="0.587cm" svg:width="5.519cm" svg:height="4.556cm">
          <chartooo:coordinate-region svg:x="2.469cm" svg:y="0.788cm" svg:width="3.586cm" svg:height="4.1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18:DATA_FITTING_FIXED_MGO.C52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32153789999938">
                <text:p>-0.532153789999938</text:p>
                <draw:g>
                  <svg:desc>DATA_FITTING_FIXED_MGO.C518:DATA_FITTING_FIXED_MGO.C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23469290000003">
                <text:p>-0.62346929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17506060000005">
                <text:p>-0.71750606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97827769999913">
                <text:p>-0.797827769999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36995730000126">
                <text:p>-0.836995730000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4827434000008">
                <text:p>-0.74827434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27479050000102">
                <text:p>-0.4274790500001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28cm" svg:height="5.753cm" xlink:href=".." xlink:type="simple" chart:class="chart:line" chart:style-name="ch1">
        <chart:legend chart:legend-position="end" svg:x="5.924cm" svg:y="2.575cm" style:legend-expansion="high" chart:style-name="ch2"/>
        <chart:plot-area chart:style-name="ch3" table:cell-range-address="DATA_FITTING_FIXED_MGO.C541:DATA_FITTING_FIXED_MGO.C547" svg:x="0.626cm" svg:y="0.595cm" svg:width="4.946cm" svg:height="4.623cm">
          <chartooo:coordinate-region svg:x="2.457cm" svg:y="0.796cm" svg:width="3.013cm" svg:height="4.2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41:DATA_FITTING_FIXED_MGO.C54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3380182000005">
                <text:p>-1.23380182000005</text:p>
                <draw:g>
                  <svg:desc>DATA_FITTING_FIXED_MGO.C541:DATA_FITTING_FIXED_MGO.C5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4419797999999">
                <text:p>-1.34419797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8136800000007">
                <text:p>-1.3813680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5776716">
                <text:p>-1.45776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5660428000006">
                <text:p>-1.35660428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5963432000012">
                <text:p>-1.1596343200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43543740000041">
                <text:p>-0.64354374000004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45cm" svg:height="5.616cm" xlink:href=".." xlink:type="simple" chart:class="chart:line" chart:style-name="ch1">
        <chart:legend chart:legend-position="end" svg:x="5.841cm" svg:y="2.507cm" style:legend-expansion="high" chart:style-name="ch2"/>
        <chart:plot-area chart:style-name="ch3" table:cell-range-address="DATA_FITTING_FIXED_MGO.C552:DATA_FITTING_FIXED_MGO.C559" svg:x="0.624cm" svg:y="0.583cm" svg:width="4.869cm" svg:height="4.501cm">
          <chartooo:coordinate-region svg:x="2.455cm" svg:y="0.785cm" svg:width="2.936cm" svg:height="4.0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52:DATA_FITTING_FIXED_MGO.C55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5968790000106">
                <text:p>-0.135968790000106</text:p>
                <draw:g>
                  <svg:desc>DATA_FITTING_FIXED_MGO.C552:DATA_FITTING_FIXED_MGO.C5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99970160000021">
                <text:p>-0.1999701600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26746680000133">
                <text:p>-0.226746680000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172593000003">
                <text:p>-0.24172593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34852980000142">
                <text:p>-0.234852980000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71106820000205">
                <text:p>-0.171106820000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21821099998579">
                <text:p>0.0721821099998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2525909999822">
                <text:p>0.4825259099998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3cm" svg:height="4.851cm" xlink:href=".." xlink:type="simple" chart:class="chart:line" chart:style-name="ch1">
        <chart:legend chart:legend-position="end" svg:x="5.799cm" svg:y="2.124cm" style:legend-expansion="high" chart:style-name="ch2"/>
        <chart:plot-area chart:style-name="ch3" table:cell-range-address="DATA_FITTING_FIXED_MGO.C96:DATA_FITTING_FIXED_MGO.C103" svg:x="0.624cm" svg:y="0.523cm" svg:width="4.827cm" svg:height="3.811cm">
          <chartooo:coordinate-region svg:x="2.455cm" svg:y="0.725cm" svg:width="2.894cm" svg:height="3.4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96:DATA_FITTING_FIXED_MGO.C10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81427610000264">
                <text:p>-0.281427610000264</text:p>
                <draw:g>
                  <svg:desc>DATA_FITTING_FIXED_MGO.C96:DATA_FITTING_FIXED_MGO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60686460000124">
                <text:p>-0.360686460000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43255170000157">
                <text:p>-0.44325517000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38537310000265">
                <text:p>-0.538537310000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96576920000189">
                <text:p>-0.596576920000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0346632000028">
                <text:p>-0.60346632000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79104090000101">
                <text:p>-0.57910409000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8848460000263">
                <text:p>-0.058848460000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12cm" svg:height="4.669cm" xlink:href=".." xlink:type="simple" chart:class="chart:line" chart:style-name="ch1">
        <chart:legend chart:legend-position="end" svg:x="5.908cm" svg:y="2.033cm" style:legend-expansion="high" chart:style-name="ch2"/>
        <chart:plot-area chart:style-name="ch3" table:cell-range-address="DATA_FITTING_FIXED_MGO.C564:DATA_FITTING_FIXED_MGO.C570" svg:x="0.626cm" svg:y="0.507cm" svg:width="4.93cm" svg:height="3.649cm">
          <chartooo:coordinate-region svg:x="2.457cm" svg:y="0.708cm" svg:width="2.997cm" svg:height="3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64:DATA_FITTING_FIXED_MGO.C57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9570743000013">
                <text:p>-0.39570743000013</text:p>
                <draw:g>
                  <svg:desc>DATA_FITTING_FIXED_MGO.C564:DATA_FITTING_FIXED_MGO.C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7575353000002">
                <text:p>-0.47575353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72328210000023">
                <text:p>-0.572328210000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65549760000204">
                <text:p>-0.665549760000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04534930000136">
                <text:p>-0.70453493000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88702850000027">
                <text:p>-0.68870285000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75602240000171">
                <text:p>-0.47560224000017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71cm" svg:height="6.4cm" xlink:href=".." xlink:type="simple" chart:class="chart:line" chart:style-name="ch1">
        <chart:legend chart:legend-position="end" svg:x="6.767cm" svg:y="2.899cm" style:legend-expansion="high" chart:style-name="ch2"/>
        <chart:plot-area chart:style-name="ch3" table:cell-range-address="DATA_FITTING_FIXED_MGO.C583:DATA_FITTING_FIXED_MGO.C589" svg:x="0.643cm" svg:y="0.647cm" svg:width="5.738cm" svg:height="5.205cm">
          <chartooo:coordinate-region svg:x="2.474cm" svg:y="0.848cm" svg:width="3.805cm" svg:height="4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83:DATA_FITTING_FIXED_MGO.C58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6438940000007">
                <text:p>-1.46438940000007</text:p>
                <draw:g>
                  <svg:desc>DATA_FITTING_FIXED_MGO.C583:DATA_FITTING_FIXED_MGO.C5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429205899999">
                <text:p>-1.64292058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644506999992">
                <text:p>-1.7664450699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9808170999991">
                <text:p>-1.79808170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6120559000001">
                <text:p>-1.66120559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3367987999995">
                <text:p>-1.23367987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8703704999989">
                <text:p>-0.3870370499998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28cm" svg:height="5.73cm" xlink:href=".." xlink:type="simple" chart:class="chart:line" chart:style-name="ch1">
        <chart:legend chart:legend-position="end" svg:x="6.124cm" svg:y="2.564cm" style:legend-expansion="high" chart:style-name="ch2"/>
        <chart:plot-area chart:style-name="ch3" table:cell-range-address="DATA_FITTING_FIXED_MGO.C594:DATA_FITTING_FIXED_MGO.C601" svg:x="0.63cm" svg:y="0.591cm" svg:width="5.134cm" svg:height="4.605cm">
          <chartooo:coordinate-region svg:x="2.461cm" svg:y="0.792cm" svg:width="3.201cm" svg:height="4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94:DATA_FITTING_FIXED_MGO.C60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7126799999978">
                <text:p>-0.197126799999978</text:p>
                <draw:g>
                  <svg:desc>DATA_FITTING_FIXED_MGO.C594:DATA_FITTING_FIXED_MGO.C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90854670000044">
                <text:p>-0.29085467000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46850859999904">
                <text:p>-0.346850859999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0136359999879">
                <text:p>-0.320136359999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3989469999879">
                <text:p>-0.223989469999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24835999999596">
                <text:p>-0.0524835999999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2533980000071">
                <text:p>0.372533980000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3151232999999">
                <text:p>1.2315123299999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68cm" svg:height="3.823cm" xlink:href=".." xlink:type="simple" chart:class="chart:line" chart:style-name="ch1">
        <chart:legend chart:legend-position="end" svg:x="5.664cm" svg:y="1.61cm" style:legend-expansion="high" chart:style-name="ch2"/>
        <chart:plot-area chart:style-name="ch3" table:cell-range-address="DATA_FITTING_FIXED_MGO.C606:DATA_FITTING_FIXED_MGO.C612" svg:x="0.621cm" svg:y="0.439cm" svg:width="4.701cm" svg:height="2.888cm">
          <chartooo:coordinate-region svg:x="2.452cm" svg:y="0.64cm" svg:width="2.768cm" svg:height="2.4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06:DATA_FITTING_FIXED_MGO.C6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58934840000074">
                <text:p>-0.358934840000074</text:p>
                <draw:g>
                  <svg:desc>DATA_FITTING_FIXED_MGO.C606:DATA_FITTING_FIXED_MGO.C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97692320000033">
                <text:p>-0.39769232000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6006850000022">
                <text:p>-0.42600685000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5980110000005">
                <text:p>-0.45980110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02940970000054">
                <text:p>-0.502940970000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01447319999988">
                <text:p>-0.401447319999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78103899999678">
                <text:p>0.077810389999967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97cm" svg:height="5.655cm" xlink:href=".." xlink:type="simple" chart:class="chart:line" chart:style-name="ch1">
        <chart:legend chart:legend-position="end" svg:x="5.493cm" svg:y="2.526cm" style:legend-expansion="high" chart:style-name="ch2"/>
        <chart:plot-area chart:style-name="ch3" table:cell-range-address="DATA_FITTING_FIXED_MGO.C627:DATA_FITTING_FIXED_MGO.C633" svg:x="0.617cm" svg:y="0.587cm" svg:width="4.542cm" svg:height="4.535cm">
          <chartooo:coordinate-region svg:x="2.448cm" svg:y="0.788cm" svg:width="2.609cm" svg:height="4.1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27:DATA_FITTING_FIXED_MGO.C63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7399046000019">
                <text:p>-2.37399046000019</text:p>
                <draw:g>
                  <svg:desc>DATA_FITTING_FIXED_MGO.C627:DATA_FITTING_FIXED_MGO.C6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61394507000023">
                <text:p>-2.61394507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0042147000017">
                <text:p>-2.8004214700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7994303000005">
                <text:p>-2.87994303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7032715000018">
                <text:p>-2.7703271500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4603991000017">
                <text:p>-2.3460399100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198128500002">
                <text:p>-1.419812850000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69cm" svg:height="5.35cm" xlink:href=".." xlink:type="simple" chart:class="chart:line" chart:style-name="ch1">
        <chart:legend chart:legend-position="end" svg:x="4.265cm" svg:y="2.374cm" style:legend-expansion="high" chart:style-name="ch2"/>
        <chart:plot-area chart:style-name="ch3" table:cell-range-address="DATA_FITTING_FIXED_MGO.C638:DATA_FITTING_FIXED_MGO.C645" svg:x="0.593cm" svg:y="0.563cm" svg:width="3.386cm" svg:height="4.26cm">
          <chartooo:coordinate-region svg:x="2.424cm" svg:y="0.765cm" svg:width="1.453cm" svg:height="3.8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38:DATA_FITTING_FIXED_MGO.C64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392558000005">
                <text:p>-0.43392558000005</text:p>
                <draw:g>
                  <svg:desc>DATA_FITTING_FIXED_MGO.C638:DATA_FITTING_FIXED_MGO.C6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1092245000018">
                <text:p>-0.5109224500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65603270000111">
                <text:p>-0.565603270000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1218500000232">
                <text:p>-0.551218500000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59729470000138">
                <text:p>-0.259729470000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25318200002494">
                <text:p>-0.0425318200002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8923389999891">
                <text:p>0.448923389999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3462836999993">
                <text:p>1.434628369999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67cm" svg:height="4.232cm" xlink:href=".." xlink:type="simple" chart:class="chart:line" chart:style-name="ch1">
        <chart:legend chart:legend-position="end" svg:x="5.463cm" svg:y="1.815cm" style:legend-expansion="high" chart:style-name="ch2"/>
        <chart:plot-area chart:style-name="ch3" table:cell-range-address="DATA_FITTING_FIXED_MGO.C650:DATA_FITTING_FIXED_MGO.C656" svg:x="0.617cm" svg:y="0.471cm" svg:width="4.512cm" svg:height="3.257cm">
          <chartooo:coordinate-region svg:x="2.448cm" svg:y="0.672cm" svg:width="2.579cm" svg:height="2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50:DATA_FITTING_FIXED_MGO.C656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50373450000188">
                <text:p>-0.650373450000188</text:p>
                <draw:g>
                  <svg:desc>DATA_FITTING_FIXED_MGO.C650:DATA_FITTING_FIXED_MGO.C6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6780156000018">
                <text:p>-0.7678015600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58117670000183">
                <text:p>-0.858117670000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79987240000219">
                <text:p>-0.879987240000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61849790000269">
                <text:p>-0.761849790000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64228950000097">
                <text:p>-0.364228950000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3845349999783">
                <text:p>0.62384534999978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56cm" svg:height="5.8cm" xlink:href=".." xlink:type="simple" chart:class="chart:line" chart:style-name="ch1">
        <chart:legend chart:legend-position="end" svg:x="5.052cm" svg:y="2.599cm" style:legend-expansion="high" chart:style-name="ch2"/>
        <chart:plot-area chart:style-name="ch3" table:cell-range-address="DATA_FITTING_FIXED_MGO.C671:DATA_FITTING_FIXED_MGO.C677" svg:x="0.609cm" svg:y="0.599cm" svg:width="4.125cm" svg:height="4.665cm">
          <chartooo:coordinate-region svg:x="2.44cm" svg:y="0.8cm" svg:width="2.192cm" svg:height="4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71:DATA_FITTING_FIXED_MGO.C67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4441675000007">
                <text:p>-1.94441675000007</text:p>
                <draw:g>
                  <svg:desc>DATA_FITTING_FIXED_MGO.C671:DATA_FITTING_FIXED_MGO.C6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24769342000013">
                <text:p>-2.24769342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6575853000013">
                <text:p>-2.46575853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4261120000024">
                <text:p>-2.54261120000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38267404000021">
                <text:p>-2.3826740400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1980853000005">
                <text:p>-1.81980853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01845590000039">
                <text:p>-0.60184559000003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08cm" svg:height="5.612cm" xlink:href=".." xlink:type="simple" chart:class="chart:line" chart:style-name="ch1">
        <chart:legend chart:legend-position="end" svg:x="7.904cm" svg:y="2.505cm" style:legend-expansion="high" chart:style-name="ch2"/>
        <chart:plot-area chart:style-name="ch3" table:cell-range-address="DATA_FITTING_FIXED_MGO.C682:DATA_FITTING_FIXED_MGO.C689" svg:x="0.666cm" svg:y="0.583cm" svg:width="6.806cm" svg:height="4.497cm">
          <chartooo:coordinate-region svg:x="2.497cm" svg:y="0.785cm" svg:width="4.873cm" svg:height="4.0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82:DATA_FITTING_FIXED_MGO.C68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02155640000137">
                <text:p>-0.302155640000137</text:p>
                <draw:g>
                  <svg:desc>DATA_FITTING_FIXED_MGO.C682:DATA_FITTING_FIXED_MGO.C6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66721860000098">
                <text:p>-0.366721860000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8658640000094">
                <text:p>-0.428658640000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59282570000141">
                <text:p>-0.459282570000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08427940000138">
                <text:p>-0.408427940000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78224730000238">
                <text:p>-0.178224730000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0051179999755">
                <text:p>0.410051179999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7863626999997">
                <text:p>1.678636269999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23cm" svg:height="5.078cm" xlink:href=".." xlink:type="simple" chart:class="chart:line" chart:style-name="ch1">
        <chart:legend chart:legend-position="end" svg:x="7.519cm" svg:y="2.238cm" style:legend-expansion="high" chart:style-name="ch2"/>
        <chart:plot-area chart:style-name="ch3" table:cell-range-address="DATA_FITTING_FIXED_MGO.C694:DATA_FITTING_FIXED_MGO.C700" svg:x="0.658cm" svg:y="0.539cm" svg:width="6.445cm" svg:height="4.018cm">
          <chartooo:coordinate-region svg:x="2.489cm" svg:y="0.74cm" svg:width="4.512cm" svg:height="3.6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694:DATA_FITTING_FIXED_MGO.C70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07968330000176">
                <text:p>-0.607968330000176</text:p>
                <draw:g>
                  <svg:desc>DATA_FITTING_FIXED_MGO.C694:DATA_FITTING_FIXED_MGO.C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87920870000198">
                <text:p>-0.68792087000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1658648000016">
                <text:p>-0.71658648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33746590000101">
                <text:p>-0.63374659000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68927320000239">
                <text:p>-0.368927320000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7869949999949">
                <text:p>0.297869949999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808884999989">
                <text:p>2.5380888499998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15cm" svg:height="5.675cm" xlink:href=".." xlink:type="simple" chart:class="chart:line" chart:style-name="ch1">
        <chart:legend chart:legend-position="end" svg:x="6.591cm" svg:y="2.536cm" style:legend-expansion="high" chart:style-name="ch2"/>
        <chart:plot-area chart:style-name="ch3" table:cell-range-address="DATA_FITTING_FIXED_MGO.C107:DATA_FITTING_FIXED_MGO.C113" chart:data-source-has-labels="row" svg:x="0.64cm" svg:y="0.587cm" svg:width="5.571cm" svg:height="4.555cm">
          <chartooo:coordinate-region svg:x="2.471cm" svg:y="0.788cm" svg:width="3.638cm" svg:height="4.1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07:DATA_FITTING_FIXED_MGO.C113" chart:label-cell-address="DATA_FITTING_FIXED_MGO.C107:DATA_FITTING_FIXED_MGO.C10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0.642310</text:p>
                <draw:g>
                  <svg:desc>DATA_FITTING_FIXED_MGO.C107:DATA_FITTING_FIXED_MGO.C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42309510000132">
                <text:p>-0.642309510000132</text:p>
                <draw:g>
                  <svg:desc>DATA_FITTING_FIXED_MGO.C107:DATA_FITTING_FIXED_MGO.C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10720070000116">
                <text:p>-0.8107200700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098606800002">
                <text:p>-1.00986068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2857166000017">
                <text:p>-1.2285716600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5367793000023">
                <text:p>-1.35367793000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0674627000008">
                <text:p>-1.30674627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89601920000132">
                <text:p>-0.889601920000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5cm" svg:height="6.107cm" xlink:href=".." xlink:type="simple" chart:class="chart:line" chart:style-name="ch1">
        <chart:legend chart:legend-position="end" svg:x="5.801cm" svg:y="2.752cm" style:legend-expansion="high" chart:style-name="ch2"/>
        <chart:plot-area chart:style-name="ch3" table:cell-range-address="DATA_FITTING_FIXED_MGO.C716:DATA_FITTING_FIXED_MGO.C722" svg:x="0.624cm" svg:y="0.623cm" svg:width="4.829cm" svg:height="4.942cm">
          <chartooo:coordinate-region svg:x="2.455cm" svg:y="0.824cm" svg:width="2.896cm" svg:height="4.5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16:DATA_FITTING_FIXED_MGO.C72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49099005000016">
                <text:p>-2.49099005000016</text:p>
                <draw:g>
                  <svg:desc>DATA_FITTING_FIXED_MGO.C716:DATA_FITTING_FIXED_MGO.C7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8303589000006">
                <text:p>-2.78303589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4496451">
                <text:p>-3.0449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5269634000015">
                <text:p>-3.15269634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8138529000016">
                <text:p>-2.981385290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4032778000005">
                <text:p>-2.34032778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61530150000044">
                <text:p>-0.96153015000004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5.077cm" xlink:href=".." xlink:type="simple" chart:class="chart:line" chart:style-name="ch1">
        <chart:legend chart:legend-position="end" svg:x="6.08cm" svg:y="2.237cm" style:legend-expansion="high" chart:style-name="ch2"/>
        <chart:plot-area chart:style-name="ch3" table:cell-range-address="DATA_FITTING_FIXED_MGO.C727:DATA_FITTING_FIXED_MGO.C734" svg:x="0.629cm" svg:y="0.539cm" svg:width="5.093cm" svg:height="4.017cm">
          <chartooo:coordinate-region svg:x="2.46cm" svg:y="0.741cm" svg:width="3.16cm" svg:height="3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27:DATA_FITTING_FIXED_MGO.C73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83719089999977">
                <text:p>-0.283719089999977</text:p>
                <draw:g>
                  <svg:desc>DATA_FITTING_FIXED_MGO.C727:DATA_FITTING_FIXED_MGO.C7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8639310000199">
                <text:p>-0.32863931000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4830979000003">
                <text:p>-0.34830979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09687930000109">
                <text:p>-0.309687930000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48685650000061">
                <text:p>-0.14868565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208359999879">
                <text:p>0.245208359999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103985999995">
                <text:p>1.051039859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040542999994">
                <text:p>2.5704054299999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5cm" svg:height="5.175cm" xlink:href=".." xlink:type="simple" chart:class="chart:line" chart:style-name="ch1">
        <chart:legend chart:legend-position="end" svg:x="5.091cm" svg:y="2.286cm" style:legend-expansion="high" chart:style-name="ch2"/>
        <chart:plot-area chart:style-name="ch3" table:cell-range-address="DATA_FITTING_FIXED_MGO.C739:DATA_FITTING_FIXED_MGO.C745" svg:x="0.609cm" svg:y="0.547cm" svg:width="4.164cm" svg:height="4.105cm">
          <chartooo:coordinate-region svg:x="2.44cm" svg:y="0.748cm" svg:width="2.231cm" svg:height="3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39:DATA_FITTING_FIXED_MGO.C745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5847216000011">
                <text:p>-0.75847216000011</text:p>
                <draw:g>
                  <svg:desc>DATA_FITTING_FIXED_MGO.C739:DATA_FITTING_FIXED_MGO.C7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61828380000134">
                <text:p>-0.86182838000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92193070000076">
                <text:p>-0.89219307000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61890440000116">
                <text:p>-0.761890440000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3401055000013">
                <text:p>-0.33401055000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5866559999968">
                <text:p>0.495866559999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308278999997">
                <text:p>2.0430827899999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11cm" svg:height="7.42cm" xlink:href=".." xlink:type="simple" chart:class="chart:line" chart:style-name="ch1">
        <chart:legend chart:legend-position="end" svg:x="5.607cm" svg:y="3.409cm" style:legend-expansion="high" chart:style-name="ch2"/>
        <chart:plot-area chart:style-name="ch3" table:cell-range-address="DATA_FITTING_FIXED_MGO.C760:DATA_FITTING_FIXED_MGO.C766" svg:x="0.62cm" svg:y="0.727cm" svg:width="4.647cm" svg:height="6.125cm">
          <chartooo:coordinate-region svg:x="2.451cm" svg:y="0.928cm" svg:width="2.714cm" svg:height="5.7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60:DATA_FITTING_FIXED_MGO.C766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31965427">
                <text:p>-6.31965427</text:p>
                <draw:g>
                  <svg:desc>DATA_FITTING_FIXED_MGO.C760:DATA_FITTING_FIXED_MGO.C7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83855925000012">
                <text:p>-6.8385592500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24483763000012">
                <text:p>-7.2448376300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39856138000005">
                <text:p>-7.39856138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01453936999997">
                <text:p>-7.014539369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70417434000001">
                <text:p>-5.70417434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474016999999">
                <text:p>-2.8847401699999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9cm" svg:height="4.879cm" xlink:href=".." xlink:type="simple" chart:class="chart:line" chart:style-name="ch1">
        <chart:legend chart:legend-position="end" svg:x="6.386cm" svg:y="2.138cm" style:legend-expansion="high" chart:style-name="ch2"/>
        <chart:plot-area chart:style-name="ch3" table:cell-range-address="DATA_FITTING_FIXED_MGO.C771:DATA_FITTING_FIXED_MGO.C778" svg:x="0.635cm" svg:y="0.523cm" svg:width="5.381cm" svg:height="3.839cm">
          <chartooo:coordinate-region svg:x="2.466cm" svg:y="0.724cm" svg:width="3.448cm" svg:height="3.4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71:DATA_FITTING_FIXED_MGO.C77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37619390000145">
                <text:p>-0.537619390000145</text:p>
                <draw:g>
                  <svg:desc>DATA_FITTING_FIXED_MGO.C771:DATA_FITTING_FIXED_MGO.C7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20210759999964">
                <text:p>-0.620210759999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6087607999998">
                <text:p>-0.66087607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9576874000004">
                <text:p>-0.59576874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03393430000142">
                <text:p>-0.303393430000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62229999866">
                <text:p>0.440462229999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094527999995">
                <text:p>2.050945279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8902068999992">
                <text:p>5.28902068999992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42cm" svg:height="5.693cm" xlink:href=".." xlink:type="simple" chart:class="chart:line" chart:style-name="ch1">
        <chart:legend chart:legend-position="end" svg:x="5.238cm" svg:y="2.545cm" style:legend-expansion="high" chart:style-name="ch2"/>
        <chart:plot-area chart:style-name="ch3" table:cell-range-address="DATA_FITTING_FIXED_MGO.C783:DATA_FITTING_FIXED_MGO.C789" svg:x="0.612cm" svg:y="0.587cm" svg:width="4.302cm" svg:height="4.573cm">
          <chartooo:coordinate-region svg:x="2.443cm" svg:y="0.788cm" svg:width="2.369cm" svg:height="4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83:DATA_FITTING_FIXED_MGO.C78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925346000015">
                <text:p>-1.68925346000015</text:p>
                <draw:g>
                  <svg:desc>DATA_FITTING_FIXED_MGO.C783:DATA_FITTING_FIXED_MGO.C7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8976252000011">
                <text:p>-1.98976252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8950113999995">
                <text:p>-2.18950113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8599571999994">
                <text:p>-2.1859957199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7556310000005">
                <text:p>-1.4755631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609079999846">
                <text:p>0.324609079999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1254568999998">
                <text:p>4.3125456899999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18cm" svg:height="5.313cm" xlink:href=".." xlink:type="simple" chart:class="chart:line" chart:style-name="ch1">
        <chart:legend chart:legend-position="end" svg:x="6.314cm" svg:y="2.355cm" style:legend-expansion="high" chart:style-name="ch2"/>
        <chart:plot-area chart:style-name="ch3" table:cell-range-address="DATA_FITTING_FIXED_MGO.C8:DATA_FITTING_FIXED_MGO.C14" svg:x="0.634cm" svg:y="0.559cm" svg:width="5.312cm" svg:height="4.228cm">
          <chartooo:coordinate-region svg:x="2.465cm" svg:y="0.76cm" svg:width="3.379cm" svg:height="3.8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8:DATA_FITTING_FIXED_MGO.C1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58976399999996">
                <text:p>-0.358976399999996</text:p>
                <draw:g>
                  <svg:desc>DATA_FITTING_FIXED_MGO.C8:DATA_FITTING_FIXED_MGO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98045539999998">
                <text:p>-0.39804553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7388020000002">
                <text:p>-0.42738802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37133330000002">
                <text:p>-0.43713333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0148589999999">
                <text:p>-0.41014858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1868875">
                <text:p>-0.31868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4855179999997">
                <text:p>-0.12485517999999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04cm" svg:height="6.96cm" xlink:href=".." xlink:type="simple" chart:class="chart:line" chart:style-name="ch1">
        <chart:legend chart:legend-position="end" svg:x="5.6cm" svg:y="3.179cm" style:legend-expansion="high" chart:style-name="ch2"/>
        <chart:plot-area chart:style-name="ch3" table:cell-range-address="DATA_FITTING_FIXED_MGO.C314:DATA_FITTING_FIXED_MGO.C320" svg:x="0.62cm" svg:y="0.691cm" svg:width="4.64cm" svg:height="5.71cm">
          <chartooo:coordinate-region svg:x="2.451cm" svg:y="0.892cm" svg:width="2.707cm" svg:height="5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14:DATA_FITTING_FIXED_MGO.C32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8535686000005">
                <text:p>-2.58535686000005</text:p>
                <draw:g>
                  <svg:desc>DATA_FITTING_FIXED_MGO.C314:DATA_FITTING_FIXED_MGO.C3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3080726000003">
                <text:p>-2.83080726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2366421000011">
                <text:p>-3.023664210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0573285000009">
                <text:p>-3.1057328500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2411488000016">
                <text:p>-2.924114880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8107956000017">
                <text:p>-2.1810795600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186431000001">
                <text:p>-0.4618643100000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23cm" svg:height="7.455cm" xlink:href=".." xlink:type="simple" chart:class="chart:line" chart:style-name="ch1">
        <chart:legend chart:legend-position="end" svg:x="6.219cm" svg:y="3.426cm" style:legend-expansion="high" chart:style-name="ch2"/>
        <chart:plot-area chart:style-name="ch3" table:cell-range-address="DATA_FITTING_FIXED_MGO.C325:DATA_FITTING_FIXED_MGO.C332" svg:x="0.632cm" svg:y="0.731cm" svg:width="5.223cm" svg:height="6.155cm">
          <chartooo:coordinate-region svg:x="2.463cm" svg:y="0.932cm" svg:width="3.29cm" svg:height="5.7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25:DATA_FITTING_FIXED_MGO.C33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2881960000122">
                <text:p>-0.332881960000122</text:p>
                <draw:g>
                  <svg:desc>DATA_FITTING_FIXED_MGO.C325:DATA_FITTING_FIXED_MGO.C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32318269999996">
                <text:p>-0.43231826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45842220000168">
                <text:p>-0.545842220000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62708240000029">
                <text:p>-0.662708240000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6144062000003">
                <text:p>-0.76144062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21450870000081">
                <text:p>-0.521450870000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19223050000073">
                <text:p>-0.119223050000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365937999996">
                <text:p>1.0936593799999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37cm" svg:height="6.623cm" xlink:href=".." xlink:type="simple" chart:class="chart:line" chart:style-name="ch1">
        <chart:legend chart:legend-position="end" svg:x="5.633cm" svg:y="3.01cm" style:legend-expansion="high" chart:style-name="ch2"/>
        <chart:plot-area chart:style-name="ch3" table:cell-range-address="DATA_FITTING_FIXED_MGO.C337:DATA_FITTING_FIXED_MGO.C343" svg:x="0.62cm" svg:y="0.663cm" svg:width="4.673cm" svg:height="5.408cm">
          <chartooo:coordinate-region svg:x="2.451cm" svg:y="0.864cm" svg:width="2.74cm" svg:height="5.0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37:DATA_FITTING_FIXED_MGO.C34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40167740000106">
                <text:p>-0.940167740000106</text:p>
                <draw:g>
                  <svg:desc>DATA_FITTING_FIXED_MGO.C337:DATA_FITTING_FIXED_MGO.C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8144739000013">
                <text:p>-1.18144739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2403071999997">
                <text:p>-1.22403071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5489726000001">
                <text:p>-1.25489726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0275951000003">
                <text:p>-1.00275951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93736319999971">
                <text:p>-0.193736319999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464750999994">
                <text:p>1.6146475099999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2cm" svg:height="6.891cm" xlink:href=".." xlink:type="simple" chart:class="chart:line" chart:style-name="ch1">
        <chart:legend chart:legend-position="end" svg:x="6.068cm" svg:y="3.144cm" style:legend-expansion="high" chart:style-name="ch2"/>
        <chart:plot-area chart:style-name="ch3" table:cell-range-address="DATA_FITTING_FIXED_MGO.C131:DATA_FITTING_FIXED_MGO.C137" svg:x="0.629cm" svg:y="0.683cm" svg:width="5.081cm" svg:height="5.651cm">
          <chartooo:coordinate-region svg:x="2.46cm" svg:y="0.884cm" svg:width="3.148cm" svg:height="5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31:DATA_FITTING_FIXED_MGO.C13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7864367999991">
                <text:p>-1.57864367999991</text:p>
                <draw:g>
                  <svg:desc>DATA_FITTING_FIXED_MGO.C131:DATA_FITTING_FIXED_MGO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281034099999">
                <text:p>-1.72810340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4898756999996">
                <text:p>-1.84898756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0772771999991">
                <text:p>-1.90772771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5008852999999">
                <text:p>-1.85008852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8942123999987">
                <text:p>-1.58942123999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5259079999914">
                <text:p>-0.9452590799999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32cm" svg:height="6.693cm" xlink:href=".." xlink:type="simple" chart:class="chart:line" chart:style-name="ch1">
        <chart:legend chart:legend-position="end" svg:x="5.628cm" svg:y="3.045cm" style:legend-expansion="high" chart:style-name="ch2"/>
        <chart:plot-area chart:style-name="ch3" table:cell-range-address="DATA_FITTING_FIXED_MGO.C357:DATA_FITTING_FIXED_MGO.C363" svg:x="0.62cm" svg:y="0.667cm" svg:width="4.668cm" svg:height="5.473cm">
          <chartooo:coordinate-region svg:x="2.451cm" svg:y="0.868cm" svg:width="2.735cm" svg:height="5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57:DATA_FITTING_FIXED_MGO.C36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50853129000006">
                <text:p>-6.50853129000006</text:p>
                <draw:g>
                  <svg:desc>DATA_FITTING_FIXED_MGO.C357:DATA_FITTING_FIXED_MGO.C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02838124999994">
                <text:p>-7.0283812499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40504962999989">
                <text:p>-7.40504962999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51658064000003">
                <text:p>-7.51658064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16564511999991">
                <text:p>-7.16564511999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91623817999994">
                <text:p>-5.91623817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11337544000003">
                <text:p>-3.1133754400000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cm" svg:height="5.841cm" xlink:href=".." xlink:type="simple" chart:class="chart:line" chart:style-name="ch1">
        <chart:legend chart:legend-position="end" svg:x="5.946cm" svg:y="2.619cm" style:legend-expansion="high" chart:style-name="ch2"/>
        <chart:plot-area chart:style-name="ch3" table:cell-range-address="DATA_FITTING_FIXED_MGO.C368:DATA_FITTING_FIXED_MGO.C375" svg:x="0.627cm" svg:y="0.599cm" svg:width="4.965cm" svg:height="4.706cm">
          <chartooo:coordinate-region svg:x="2.458cm" svg:y="0.8cm" svg:width="3.032cm" svg:height="4.3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68:DATA_FITTING_FIXED_MGO.C37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76105409999991">
                <text:p>-0.676105409999991</text:p>
                <draw:g>
                  <svg:desc>DATA_FITTING_FIXED_MGO.C368:DATA_FITTING_FIXED_MGO.C3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88733759999923">
                <text:p>-0.888733759999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3131262000002">
                <text:p>-1.13131262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6802527999998">
                <text:p>-1.36802527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9414763999994">
                <text:p>-1.49414763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6003305999993">
                <text:p>-1.1600330599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27012090000017">
                <text:p>-0.22701209000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34485900001">
                <text:p>2.213448590000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74cm" svg:height="6.555cm" xlink:href=".." xlink:type="simple" chart:class="chart:line" chart:style-name="ch1">
        <chart:legend chart:legend-position="end" svg:x="5.37cm" svg:y="2.976cm" style:legend-expansion="high" chart:style-name="ch2"/>
        <chart:plot-area chart:style-name="ch3" table:cell-range-address="DATA_FITTING_FIXED_MGO.C380:DATA_FITTING_FIXED_MGO.C386" svg:x="0.615cm" svg:y="0.659cm" svg:width="4.425cm" svg:height="5.345cm">
          <chartooo:coordinate-region svg:x="2.446cm" svg:y="0.86cm" svg:width="2.492cm" svg:height="4.9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80:DATA_FITTING_FIXED_MGO.C386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04217511999991">
                <text:p>-2.04217511999991</text:p>
                <draw:g>
                  <svg:desc>DATA_FITTING_FIXED_MGO.C380:DATA_FITTING_FIXED_MGO.C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2050671999996">
                <text:p>-2.52050671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4631617000005">
                <text:p>-2.94631617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3536447999991">
                <text:p>-3.13536447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3257302000002">
                <text:p>-2.73257302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6129495999994">
                <text:p>-1.06129495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7674242999997">
                <text:p>3.0767424299999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4cm" svg:height="5.401cm" xlink:href=".." xlink:type="simple" chart:class="chart:line" chart:style-name="ch1">
        <chart:legend chart:legend-position="end" svg:x="6.38cm" svg:y="2.399cm" style:legend-expansion="high" chart:style-name="ch2"/>
        <chart:plot-area chart:style-name="ch3" table:cell-range-address="DATA_FITTING_FIXED_MGO.C495:DATA_FITTING_FIXED_MGO.C501" svg:x="0.635cm" svg:y="0.567cm" svg:width="5.375cm" svg:height="4.306cm">
          <chartooo:coordinate-region svg:x="2.466cm" svg:y="0.768cm" svg:width="3.442cm" svg:height="3.9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95:DATA_FITTING_FIXED_MGO.C50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3243551999999">
                <text:p>-1.33243551999999</text:p>
                <draw:g>
                  <svg:desc>DATA_FITTING_FIXED_MGO.C495:DATA_FITTING_FIXED_MGO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7992520000003">
                <text:p>-1.4799252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3583212999993">
                <text:p>-1.63583212999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0243582000012">
                <text:p>-1.70243582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9691283999996">
                <text:p>-1.59691283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2841154000002">
                <text:p>-1.22841154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22501009999905">
                <text:p>-0.422501009999905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3cm" svg:height="4.948cm" xlink:href=".." xlink:type="simple" chart:class="chart:line" chart:style-name="ch1">
        <chart:legend chart:legend-position="end" svg:x="5.799cm" svg:y="2.173cm" style:legend-expansion="high" chart:style-name="ch2"/>
        <chart:plot-area chart:style-name="ch3" table:cell-range-address="DATA_FITTING_FIXED_MGO.C19:DATA_FITTING_FIXED_MGO.C26" svg:x="0.624cm" svg:y="0.527cm" svg:width="4.827cm" svg:height="3.903cm">
          <chartooo:coordinate-region svg:x="2.455cm" svg:y="0.728cm" svg:width="2.894cm" svg:height="3.5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9:DATA_FITTING_FIXED_MGO.C2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64312799999962">
                <text:p>-0.0664312799999962</text:p>
                <draw:g>
                  <svg:desc>DATA_FITTING_FIXED_MGO.C19:DATA_FITTING_FIXED_MGO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40514200000015">
                <text:p>-0.0840514200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6190329999997">
                <text:p>-0.106190329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2740810000001">
                <text:p>-0.13274081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58592890000001">
                <text:p>-0.15859289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69133500000001">
                <text:p>-0.1691335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455682">
                <text:p>-0.13455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24699999999945">
                <text:p>0.0042469999999994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31cm" svg:height="4.73cm" xlink:href=".." xlink:type="simple" chart:class="chart:line" chart:style-name="ch1">
        <chart:legend chart:legend-position="end" svg:x="5.527cm" svg:y="2.064cm" style:legend-expansion="high" chart:style-name="ch2"/>
        <chart:plot-area chart:style-name="ch3" table:cell-range-address="DATA_FITTING_FIXED_MGO.C30:DATA_FITTING_FIXED_MGO.C36" svg:x="0.618cm" svg:y="0.511cm" svg:width="4.573cm" svg:height="3.705cm">
          <chartooo:coordinate-region svg:x="2.449cm" svg:y="0.713cm" svg:width="2.64cm" svg:height="3.3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30:DATA_FITTING_FIXED_MGO.C36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3712779999996">
                <text:p>-0.133712779999996</text:p>
                <draw:g>
                  <svg:desc>DATA_FITTING_FIXED_MGO.C30:DATA_FITTING_FIXED_MGO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66101239999996">
                <text:p>-0.16610123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9637513">
                <text:p>-0.19637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8247919999996">
                <text:p>-0.21824791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3569839999998">
                <text:p>-0.21356983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41096910000002">
                <text:p>-0.14109691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95674100000028">
                <text:p>0.0795674100000028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58cm" svg:height="5.866cm" xlink:href=".." xlink:type="simple" chart:class="chart:line" chart:style-name="ch1">
        <chart:legend chart:legend-position="end" svg:x="6.354cm" svg:y="2.632cm" style:legend-expansion="high" chart:style-name="ch2"/>
        <chart:plot-area chart:style-name="ch3" table:cell-range-address="DATA_FITTING_FIXED_MGO.C48:DATA_FITTING_FIXED_MGO.C54" svg:x="0.635cm" svg:y="0.603cm" svg:width="5.349cm" svg:height="4.726cm">
          <chartooo:coordinate-region svg:x="2.466cm" svg:y="0.804cm" svg:width="3.416cm" svg:height="4.3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8:DATA_FITTING_FIXED_MGO.C5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8470549999997">
                <text:p>-0.338470549999997</text:p>
                <draw:g>
                  <svg:desc>DATA_FITTING_FIXED_MGO.C48:DATA_FITTING_FIXED_MGO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5960695">
                <text:p>-0.35960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74669019999999">
                <text:p>-0.37466901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78265880000001">
                <text:p>-0.37826588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61899489999999">
                <text:p>-0.36189948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10038390000003">
                <text:p>-0.31003839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97004160000006">
                <text:p>-0.197004160000006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04cm" svg:height="5.115cm" xlink:href=".." xlink:type="simple" chart:class="chart:line" chart:style-name="ch1">
        <chart:legend chart:legend-position="end" svg:x="6.5cm" svg:y="2.256cm" style:legend-expansion="high" chart:style-name="ch2"/>
        <chart:plot-area chart:style-name="ch3" table:cell-range-address="DATA_FITTING_FIXED_MGO.C59:DATA_FITTING_FIXED_MGO.C66" svg:x="0.638cm" svg:y="0.543cm" svg:width="5.486cm" svg:height="4.05cm">
          <chartooo:coordinate-region svg:x="2.469cm" svg:y="0.745cm" svg:width="3.553cm" svg:height="3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59:DATA_FITTING_FIXED_MGO.C6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42402850000002">
                <text:p>-0.042402850000002</text:p>
                <draw:g>
                  <svg:desc>DATA_FITTING_FIXED_MGO.C59:DATA_FITTING_FIXED_MGO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7136909999997">
                <text:p>-0.057136909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49203200000039">
                <text:p>-0.074920320000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21733499999959">
                <text:p>-0.0921733499999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7180700000001">
                <text:p>-0.1071807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1589900000008">
                <text:p>-0.101589900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2264380000002">
                <text:p>-0.06226438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1433100000008">
                <text:p>0.06014331000000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5cm" svg:height="4.97cm" xlink:href=".." xlink:type="simple" chart:class="chart:line" chart:style-name="ch1">
        <chart:legend chart:legend-position="end" svg:x="5.801cm" svg:y="2.184cm" style:legend-expansion="high" chart:style-name="ch2"/>
        <chart:plot-area chart:style-name="ch3" table:cell-range-address="DATA_FITTING_FIXED_MGO.C71:DATA_FITTING_FIXED_MGO.C77" svg:x="0.624cm" svg:y="0.531cm" svg:width="4.829cm" svg:height="3.92cm">
          <chartooo:coordinate-region svg:x="2.455cm" svg:y="0.732cm" svg:width="2.896cm" svg:height="3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71:DATA_FITTING_FIXED_MGO.C7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4398319999997">
                <text:p>-0.124398319999997</text:p>
                <draw:g>
                  <svg:desc>DATA_FITTING_FIXED_MGO.C71:DATA_FITTING_FIXED_MGO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5938939999999">
                <text:p>-0.15593893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5779550000007">
                <text:p>-0.18577955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04040640000002">
                <text:p>-0.20404064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1441229999995">
                <text:p>-0.19144122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13065270000007">
                <text:p>-0.11306527000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8686799999997">
                <text:p>0.087868679999999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94cm" svg:height="6.434cm" xlink:href=".." xlink:type="simple" chart:class="chart:line" chart:style-name="ch1">
        <chart:legend chart:legend-position="end" svg:x="6.89cm" svg:y="2.916cm" style:legend-expansion="high" chart:style-name="ch2"/>
        <chart:plot-area chart:style-name="ch3" table:cell-range-address="DATA_FITTING_FIXED_MGO.C402:DATA_FITTING_FIXED_MGO.C408" svg:x="0.645cm" svg:y="0.647cm" svg:width="5.855cm" svg:height="5.239cm">
          <chartooo:coordinate-region svg:x="2.476cm" svg:y="0.848cm" svg:width="3.922cm" svg:height="4.8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02:DATA_FITTING_FIXED_MGO.C40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14927249999994">
                <text:p>-0.614927249999994</text:p>
                <draw:g>
                  <svg:desc>DATA_FITTING_FIXED_MGO.C402:DATA_FITTING_FIXED_MGO.C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81698220000001">
                <text:p>-0.68169822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34350469999995">
                <text:p>-0.73435046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55515930000001">
                <text:p>-0.75551593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2045747">
                <text:p>-0.72045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92346289999995">
                <text:p>-0.59234628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14352920000005">
                <text:p>-0.314352920000005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04cm" svg:height="6.621cm" xlink:href=".." xlink:type="simple" chart:class="chart:line" chart:style-name="ch1">
        <chart:legend chart:legend-position="end" svg:x="6.3cm" svg:y="3.009cm" style:legend-expansion="high" chart:style-name="ch2"/>
        <chart:plot-area chart:style-name="ch3" table:cell-range-address="DATA_FITTING_FIXED_MGO.C142:DATA_FITTING_FIXED_MGO.C149" svg:x="0.634cm" svg:y="0.663cm" svg:width="5.298cm" svg:height="5.406cm">
          <chartooo:coordinate-region svg:x="2.465cm" svg:y="0.864cm" svg:width="3.365cm" svg:height="5.0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42:DATA_FITTING_FIXED_MGO.C14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564130000007">
                <text:p>-0.15564130000007</text:p>
                <draw:g>
                  <svg:desc>DATA_FITTING_FIXED_MGO.C142:DATA_FITTING_FIXED_MGO.C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0267046999993">
                <text:p>-0.2026704699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5644383000008">
                <text:p>-0.256443830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10292599999912">
                <text:p>-0.310292599999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48892169999999">
                <text:p>-0.34889216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38169879999896">
                <text:p>-0.338169879999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425191000003">
                <text:p>-0.21425191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934910000024">
                <text:p>0.175934910000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14cm" svg:height="6.322cm" xlink:href=".." xlink:type="simple" chart:class="chart:line" chart:style-name="ch1">
        <chart:legend chart:legend-position="end" svg:x="6.41cm" svg:y="2.86cm" style:legend-expansion="high" chart:style-name="ch2"/>
        <chart:plot-area chart:style-name="ch3" table:cell-range-address="DATA_FITTING_FIXED_MGO.C413:DATA_FITTING_FIXED_MGO.C420" svg:x="0.636cm" svg:y="0.639cm" svg:width="5.402cm" svg:height="5.137cm">
          <chartooo:coordinate-region svg:x="2.467cm" svg:y="0.841cm" svg:width="3.469cm" svg:height="4.7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13:DATA_FITTING_FIXED_MGO.C42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20049000000699">
                <text:p>-0.00220049000000699</text:p>
                <draw:g>
                  <svg:desc>DATA_FITTING_FIXED_MGO.C413:DATA_FITTING_FIXED_MGO.C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8682699999961">
                <text:p>0.074868269999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70339799999948">
                <text:p>-0.047033979999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10099600000018">
                <text:p>-0.051009960000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44848500000074">
                <text:p>-0.0244848500000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5964999999926">
                <text:p>0.0465964999999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869160000006">
                <text:p>0.2058691600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5388690000005">
                <text:p>0.53538869000000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42cm" svg:height="5.228cm" xlink:href=".." xlink:type="simple" chart:class="chart:line" chart:style-name="ch1">
        <chart:legend chart:legend-position="end" svg:x="6.338cm" svg:y="2.313cm" style:legend-expansion="high" chart:style-name="ch2"/>
        <chart:plot-area chart:style-name="ch3" table:cell-range-address="DATA_FITTING_FIXED_MGO.C425:DATA_FITTING_FIXED_MGO.C431" svg:x="0.634cm" svg:y="0.551cm" svg:width="5.336cm" svg:height="4.153cm">
          <chartooo:coordinate-region svg:x="2.465cm" svg:y="0.753cm" svg:width="3.403cm" svg:height="3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25:DATA_FITTING_FIXED_MGO.C43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7612500000007">
                <text:p>-0.117612500000007</text:p>
                <draw:g>
                  <svg:desc>DATA_FITTING_FIXED_MGO.C425:DATA_FITTING_FIXED_MGO.C4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8600109999999">
                <text:p>-0.13860010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0899890000005">
                <text:p>-0.15089989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69801899999996">
                <text:p>-0.16980189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6730790000001">
                <text:p>-0.13673079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52531800000071">
                <text:p>-0.0252531800000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4317970000001">
                <text:p>0.224317970000001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59cm" svg:height="6.264cm" xlink:href=".." xlink:type="simple" chart:class="chart:line" chart:style-name="ch1">
        <chart:legend chart:legend-position="end" svg:x="5.755cm" svg:y="2.831cm" style:legend-expansion="high" chart:style-name="ch2"/>
        <chart:plot-area chart:style-name="ch3" table:cell-range-address="DATA_FITTING_FIXED_MGO.C449:DATA_FITTING_FIXED_MGO.C455" svg:x="0.623cm" svg:y="0.635cm" svg:width="4.786cm" svg:height="5.084cm">
          <chartooo:coordinate-region svg:x="2.454cm" svg:y="0.836cm" svg:width="2.853cm" svg:height="4.6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49:DATA_FITTING_FIXED_MGO.C455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51868740000005">
                <text:p>-0.651868740000005</text:p>
                <draw:g>
                  <svg:desc>DATA_FITTING_FIXED_MGO.C449:DATA_FITTING_FIXED_MGO.C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19647120000005">
                <text:p>-0.71964712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77529829999999">
                <text:p>-0.77752982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11316750000003">
                <text:p>-0.811316750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97397250000003">
                <text:p>-0.79739725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9775405">
                <text:p>-0.69775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52949480000001">
                <text:p>-0.452949480000001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23cm" svg:height="5.669cm" xlink:href=".." xlink:type="simple" chart:class="chart:line" chart:style-name="ch1">
        <chart:legend chart:legend-position="end" svg:x="5.419cm" svg:y="2.533cm" style:legend-expansion="high" chart:style-name="ch2"/>
        <chart:plot-area chart:style-name="ch3" table:cell-range-address="DATA_FITTING_FIXED_MGO.C460:DATA_FITTING_FIXED_MGO.C467" svg:x="0.616cm" svg:y="0.587cm" svg:width="4.471cm" svg:height="4.549cm">
          <chartooo:coordinate-region svg:x="2.447cm" svg:y="0.788cm" svg:width="2.538cm" svg:height="4.1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60:DATA_FITTING_FIXED_MGO.C467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809349999995">
                <text:p>0.315809349999995</text:p>
                <draw:g>
                  <svg:desc>DATA_FITTING_FIXED_MGO.C460:DATA_FITTING_FIXED_MGO.C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22865799999994">
                <text:p>-0.022286579999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8646899999983">
                <text:p>-0.01386468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34156999999658">
                <text:p>0.00934156999999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8939499999981">
                <text:p>0.0588939499999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57633">
                <text:p>0.15657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8727149999997">
                <text:p>0.33872714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5727809999998">
                <text:p>0.675727809999998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06cm" svg:height="4.993cm" xlink:href=".." xlink:type="simple" chart:class="chart:line" chart:style-name="ch1">
        <chart:legend chart:legend-position="end" svg:x="5.402cm" svg:y="2.195cm" style:legend-expansion="high" chart:style-name="ch2"/>
        <chart:plot-area chart:style-name="ch3" table:cell-range-address="DATA_FITTING_FIXED_MGO.C472:DATA_FITTING_FIXED_MGO.C478" svg:x="0.616cm" svg:y="0.531cm" svg:width="4.454cm" svg:height="3.943cm">
          <chartooo:coordinate-region svg:x="2.447cm" svg:y="0.732cm" svg:width="2.521cm" svg:height="3.5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472:DATA_FITTING_FIXED_MGO.C47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0589950000001">
                <text:p>-0.130589950000001</text:p>
                <draw:g>
                  <svg:desc>DATA_FITTING_FIXED_MGO.C472:DATA_FITTING_FIXED_MGO.C4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554401">
                <text:p>-0.15554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5228969999999">
                <text:p>-0.17522896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8892690000005">
                <text:p>-0.178892690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47155580000003">
                <text:p>-0.14715558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62424900000045">
                <text:p>-0.046242490000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1320329999998">
                <text:p>0.181320329999998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4cm" svg:height="7.348cm" xlink:href=".." xlink:type="simple" chart:class="chart:line" chart:style-name="ch1">
        <chart:legend chart:legend-position="end" svg:x="5.99cm" svg:y="3.373cm" style:legend-expansion="high" chart:style-name="ch2"/>
        <chart:plot-area chart:style-name="ch3" table:cell-range-address="DATA_FITTING_FIXED_MGO.C154:DATA_FITTING_FIXED_MGO.C160" svg:x="0.627cm" svg:y="0.719cm" svg:width="5.009cm" svg:height="6.063cm">
          <chartooo:coordinate-region svg:x="2.458cm" svg:y="0.92cm" svg:width="3.076cm" svg:height="5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54:DATA_FITTING_FIXED_MGO.C16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78909639999984">
                <text:p>-0.478909639999984</text:p>
                <draw:g>
                  <svg:desc>DATA_FITTING_FIXED_MGO.C154:DATA_FITTING_FIXED_MGO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12245999999914">
                <text:p>-0.612245999999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59144090000063">
                <text:p>-0.759144090000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00562130000026">
                <text:p>-0.90056213000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3155315999993">
                <text:p>-1.03155315999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2193274000001">
                <text:p>-1.02193274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11955729999909">
                <text:p>-0.811955729999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42cm" svg:height="6.742cm" xlink:href=".." xlink:type="simple" chart:class="chart:line" chart:style-name="ch1">
        <chart:legend chart:legend-position="end" svg:x="5.838cm" svg:y="3.07cm" style:legend-expansion="high" chart:style-name="ch2"/>
        <chart:plot-area chart:style-name="ch3" table:cell-range-address="DATA_FITTING_FIXED_MGO.C178:DATA_FITTING_FIXED_MGO.C184" svg:x="0.624cm" svg:y="0.671cm" svg:width="4.866cm" svg:height="5.517cm">
          <chartooo:coordinate-region svg:x="2.455cm" svg:y="0.873cm" svg:width="2.933cm" svg:height="5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78:DATA_FITTING_FIXED_MGO.C18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7879314000015">
                <text:p>-1.67879314000015</text:p>
                <draw:g>
                  <svg:desc>DATA_FITTING_FIXED_MGO.C178:DATA_FITTING_FIXED_MGO.C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5748917000001">
                <text:p>-1.85748917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9511039000004">
                <text:p>-1.99511039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4790371000013">
                <text:p>-2.0479037100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5339852000006">
                <text:p>-1.95339852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8022529999994">
                <text:p>-1.5802252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3192638000005">
                <text:p>-0.93192638000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65cm" svg:height="6.465cm" xlink:href=".." xlink:type="simple" chart:class="chart:line" chart:style-name="ch1">
        <chart:legend chart:legend-position="end" svg:x="6.561cm" svg:y="2.931cm" style:legend-expansion="high" chart:style-name="ch2"/>
        <chart:plot-area chart:style-name="ch3" table:cell-range-address="DATA_FITTING_FIXED_MGO.C189:DATA_FITTING_FIXED_MGO.C196" svg:x="0.639cm" svg:y="0.651cm" svg:width="5.544cm" svg:height="5.265cm">
          <chartooo:coordinate-region svg:x="2.47cm" svg:y="0.852cm" svg:width="3.611cm" svg:height="4.8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189:DATA_FITTING_FIXED_MGO.C19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65638840000065">
                <text:p>-0.265638840000065</text:p>
                <draw:g>
                  <svg:desc>DATA_FITTING_FIXED_MGO.C189:DATA_FITTING_FIXED_MGO.C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9991179999979">
                <text:p>-0.329991179999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14215550000108">
                <text:p>-0.41421555000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08180179999954">
                <text:p>-0.508180179999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98046300000078">
                <text:p>-0.598046300000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8027149999962">
                <text:p>-0.648027149999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75266240000019">
                <text:p>-0.575266240000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37000149999949">
                <text:p>-0.1370001499999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1" number:language="en" number:country="GB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41cm" svg:height="7.595cm" xlink:href=".." xlink:type="simple" chart:class="chart:line" chart:style-name="ch1">
        <chart:legend chart:legend-position="end" svg:x="6.337cm" svg:y="3.496cm" style:legend-expansion="high" chart:style-name="ch2"/>
        <chart:plot-area chart:style-name="ch3" table:cell-range-address="DATA_FITTING_FIXED_MGO.C201:DATA_FITTING_FIXED_MGO.C207" svg:x="0.634cm" svg:y="0.739cm" svg:width="5.335cm" svg:height="6.285cm">
          <chartooo:coordinate-region svg:x="2.465cm" svg:y="0.94cm" svg:width="3.402cm" svg:height="5.8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FITTING_FIXED_MGO.C201:DATA_FITTING_FIXED_MGO.C20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43944479999936">
                <text:p>-0.543944479999936</text:p>
                <draw:g>
                  <svg:desc>DATA_FITTING_FIXED_MGO.C201:DATA_FITTING_FIXED_MGO.C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0836779999927">
                <text:p>-0.690836779999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67666099999951">
                <text:p>-0.867666099999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3402473999995">
                <text:p>-1.03402473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5312011000015">
                <text:p>-1.1531201100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7250289000012">
                <text:p>-1.0725028900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1797939999979">
                <text:p>-0.4817979399999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